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">
        <style:list-level-properties text:space-before="1in" text:min-label-width="0.1965in" text:list-level-position-and-space-mode="label-alignment">
          <style:list-level-label-alignment text:label-followed-by="listtab" fo:margin-left="1.1965in" fo:text-indent="-0.196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style:page-number="1"/>
      <style:text-properties style:font-name="Calibri"/>
    </style:style>
    <style:style style:name="TableColumn12" style:family="table-column">
      <style:table-column-properties style:column-width="5.6111in"/>
    </style:style>
    <style:style style:name="Table11" style:family="table">
      <style:table-properties style:width="5.6111in" fo:margin-left="0.2722in" table:align="left"/>
    </style:style>
    <style:style style:name="TableRow13" style:family="table-row">
      <style:table-row-properties/>
    </style:style>
    <style:style style:name="TableCell14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fo:color="#FFFFFF" style:font-size-complex="11pt"/>
    </style:style>
    <style:style style:name="TableRow16" style:family="table-row">
      <style:table-row-properties/>
    </style:style>
    <style:style style:name="TableCell17" style:family="table-cell">
      <style:table-cell-properties fo:border-top="none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fo:color="#FFFFFF" style:font-size-complex="11pt"/>
    </style:style>
    <style:style style:name="TableRow19" style:family="table-row">
      <style:table-row-properties/>
    </style:style>
    <style:style style:name="TableCell20" style:family="table-cell">
      <style:table-cell-properties fo:border-top="none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fo:color="#FFFFFF" style:font-size-complex="11pt"/>
    </style:style>
    <style:style style:name="TableRow22" style:family="table-row">
      <style:table-row-properties/>
    </style:style>
    <style:style style:name="TableCell23" style:family="table-cell">
      <style:table-cell-properties fo:border-top="none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fo:color="#FFFFFF" style:font-size-complex="11pt"/>
    </style:style>
    <style:style style:name="TableRow25" style:family="table-row">
      <style:table-row-properties/>
    </style:style>
    <style:style style:name="TableCell26" style:family="table-cell">
      <style:table-cell-properties fo:border-top="none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fo:color="#FFFFFF" style:font-size-complex="11pt"/>
    </style:style>
    <style:style style:name="TableRow28" style:family="table-row">
      <style:table-row-properties/>
    </style:style>
    <style:style style:name="TableCell29" style:family="table-cell">
      <style:table-cell-properties fo:border-top="none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fo:color="#FFFFFF" style:font-size-complex="11pt"/>
    </style:style>
    <style:style style:name="TableRow31" style:family="table-row">
      <style:table-row-properties/>
    </style:style>
    <style:style style:name="TableCell32" style:family="table-cell">
      <style:table-cell-properties fo:border-top="none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fo:color="#FFFFFF" style:font-size-complex="11pt"/>
    </style:style>
    <style:style style:name="TableRow34" style:family="table-row">
      <style:table-row-properties/>
    </style:style>
    <style:style style:name="TableCell35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fo:color="#FFFFFF" style:font-size-complex="11pt"/>
    </style:style>
    <style:style style:name="P37" style:parent-style-name="Normal" style:family="paragraph">
      <style:paragraph-properties fo:margin-left="0in">
        <style:tab-stops/>
      </style:paragraph-properties>
      <style:text-properties style:font-name="Calibri" fo:font-size="8pt" style:font-size-asian="8pt" style:font-size-complex="8pt"/>
    </style:style>
    <style:style style:name="P38" style:parent-style-name="Heading1" style:family="paragraph">
      <style:paragraph-properties fo:margin-top="0.0416in" fo:margin-bottom="0.0416in" fo:line-height="100%"/>
      <style:text-properties style:font-name="Calibri" fo:font-size="12pt" style:font-size-asian="12pt" style:font-size-complex="12pt"/>
    </style:style>
    <style:style style:name="P39" style:parent-style-name="TOC1" style:family="paragraph">
      <style:paragraph-properties fo:margin-top="0.0833in" fo:margin-bottom="0in" fo:line-height="100%"/>
    </style:style>
    <style:style style:name="T40" style:parent-style-name="Hyperlink" style:family="text">
      <style:text-properties style:font-name="Calibri" fo:font-size="11pt" style:font-size-asian="11pt" style:font-size-complex="11pt"/>
    </style:style>
    <style:style style:name="T41" style:parent-style-name="DefaultParagraphFont" style:family="text">
      <style:text-properties style:font-name="Calibri" fo:font-size="11pt" style:font-size-asian="11pt" style:font-size-complex="11pt"/>
    </style:style>
    <style:style style:name="T42" style:parent-style-name="DefaultParagraphFont" style:family="text">
      <style:text-properties style:font-name="Calibri" fo:font-size="11pt" style:font-size-asian="11pt" style:font-size-complex="11pt"/>
    </style:style>
    <style:style style:name="P43" style:parent-style-name="TOC1" style:family="paragraph">
      <style:paragraph-properties fo:margin-top="0.0833in" fo:margin-bottom="0in" fo:line-height="100%"/>
    </style:style>
    <style:style style:name="T44" style:parent-style-name="Hyperlink" style:family="text">
      <style:text-properties style:font-name="Calibri" fo:font-size="11pt" style:font-size-asian="11pt" style:font-size-complex="11pt"/>
    </style:style>
    <style:style style:name="T45" style:parent-style-name="DefaultParagraphFont" style:family="text">
      <style:text-properties style:font-name="Calibri" fo:font-size="11pt" style:font-size-asian="11pt" style:font-size-complex="11pt"/>
    </style:style>
    <style:style style:name="T46" style:parent-style-name="DefaultParagraphFont" style:family="text">
      <style:text-properties style:font-name="Calibri" fo:font-size="11pt" style:font-size-asian="11pt" style:font-size-complex="11pt"/>
    </style:style>
    <style:style style:name="P47" style:parent-style-name="TOC1" style:family="paragraph">
      <style:paragraph-properties fo:margin-top="0in" fo:margin-bottom="0in" fo:line-height="100%"/>
    </style:style>
    <style:style style:name="T48" style:parent-style-name="Hyperlink" style:family="text">
      <style:text-properties style:font-name="Calibri" fo:font-size="11pt" style:font-size-asian="11pt" style:font-size-complex="11pt"/>
    </style:style>
    <style:style style:name="T49" style:parent-style-name="DefaultParagraphFont" style:family="text">
      <style:text-properties style:font-name="Calibri" fo:font-size="11pt" style:font-size-asian="11pt" style:font-size-complex="11pt"/>
    </style:style>
    <style:style style:name="T50" style:parent-style-name="DefaultParagraphFont" style:family="text">
      <style:text-properties style:font-name="Calibri" fo:font-size="11pt" style:font-size-asian="11pt" style:font-size-complex="11pt"/>
    </style:style>
    <style:style style:name="P51" style:parent-style-name="TOC1" style:family="paragraph">
      <style:paragraph-properties fo:margin-top="0in" fo:margin-bottom="0in" fo:line-height="100%"/>
    </style:style>
    <style:style style:name="T52" style:parent-style-name="Hyperlink" style:family="text">
      <style:text-properties style:font-name="Calibri" fo:font-size="11pt" style:font-size-asian="11pt" style:font-size-complex="11pt"/>
    </style:style>
    <style:style style:name="T53" style:parent-style-name="DefaultParagraphFont" style:family="text">
      <style:text-properties style:font-name="Calibri" fo:font-size="11pt" style:font-size-asian="11pt" style:font-size-complex="11pt"/>
    </style:style>
    <style:style style:name="T54" style:parent-style-name="DefaultParagraphFont" style:family="text">
      <style:text-properties style:font-name="Calibri" fo:font-size="11pt" style:font-size-asian="11pt" style:font-size-complex="11pt"/>
    </style:style>
    <style:style style:name="P55" style:parent-style-name="TOC1" style:family="paragraph">
      <style:paragraph-properties fo:margin-top="0in" fo:margin-bottom="0in" fo:line-height="100%"/>
    </style:style>
    <style:style style:name="T56" style:parent-style-name="Hyperlink" style:family="text">
      <style:text-properties style:font-name="Calibri" fo:font-size="11pt" style:font-size-asian="11pt" style:font-size-complex="11pt"/>
    </style:style>
    <style:style style:name="T57" style:parent-style-name="DefaultParagraphFont" style:family="text">
      <style:text-properties style:font-name="Calibri" fo:font-size="11pt" style:font-size-asian="11pt" style:font-size-complex="11pt"/>
    </style:style>
    <style:style style:name="T58" style:parent-style-name="DefaultParagraphFont" style:family="text">
      <style:text-properties style:font-name="Calibri" fo:font-size="11pt" style:font-size-asian="11pt" style:font-size-complex="11pt"/>
    </style:style>
    <style:style style:name="P59" style:parent-style-name="TOC1" style:family="paragraph">
      <style:paragraph-properties fo:margin-top="0in" fo:margin-bottom="0in" fo:line-height="100%"/>
    </style:style>
    <style:style style:name="T60" style:parent-style-name="Hyperlink" style:family="text">
      <style:text-properties style:font-name="Calibri" fo:font-size="11pt" style:font-size-asian="11pt" style:font-size-complex="11pt"/>
    </style:style>
    <style:style style:name="T61" style:parent-style-name="DefaultParagraphFont" style:family="text">
      <style:text-properties style:font-name="Calibri" fo:font-size="11pt" style:font-size-asian="11pt" style:font-size-complex="11pt"/>
    </style:style>
    <style:style style:name="T62" style:parent-style-name="DefaultParagraphFont" style:family="text">
      <style:text-properties style:font-name="Calibri" fo:font-size="11pt" style:font-size-asian="11pt" style:font-size-complex="11pt"/>
    </style:style>
    <style:style style:name="P63" style:parent-style-name="TOC1" style:family="paragraph">
      <style:paragraph-properties fo:margin-top="0in" fo:margin-bottom="0in" fo:line-height="100%"/>
    </style:style>
    <style:style style:name="T64" style:parent-style-name="Hyperlink" style:family="text">
      <style:text-properties style:font-name="Calibri" fo:font-size="11pt" style:font-size-asian="11pt" style:font-size-complex="11pt"/>
    </style:style>
    <style:style style:name="T65" style:parent-style-name="DefaultParagraphFont" style:family="text">
      <style:text-properties style:font-name="Calibri" fo:font-size="11pt" style:font-size-asian="11pt" style:font-size-complex="11pt"/>
    </style:style>
    <style:style style:name="T66" style:parent-style-name="DefaultParagraphFont" style:family="text">
      <style:text-properties style:font-name="Calibri" fo:font-size="11pt" style:font-size-asian="11pt" style:font-size-complex="11pt"/>
    </style:style>
    <style:style style:name="P67" style:parent-style-name="TOC1" style:family="paragraph">
      <style:paragraph-properties fo:margin-top="0in" fo:margin-bottom="0in" fo:line-height="100%"/>
    </style:style>
    <style:style style:name="T68" style:parent-style-name="Hyperlink" style:family="text">
      <style:text-properties style:font-name="Calibri" fo:font-size="11pt" style:font-size-asian="11pt" style:font-size-complex="11pt"/>
    </style:style>
    <style:style style:name="T69" style:parent-style-name="DefaultParagraphFont" style:family="text">
      <style:text-properties style:font-name="Calibri" fo:font-size="11pt" style:font-size-asian="11pt" style:font-size-complex="11pt"/>
    </style:style>
    <style:style style:name="T70" style:parent-style-name="DefaultParagraphFont" style:family="text">
      <style:text-properties style:font-name="Calibri" fo:font-size="11pt" style:font-size-asian="11pt" style:font-size-complex="11pt"/>
    </style:style>
    <style:style style:name="P71" style:parent-style-name="TOC1" style:family="paragraph">
      <style:paragraph-properties fo:margin-top="0in" fo:margin-bottom="0in" fo:line-height="100%"/>
    </style:style>
    <style:style style:name="T72" style:parent-style-name="Hyperlink" style:family="text">
      <style:text-properties style:font-name="Calibri" fo:font-size="11pt" style:font-size-asian="11pt" style:font-size-complex="11pt"/>
    </style:style>
    <style:style style:name="T73" style:parent-style-name="DefaultParagraphFont" style:family="text">
      <style:text-properties style:font-name="Calibri" fo:font-size="11pt" style:font-size-asian="11pt" style:font-size-complex="11pt"/>
    </style:style>
    <style:style style:name="T74" style:parent-style-name="DefaultParagraphFont" style:family="text">
      <style:text-properties style:font-name="Calibri" fo:font-size="11pt" style:font-size-asian="11pt" style:font-size-complex="11pt"/>
    </style:style>
    <style:style style:name="P75" style:parent-style-name="TOC1" style:family="paragraph">
      <style:paragraph-properties fo:margin-top="0in" fo:margin-bottom="0in" fo:line-height="100%"/>
    </style:style>
    <style:style style:name="T76" style:parent-style-name="Hyperlink" style:family="text">
      <style:text-properties style:font-name="Calibri" fo:font-size="11pt" style:font-size-asian="11pt" style:font-size-complex="11pt"/>
    </style:style>
    <style:style style:name="T77" style:parent-style-name="DefaultParagraphFont" style:family="text">
      <style:text-properties style:font-name="Calibri" fo:font-size="11pt" style:font-size-asian="11pt" style:font-size-complex="11pt"/>
    </style:style>
    <style:style style:name="T78" style:parent-style-name="DefaultParagraphFont" style:family="text">
      <style:text-properties style:font-name="Calibri" fo:font-size="11pt" style:font-size-asian="11pt" style:font-size-complex="11pt"/>
    </style:style>
    <style:style style:name="P79" style:parent-style-name="TOC1" style:family="paragraph">
      <style:paragraph-properties fo:margin-top="0in" fo:margin-bottom="0in" fo:line-height="100%"/>
    </style:style>
    <style:style style:name="T80" style:parent-style-name="Hyperlink" style:family="text">
      <style:text-properties style:font-name="Calibri" fo:font-size="11pt" style:font-size-asian="11pt" style:font-size-complex="11pt"/>
    </style:style>
    <style:style style:name="T81" style:parent-style-name="DefaultParagraphFont" style:family="text">
      <style:text-properties style:font-name="Calibri" fo:font-size="11pt" style:font-size-asian="11pt" style:font-size-complex="11pt"/>
    </style:style>
    <style:style style:name="T82" style:parent-style-name="DefaultParagraphFont" style:family="text">
      <style:text-properties style:font-name="Calibri" fo:font-size="11pt" style:font-size-asian="11pt" style:font-size-complex="11pt"/>
    </style:style>
    <style:style style:name="P83" style:parent-style-name="TOC1" style:family="paragraph">
      <style:paragraph-properties fo:margin-top="0in" fo:margin-bottom="0in" fo:line-height="100%"/>
    </style:style>
    <style:style style:name="T84" style:parent-style-name="Hyperlink" style:family="text">
      <style:text-properties style:font-name="Calibri" fo:font-size="11pt" style:font-size-asian="11pt" style:font-size-complex="11pt"/>
    </style:style>
    <style:style style:name="T85" style:parent-style-name="DefaultParagraphFont" style:family="text">
      <style:text-properties style:font-name="Calibri" fo:font-size="11pt" style:font-size-asian="11pt" style:font-size-complex="11pt"/>
    </style:style>
    <style:style style:name="T86" style:parent-style-name="DefaultParagraphFont" style:family="text">
      <style:text-properties style:font-name="Calibri" fo:font-size="11pt" style:font-size-asian="11pt" style:font-size-complex="11pt"/>
    </style:style>
    <style:style style:name="P87" style:parent-style-name="TOC1" style:family="paragraph">
      <style:paragraph-properties fo:margin-top="0in" fo:margin-bottom="0in" fo:line-height="100%"/>
    </style:style>
    <style:style style:name="T88" style:parent-style-name="Hyperlink" style:family="text">
      <style:text-properties style:font-name="Calibri" fo:font-size="11pt" style:font-size-asian="11pt" style:font-size-complex="11pt"/>
    </style:style>
    <style:style style:name="T89" style:parent-style-name="DefaultParagraphFont" style:family="text">
      <style:text-properties style:font-name="Calibri" fo:font-size="11pt" style:font-size-asian="11pt" style:font-size-complex="11pt"/>
    </style:style>
    <style:style style:name="T90" style:parent-style-name="DefaultParagraphFont" style:family="text">
      <style:text-properties style:font-name="Calibri" fo:font-size="11pt" style:font-size-asian="11pt" style:font-size-complex="11pt"/>
    </style:style>
    <style:style style:name="P91" style:parent-style-name="TOC1" style:family="paragraph">
      <style:paragraph-properties fo:margin-top="0.0833in" fo:margin-bottom="0in" fo:line-height="100%"/>
    </style:style>
    <style:style style:name="T92" style:parent-style-name="Hyperlink" style:family="text">
      <style:text-properties style:font-name="Calibri" fo:font-size="11pt" style:font-size-asian="11pt" style:font-size-complex="11pt"/>
    </style:style>
    <style:style style:name="T93" style:parent-style-name="DefaultParagraphFont" style:family="text">
      <style:text-properties style:font-name="Calibri" fo:font-size="11pt" style:font-size-asian="11pt" style:font-size-complex="11pt"/>
    </style:style>
    <style:style style:name="T94" style:parent-style-name="DefaultParagraphFont" style:family="text">
      <style:text-properties style:font-name="Calibri" fo:font-size="11pt" style:font-size-asian="11pt" style:font-size-complex="11pt"/>
    </style:style>
    <style:style style:name="P95" style:parent-style-name="TOC1" style:family="paragraph">
      <style:paragraph-properties fo:margin-top="0in" fo:margin-bottom="0in" fo:line-height="100%"/>
    </style:style>
    <style:style style:name="T96" style:parent-style-name="Hyperlink" style:family="text">
      <style:text-properties style:font-name="Calibri" fo:font-size="11pt" style:font-size-asian="11pt" style:font-size-complex="11pt"/>
    </style:style>
    <style:style style:name="T97" style:parent-style-name="DefaultParagraphFont" style:family="text">
      <style:text-properties style:font-name="Calibri" fo:font-size="11pt" style:font-size-asian="11pt" style:font-size-complex="11pt"/>
    </style:style>
    <style:style style:name="T98" style:parent-style-name="DefaultParagraphFont" style:family="text">
      <style:text-properties style:font-name="Calibri" fo:font-size="11pt" style:font-size-asian="11pt" style:font-size-complex="11pt"/>
    </style:style>
    <style:style style:name="P99" style:parent-style-name="TOC1" style:family="paragraph">
      <style:paragraph-properties fo:margin-top="0in" fo:margin-bottom="0in" fo:line-height="100%"/>
    </style:style>
    <style:style style:name="T100" style:parent-style-name="Hyperlink" style:family="text">
      <style:text-properties style:font-name="Calibri" fo:font-size="11pt" style:font-size-asian="11pt" style:font-size-complex="11pt"/>
    </style:style>
    <style:style style:name="T101" style:parent-style-name="DefaultParagraphFont" style:family="text">
      <style:text-properties style:font-name="Calibri" fo:font-size="11pt" style:font-size-asian="11pt" style:font-size-complex="11pt"/>
    </style:style>
    <style:style style:name="T102" style:parent-style-name="DefaultParagraphFont" style:family="text">
      <style:text-properties style:font-name="Calibri" fo:font-size="11pt" style:font-size-asian="11pt" style:font-size-complex="11pt"/>
    </style:style>
    <style:style style:name="P103" style:parent-style-name="TOC1" style:family="paragraph">
      <style:paragraph-properties fo:margin-top="0in" fo:margin-bottom="0in" fo:line-height="100%"/>
    </style:style>
    <style:style style:name="T104" style:parent-style-name="Hyperlink" style:family="text">
      <style:text-properties style:font-name="Calibri" fo:font-size="11pt" style:font-size-asian="11pt" style:font-size-complex="11pt"/>
    </style:style>
    <style:style style:name="T105" style:parent-style-name="DefaultParagraphFont" style:family="text">
      <style:text-properties style:font-name="Calibri" fo:font-size="11pt" style:font-size-asian="11pt" style:font-size-complex="11pt"/>
    </style:style>
    <style:style style:name="T106" style:parent-style-name="DefaultParagraphFont" style:family="text">
      <style:text-properties style:font-name="Calibri" fo:font-size="11pt" style:font-size-asian="11pt" style:font-size-complex="11pt"/>
    </style:style>
    <style:style style:name="P107" style:parent-style-name="TOC1" style:family="paragraph">
      <style:paragraph-properties fo:margin-top="0in" fo:margin-bottom="0in" fo:line-height="100%"/>
    </style:style>
    <style:style style:name="T108" style:parent-style-name="Hyperlink" style:family="text">
      <style:text-properties style:font-name="Calibri" fo:font-size="11pt" style:font-size-asian="11pt" style:font-size-complex="11pt"/>
    </style:style>
    <style:style style:name="T109" style:parent-style-name="DefaultParagraphFont" style:family="text">
      <style:text-properties style:font-name="Calibri" fo:font-size="11pt" style:font-size-asian="11pt" style:font-size-complex="11pt"/>
    </style:style>
    <style:style style:name="T110" style:parent-style-name="DefaultParagraphFont" style:family="text">
      <style:text-properties style:font-name="Calibri" fo:font-size="11pt" style:font-size-asian="11pt" style:font-size-complex="11pt"/>
    </style:style>
    <style:style style:name="P111" style:parent-style-name="TOC1" style:family="paragraph">
      <style:paragraph-properties fo:margin-top="0in" fo:margin-bottom="0in" fo:line-height="100%"/>
    </style:style>
    <style:style style:name="T112" style:parent-style-name="Hyperlink" style:family="text">
      <style:text-properties style:font-name="Calibri" fo:font-size="11pt" style:font-size-asian="11pt" style:font-size-complex="11pt"/>
    </style:style>
    <style:style style:name="T113" style:parent-style-name="DefaultParagraphFont" style:family="text">
      <style:text-properties style:font-name="Calibri" fo:font-size="11pt" style:font-size-asian="11pt" style:font-size-complex="11pt"/>
    </style:style>
    <style:style style:name="T114" style:parent-style-name="DefaultParagraphFont" style:family="text">
      <style:text-properties style:font-name="Calibri" fo:font-size="11pt" style:font-size-asian="11pt" style:font-size-complex="11pt"/>
    </style:style>
    <style:style style:name="P115" style:parent-style-name="TOC1" style:family="paragraph">
      <style:paragraph-properties fo:margin-top="0in" fo:margin-bottom="0in" fo:line-height="100%"/>
    </style:style>
    <style:style style:name="T116" style:parent-style-name="Hyperlink" style:family="text">
      <style:text-properties style:font-name="Calibri" fo:font-size="11pt" style:font-size-asian="11pt" style:font-size-complex="11pt"/>
    </style:style>
    <style:style style:name="T117" style:parent-style-name="DefaultParagraphFont" style:family="text">
      <style:text-properties style:font-name="Calibri" fo:font-size="11pt" style:font-size-asian="11pt" style:font-size-complex="11pt"/>
    </style:style>
    <style:style style:name="T118" style:parent-style-name="DefaultParagraphFont" style:family="text">
      <style:text-properties style:font-name="Calibri" fo:font-size="11pt" style:font-size-asian="11pt" style:font-size-complex="11pt"/>
    </style:style>
    <style:style style:name="P119" style:parent-style-name="TOC1" style:family="paragraph">
      <style:paragraph-properties fo:margin-top="0in" fo:margin-bottom="0in" fo:line-height="100%"/>
    </style:style>
    <style:style style:name="T120" style:parent-style-name="Hyperlink" style:family="text">
      <style:text-properties style:font-name="Calibri" fo:font-size="11pt" style:font-size-asian="11pt" style:font-size-complex="11pt"/>
    </style:style>
    <style:style style:name="T121" style:parent-style-name="DefaultParagraphFont" style:family="text">
      <style:text-properties style:font-name="Calibri" fo:font-size="11pt" style:font-size-asian="11pt" style:font-size-complex="11pt"/>
    </style:style>
    <style:style style:name="T122" style:parent-style-name="DefaultParagraphFont" style:family="text">
      <style:text-properties style:font-name="Calibri" fo:font-size="11pt" style:font-size-asian="11pt" style:font-size-complex="11pt"/>
    </style:style>
    <style:style style:name="P123" style:parent-style-name="TOC1" style:family="paragraph">
      <style:paragraph-properties fo:margin-top="0in" fo:margin-bottom="0in" fo:line-height="100%"/>
    </style:style>
    <style:style style:name="T124" style:parent-style-name="Hyperlink" style:family="text">
      <style:text-properties style:font-name="Calibri" fo:font-size="11pt" style:font-size-asian="11pt" style:font-size-complex="11pt"/>
    </style:style>
    <style:style style:name="T125" style:parent-style-name="DefaultParagraphFont" style:family="text">
      <style:text-properties style:font-name="Calibri" fo:font-size="11pt" style:font-size-asian="11pt" style:font-size-complex="11pt"/>
    </style:style>
    <style:style style:name="T126" style:parent-style-name="DefaultParagraphFont" style:family="text">
      <style:text-properties style:font-name="Calibri" fo:font-size="11pt" style:font-size-asian="11pt" style:font-size-complex="11pt"/>
    </style:style>
    <style:style style:name="P127" style:parent-style-name="TOC1" style:family="paragraph">
      <style:paragraph-properties fo:margin-top="0in" fo:margin-bottom="0in" fo:line-height="100%"/>
    </style:style>
    <style:style style:name="T128" style:parent-style-name="Hyperlink" style:family="text">
      <style:text-properties style:font-name="Calibri" fo:font-size="11pt" style:font-size-asian="11pt" style:font-size-complex="11pt"/>
    </style:style>
    <style:style style:name="T129" style:parent-style-name="DefaultParagraphFont" style:family="text">
      <style:text-properties style:font-name="Calibri" fo:font-size="11pt" style:font-size-asian="11pt" style:font-size-complex="11pt"/>
    </style:style>
    <style:style style:name="T130" style:parent-style-name="DefaultParagraphFont" style:family="text">
      <style:text-properties style:font-name="Calibri" fo:font-size="11pt" style:font-size-asian="11pt" style:font-size-complex="11pt"/>
    </style:style>
    <style:style style:name="P131" style:parent-style-name="TOC1" style:family="paragraph">
      <style:paragraph-properties fo:margin-top="0in" fo:margin-bottom="0in" fo:line-height="100%"/>
    </style:style>
    <style:style style:name="T132" style:parent-style-name="Hyperlink" style:family="text">
      <style:text-properties style:font-name="Calibri" fo:font-size="11pt" style:font-size-asian="11pt" style:font-size-complex="11pt"/>
    </style:style>
    <style:style style:name="T133" style:parent-style-name="DefaultParagraphFont" style:family="text">
      <style:text-properties style:font-name="Calibri" fo:font-size="11pt" style:font-size-asian="11pt" style:font-size-complex="11pt"/>
    </style:style>
    <style:style style:name="T134" style:parent-style-name="DefaultParagraphFont" style:family="text">
      <style:text-properties style:font-name="Calibri" fo:font-size="11pt" style:font-size-asian="11pt" style:font-size-complex="11pt"/>
    </style:style>
    <style:style style:name="P135" style:parent-style-name="TOC1" style:family="paragraph">
      <style:paragraph-properties fo:margin-top="0.0833in" fo:margin-bottom="0in" fo:line-height="100%"/>
    </style:style>
    <style:style style:name="T136" style:parent-style-name="Hyperlink" style:family="text">
      <style:text-properties style:font-name="Calibri" fo:font-size="11pt" style:font-size-asian="11pt" style:font-size-complex="11pt"/>
    </style:style>
    <style:style style:name="T137" style:parent-style-name="DefaultParagraphFont" style:family="text">
      <style:text-properties style:font-name="Calibri" fo:font-size="11pt" style:font-size-asian="11pt" style:font-size-complex="11pt"/>
    </style:style>
    <style:style style:name="T138" style:parent-style-name="DefaultParagraphFont" style:family="text">
      <style:text-properties style:font-name="Calibri" fo:font-size="11pt" style:font-size-asian="11pt" style:font-size-complex="11pt"/>
    </style:style>
    <style:style style:name="P139" style:parent-style-name="TOC1" style:family="paragraph">
      <style:paragraph-properties fo:margin-top="0.0833in" fo:margin-bottom="0in" fo:line-height="100%"/>
    </style:style>
    <style:style style:name="T140" style:parent-style-name="Hyperlink" style:family="text">
      <style:text-properties style:font-name="Calibri" fo:font-size="11pt" style:font-size-asian="11pt" style:font-size-complex="11pt"/>
    </style:style>
    <style:style style:name="T141" style:parent-style-name="DefaultParagraphFont" style:family="text">
      <style:text-properties style:font-name="Calibri" fo:font-size="11pt" style:font-size-asian="11pt" style:font-size-complex="11pt"/>
    </style:style>
    <style:style style:name="T142" style:parent-style-name="DefaultParagraphFont" style:family="text">
      <style:text-properties style:font-name="Calibri" fo:font-size="11pt" style:font-size-asian="11pt" style:font-size-complex="11pt"/>
    </style:style>
    <style:style style:name="P143" style:parent-style-name="TOC1" style:family="paragraph">
      <style:paragraph-properties fo:margin-top="0.0833in" fo:margin-bottom="0in" fo:line-height="100%"/>
    </style:style>
    <style:style style:name="T144" style:parent-style-name="Hyperlink" style:family="text">
      <style:text-properties style:font-name="Calibri" fo:font-size="11pt" style:font-size-asian="11pt" style:font-size-complex="11pt"/>
    </style:style>
    <style:style style:name="T145" style:parent-style-name="DefaultParagraphFont" style:family="text">
      <style:text-properties style:font-name="Calibri" fo:font-size="11pt" style:font-size-asian="11pt" style:font-size-complex="11pt"/>
    </style:style>
    <style:style style:name="T146" style:parent-style-name="DefaultParagraphFont" style:family="text">
      <style:text-properties style:font-name="Calibri" fo:font-size="11pt" style:font-size-asian="11pt" style:font-size-complex="11pt"/>
    </style:style>
    <style:style style:name="P147" style:parent-style-name="Normal" style:family="paragraph">
      <style:paragraph-properties fo:margin-left="0in">
        <style:tab-stops/>
      </style:paragraph-properties>
    </style:style>
    <style:style style:name="P148" style:parent-style-name="Heading1" style:family="paragraph">
      <style:paragraph-properties fo:break-before="page" fo:margin-top="0in" fo:margin-bottom="0in" fo:line-height="100%"/>
    </style:style>
    <style:style style:name="T149" style:parent-style-name="DefaultParagraphFont" style:family="text">
      <style:text-properties style:font-name="Calibri" fo:font-size="12pt" style:font-size-asian="12pt" style:font-size-complex="12pt"/>
    </style:style>
    <style:style style:name="T150" style:parent-style-name="DefaultParagraphFont" style:family="text">
      <style:text-properties style:font-name="Calibri" fo:font-size="12pt" style:font-size-asian="12pt" style:font-size-complex="12pt"/>
    </style:style>
    <style:style style:name="P151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152" style:parent-style-name="DefaultParagraphFont" style:family="text">
      <style:text-properties style:font-name="Calibri"/>
    </style:style>
    <style:style style:name="T153" style:parent-style-name="DefaultParagraphFont" style:family="text">
      <style:text-properties style:font-name="Calibri"/>
    </style:style>
    <style:style style:name="T154" style:parent-style-name="DefaultParagraphFont" style:family="text">
      <style:text-properties style:font-name="Calibri"/>
    </style:style>
    <style:style style:name="T155" style:parent-style-name="DefaultParagraphFont" style:family="text">
      <style:text-properties style:font-name="Calibri"/>
    </style:style>
    <style:style style:name="T156" style:parent-style-name="DefaultParagraphFont" style:family="text">
      <style:text-properties style:font-name="Calibri"/>
    </style:style>
    <style:style style:name="T157" style:parent-style-name="DefaultParagraphFont" style:family="text">
      <style:text-properties style:font-name="Calibri"/>
    </style:style>
    <style:style style:name="T158" style:parent-style-name="DefaultParagraphFont" style:family="text">
      <style:text-properties style:font-name="Calibri"/>
    </style:style>
    <style:style style:name="T159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60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61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62" style:parent-style-name="DefaultParagraphFont" style:family="text">
      <style:text-properties style:font-name="Calibri"/>
    </style:style>
    <style:style style:name="P16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16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16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16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167" style:parent-style-name="BodyText" style:list-style-name="LFO23" style:family="paragraph">
      <style:paragraph-properties fo:margin-top="0.0833in" fo:margin-bottom="0.0416in" fo:margin-left="0.4958in" fo:text-indent="-0.2479in">
        <style:tab-stops/>
      </style:paragraph-properties>
      <style:text-properties style:font-name="Calibri" fo:font-weight="bold" style:font-weight-asian="bold"/>
    </style:style>
    <style:style style:name="P168" style:parent-style-name="BodyText" style:list-style-name="LFO23" style:family="paragraph">
      <style:paragraph-properties fo:margin-top="0.0416in" fo:margin-bottom="0.0416in"/>
      <style:text-properties style:font-name="Calibri" fo:font-weight="bold" style:font-weight-asian="bold"/>
    </style:style>
    <style:style style:name="P169" style:parent-style-name="BodyText" style:list-style-name="LFO23" style:family="paragraph">
      <style:paragraph-properties fo:margin-top="0.0416in" fo:margin-bottom="0.0416in"/>
      <style:text-properties style:font-name="Calibri" fo:font-weight="bold" style:font-weight-asian="bold"/>
    </style:style>
    <style:style style:name="P170" style:parent-style-name="BodyText" style:list-style-name="LFO23" style:family="paragraph">
      <style:paragraph-properties fo:margin-top="0.0416in" fo:margin-bottom="0.0416in"/>
      <style:text-properties style:font-name="Calibri" fo:font-weight="bold" style:font-weight-asian="bold"/>
    </style:style>
    <style:style style:name="P171" style:parent-style-name="BodyText" style:family="paragraph">
      <style:paragraph-properties fo:margin-top="0.0416in" fo:margin-bottom="0.0416in"/>
      <style:text-properties style:font-name="Calibri"/>
    </style:style>
    <style:style style:name="P172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173" style:parent-style-name="DefaultParagraphFont" style:family="text">
      <style:text-properties style:font-name="Calibri" fo:font-weight="bold" style:font-weight-asian="bold"/>
    </style:style>
    <style:style style:name="T174" style:parent-style-name="DefaultParagraphFont" style:family="text">
      <style:text-properties style:font-name="Calibri" fo:font-weight="bold" style:font-weight-asian="bold"/>
    </style:style>
    <style:style style:name="T175" style:parent-style-name="DefaultParagraphFont" style:family="text">
      <style:text-properties style:font-name="Calibri"/>
    </style:style>
    <style:style style:name="T176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77" style:parent-style-name="DefaultParagraphFont" style:family="text">
      <style:text-properties style:font-name="Calibri"/>
    </style:style>
    <style:style style:name="T178" style:parent-style-name="DefaultParagraphFont" style:family="text">
      <style:text-properties style:font-name="Calibri" fo:font-weight="bold" style:font-weight-asian="bold"/>
    </style:style>
    <style:style style:name="T179" style:parent-style-name="DefaultParagraphFont" style:family="text">
      <style:text-properties style:font-name="Calibri"/>
    </style:style>
    <style:style style:name="T180" style:parent-style-name="DefaultParagraphFont" style:family="text">
      <style:text-properties style:font-name="Calibri" fo:font-weight="bold" style:font-weight-asian="bold"/>
    </style:style>
    <style:style style:name="T181" style:parent-style-name="DefaultParagraphFont" style:family="text">
      <style:text-properties style:font-name="Calibri" fo:font-weight="bold" style:font-weight-asian="bold"/>
    </style:style>
    <style:style style:name="T182" style:parent-style-name="DefaultParagraphFont" style:family="text">
      <style:text-properties style:font-name="Calibri" fo:font-weight="bold" style:font-weight-asian="bold"/>
    </style:style>
    <style:style style:name="T183" style:parent-style-name="DefaultParagraphFont" style:family="text">
      <style:text-properties style:font-name="Calibri" fo:font-weight="bold" style:font-weight-asian="bold"/>
    </style:style>
    <style:style style:name="T184" style:parent-style-name="DefaultParagraphFont" style:family="text">
      <style:text-properties style:font-name="Calibri" fo:font-weight="bold" style:font-weight-asian="bold"/>
    </style:style>
    <style:style style:name="T185" style:parent-style-name="DefaultParagraphFont" style:family="text">
      <style:text-properties style:font-name="Calibri" fo:font-weight="bold" style:font-weight-asian="bold"/>
    </style:style>
    <style:style style:name="T186" style:parent-style-name="DefaultParagraphFont" style:family="text">
      <style:text-properties style:font-name="Calibri" fo:font-weight="bold" style:font-weight-asian="bold" fo:background-color="#FFCC66"/>
    </style:style>
    <style:style style:name="T187" style:parent-style-name="DefaultParagraphFont" style:family="text">
      <style:text-properties style:font-name="Calibri" fo:font-weight="bold" style:font-weight-asian="bold"/>
    </style:style>
    <style:style style:name="T188" style:parent-style-name="DefaultParagraphFont" style:family="text">
      <style:text-properties style:font-name="Calibri" fo:font-weight="bold" style:font-weight-asian="bold"/>
    </style:style>
    <style:style style:name="T189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90" style:parent-style-name="DefaultParagraphFont" style:family="text">
      <style:text-properties style:font-name="Calibri" fo:font-weight="bold" style:font-weight-asian="bold"/>
    </style:style>
    <style:style style:name="T191" style:parent-style-name="DefaultParagraphFont" style:family="text">
      <style:text-properties style:font-name="Calibri" fo:font-weight="bold" style:font-weight-asian="bold"/>
    </style:style>
    <style:style style:name="T192" style:parent-style-name="DefaultParagraphFont" style:family="text">
      <style:text-properties style:font-name="Calibri" fo:font-weight="bold" style:font-weight-asian="bold"/>
    </style:style>
    <style:style style:name="T193" style:parent-style-name="DefaultParagraphFont" style:family="text">
      <style:text-properties style:font-name="Calibri" fo:font-weight="bold" style:font-weight-asian="bold" style:text-underline-type="single" style:text-underline-style="solid" style:text-underline-width="auto" style:text-underline-mode="continuous"/>
    </style:style>
    <style:style style:name="T194" style:parent-style-name="DefaultParagraphFont" style:family="text">
      <style:text-properties style:font-name="Calibri" fo:font-weight="bold" style:font-weight-asian="bold"/>
    </style:style>
    <style:style style:name="T195" style:parent-style-name="DefaultParagraphFont" style:family="text">
      <style:text-properties style:font-name="Calibri"/>
    </style:style>
    <style:style style:name="P196" style:parent-style-name="BodyText" style:family="paragraph">
      <style:paragraph-properties fo:margin-top="0.0416in" fo:margin-bottom="0.0416in" fo:margin-left="1in">
        <style:tab-stops/>
      </style:paragraph-properties>
      <style:text-properties style:font-name="Calibri" fo:font-style="italic" style:font-style-asian="italic"/>
    </style:style>
    <style:style style:name="P197" style:parent-style-name="BodyText" style:family="paragraph">
      <style:paragraph-properties fo:margin-top="0.0416in" fo:margin-bottom="0.0416in" fo:margin-left="1in">
        <style:tab-stops/>
      </style:paragraph-properties>
      <style:text-properties style:font-name="Calibri" fo:font-style="italic" style:font-style-asian="italic"/>
    </style:style>
    <style:style style:name="P198" style:parent-style-name="BodyText" style:family="paragraph">
      <style:paragraph-properties fo:margin-top="0.0416in" fo:margin-bottom="0.0416in" fo:margin-left="1in">
        <style:tab-stops/>
      </style:paragraph-properties>
      <style:text-properties style:font-name="Calibri" fo:font-style="italic" style:font-style-asian="italic"/>
    </style:style>
    <style:style style:name="P199" style:parent-style-name="BodyText" style:family="paragraph">
      <style:paragraph-properties fo:margin-top="0.0416in" fo:margin-bottom="0.0416in" fo:margin-left="1in">
        <style:tab-stops/>
      </style:paragraph-properties>
      <style:text-properties style:font-name="Calibri" fo:font-style="italic" style:font-style-asian="italic"/>
    </style:style>
    <style:style style:name="P20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201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202" style:parent-style-name="DefaultParagraphFont" style:family="text">
      <style:text-properties style:font-name="Calibri" fo:font-weight="bold" style:font-weight-asian="bold"/>
    </style:style>
    <style:style style:name="T203" style:parent-style-name="DefaultParagraphFont" style:family="text">
      <style:text-properties style:font-name="Calibri" fo:font-weight="bold" style:font-weight-asian="bold"/>
    </style:style>
    <style:style style:name="T204" style:parent-style-name="DefaultParagraphFont" style:family="text">
      <style:text-properties style:font-name="Calibri" fo:font-weight="bold" style:font-weight-asian="bold"/>
    </style:style>
    <style:style style:name="T205" style:parent-style-name="DefaultParagraphFont" style:family="text">
      <style:text-properties style:font-name="Calibri" fo:font-weight="bold" style:font-weight-asian="bold"/>
    </style:style>
    <style:style style:name="T206" style:parent-style-name="DefaultParagraphFont" style:family="text">
      <style:text-properties style:font-name="Calibri" fo:font-weight="bold" style:font-weight-asian="bold"/>
    </style:style>
    <style:style style:name="T207" style:parent-style-name="DefaultParagraphFont" style:family="text">
      <style:text-properties style:font-name="Calibri" fo:font-weight="bold" style:font-weight-asian="bold"/>
    </style:style>
    <style:style style:name="T208" style:parent-style-name="DefaultParagraphFont" style:family="text">
      <style:text-properties style:font-name="Calibri" fo:font-weight="bold" style:font-weight-asian="bold"/>
    </style:style>
    <style:style style:name="T209" style:parent-style-name="DefaultParagraphFont" style:family="text">
      <style:text-properties style:font-name="Calibri" fo:font-weight="bold" style:font-weight-asian="bold"/>
    </style:style>
    <style:style style:name="T210" style:parent-style-name="DefaultParagraphFont" style:family="text">
      <style:text-properties style:font-name="Calibri" fo:font-weight="bold" style:font-weight-asian="bold"/>
    </style:style>
    <style:style style:name="T211" style:parent-style-name="DefaultParagraphFont" style:family="text">
      <style:text-properties style:font-name="Calibri" fo:font-weight="bold" style:font-weight-asian="bold"/>
    </style:style>
    <style:style style:name="T212" style:parent-style-name="DefaultParagraphFont" style:family="text">
      <style:text-properties style:font-name="Calibri" fo:font-weight="bold" style:font-weight-asian="bold"/>
    </style:style>
    <style:style style:name="T213" style:parent-style-name="DefaultParagraphFont" style:family="text">
      <style:text-properties style:font-name="Calibri" fo:font-weight="bold" style:font-weight-asian="bold"/>
    </style:style>
    <style:style style:name="T214" style:parent-style-name="DefaultParagraphFont" style:family="text">
      <style:text-properties style:font-name="Calibri" fo:font-weight="bold" style:font-weight-asian="bold"/>
    </style:style>
    <style:style style:name="T215" style:parent-style-name="DefaultParagraphFont" style:family="text">
      <style:text-properties style:font-name="Calibri"/>
    </style:style>
    <style:style style:name="T216" style:parent-style-name="DefaultParagraphFont" style:family="text">
      <style:text-properties style:font-name="Calibri"/>
    </style:style>
    <style:style style:name="T217" style:parent-style-name="DefaultParagraphFont" style:family="text">
      <style:text-properties style:font-name="Calibri"/>
    </style:style>
    <style:style style:name="T218" style:parent-style-name="DefaultParagraphFont" style:family="text">
      <style:text-properties style:font-name="Calibri"/>
    </style:style>
    <style:style style:name="T219" style:parent-style-name="DefaultParagraphFont" style:family="text">
      <style:text-properties style:font-name="Calibri"/>
    </style:style>
    <style:style style:name="T220" style:parent-style-name="DefaultParagraphFont" style:family="text">
      <style:text-properties style:font-name="Calibri"/>
    </style:style>
    <style:style style:name="P22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22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22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22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225" style:parent-style-name="BodyText" style:family="paragraph">
      <style:paragraph-properties fo:margin-top="0.0416in" fo:margin-bottom="0.0416in"/>
      <style:text-properties style:font-name="Calibri"/>
    </style:style>
    <style:style style:name="P226" style:parent-style-name="Heading1" style:family="paragraph">
      <style:paragraph-properties fo:break-before="page" fo:border="none" fo:padding="0in" style:shadow="none" fo:margin-top="0.0416in" fo:margin-bottom="0.0416in" fo:line-height="100%"/>
    </style:style>
    <style:style style:name="P227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229" style:family="table-column">
      <style:table-column-properties style:column-width="4.4062in" style:use-optimal-column-width="false"/>
    </style:style>
    <style:style style:name="TableColumn230" style:family="table-column">
      <style:table-column-properties style:column-width="1.6687in" style:use-optimal-column-width="false"/>
    </style:style>
    <style:style style:name="TableColumn231" style:family="table-column">
      <style:table-column-properties style:column-width="0.0048in" style:use-optimal-column-width="false"/>
    </style:style>
    <style:style style:name="Table228" style:family="table">
      <style:table-properties style:width="6.0798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234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235" style:parent-style-name="DefaultParagraphFont" style:family="text">
      <style:text-properties style:font-name="Calibri" fo:font-weight="bold" style:font-weight-asian="bold" style:font-size-complex="11pt"/>
    </style:style>
    <style:style style:name="T236" style:parent-style-name="DefaultParagraphFont" style:family="text">
      <style:text-properties style:font-name="Calibri" fo:font-weight="bold" style:font-weight-asian="bold" style:font-size-complex="11pt"/>
    </style:style>
    <style:style style:name="T237" style:parent-style-name="DefaultParagraphFont" style:family="text">
      <style:text-properties style:font-name="Calibri" fo:font-weight="bold" style:font-weight-asian="bold" style:font-size-complex="11pt"/>
    </style:style>
    <style:style style:name="T238" style:parent-style-name="DefaultParagraphFont" style:family="text">
      <style:text-properties style:font-name="Calibri" fo:font-weight="bold" style:font-weight-asian="bold" style:font-size-complex="11pt"/>
    </style:style>
    <style:style style:name="T239" style:parent-style-name="DefaultParagraphFont" style:family="text">
      <style:text-properties style:font-name="Calibri" fo:font-weight="bold" style:font-weight-asian="bold" style:font-size-complex="11pt"/>
    </style:style>
    <style:style style:name="T240" style:parent-style-name="DefaultParagraphFont" style:family="text">
      <style:text-properties style:font-name="Calibri" fo:font-weight="bold" style:font-weight-asian="bold" style:font-size-complex="11pt"/>
    </style:style>
    <style:style style:name="T241" style:parent-style-name="DefaultParagraphFont" style:family="text">
      <style:text-properties style:font-name="Calibri" style:font-size-complex="11pt"/>
    </style:style>
    <style:style style:name="TableCell242" style:family="table-cell">
      <style:table-cell-properties fo:border="0.0104in solid #000000" style:writing-mode="lr-tb" fo:padding-top="0in" fo:padding-left="0.075in" fo:padding-bottom="0in" fo:padding-right="0.075in"/>
    </style:style>
    <style:style style:name="P243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244" style:parent-style-name="DefaultParagraphFont" style:family="text">
      <style:text-properties style:font-name="Calibri" fo:font-weight="bold" style:font-weight-asian="bold" style:font-size-complex="11pt"/>
    </style:style>
    <style:style style:name="T245" style:parent-style-name="DefaultParagraphFont" style:family="text">
      <style:text-properties style:font-name="Calibri" fo:font-weight="bold" style:font-weight-asian="bold" style:font-size-complex="11pt"/>
    </style:style>
    <style:style style:name="T246" style:parent-style-name="DefaultParagraphFont" style:family="text">
      <style:text-properties style:font-name="Calibri" style:font-size-complex="11pt"/>
    </style:style>
    <style:style style:name="T247" style:parent-style-name="DefaultParagraphFont" style:family="text">
      <style:text-properties style:font-name="Calibri" style:font-size-complex="11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250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251" style:parent-style-name="DefaultParagraphFont" style:family="text">
      <style:text-properties style:font-name="Calibri" fo:font-weight="bold" style:font-weight-asian="bold" style:font-size-complex="11pt"/>
    </style:style>
    <style:style style:name="T252" style:parent-style-name="DefaultParagraphFont" style:family="text">
      <style:text-properties style:font-name="Calibri" fo:font-weight="bold" style:font-weight-asian="bold" style:font-size-complex="11pt"/>
    </style:style>
    <style:style style:name="T253" style:parent-style-name="DefaultParagraphFont" style:family="text">
      <style:text-properties style:font-name="Calibri" style:font-size-complex="11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256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257" style:parent-style-name="DefaultParagraphFont" style:family="text">
      <style:text-properties style:font-name="Calibri" fo:font-weight="bold" style:font-weight-asian="bold" style:font-size-complex="11pt"/>
    </style:style>
    <style:style style:name="T258" style:parent-style-name="DefaultParagraphFont" style:family="text">
      <style:text-properties style:font-name="Calibri" fo:font-weight="bold" style:font-weight-asian="bold" style:font-size-complex="11pt"/>
    </style:style>
    <style:style style:name="T259" style:parent-style-name="DefaultParagraphFont" style:family="text">
      <style:text-properties style:font-name="Calibri" style:font-size-complex="11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26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263" style:parent-style-name="BodyText" style:list-style-name="LFO24" style:family="paragraph">
      <style:paragraph-properties fo:margin-top="0.0416in" fo:margin-bottom="0.0416in"/>
      <style:text-properties style:font-name="Calibri" style:font-size-complex="11pt"/>
    </style:style>
    <style:style style:name="P264" style:parent-style-name="BodyText" style:list-style-name="LFO24" style:family="paragraph">
      <style:paragraph-properties fo:margin-top="0.0416in" fo:margin-bottom="0.0416in"/>
      <style:text-properties style:font-name="Calibri" style:font-size-complex="11pt"/>
    </style:style>
    <style:style style:name="P265" style:parent-style-name="BodyText" style:list-style-name="LFO24" style:family="paragraph">
      <style:paragraph-properties fo:margin-top="0.0416in" fo:margin-bottom="0.0416in"/>
      <style:text-properties style:font-name="Calibri" fo:font-weight="bold" style:font-weight-asian="bold" style:font-size-complex="11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26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269" style:parent-style-name="BodyText" style:list-style-name="LFO24" style:family="paragraph">
      <style:paragraph-properties fo:margin-top="0.0416in" fo:margin-bottom="0.0416in"/>
      <style:text-properties style:font-name="Calibri" style:font-size-complex="11pt"/>
    </style:style>
    <style:style style:name="P270" style:parent-style-name="BodyText" style:list-style-name="LFO24" style:family="paragraph">
      <style:paragraph-properties fo:margin-top="0.0416in" fo:margin-bottom="0.0416in"/>
      <style:text-properties style:font-name="Calibri" style:font-size-complex="11pt"/>
    </style:style>
    <style:style style:name="TableCell271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27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27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27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style:font-size-complex="11pt"/>
    </style:style>
    <style:style style:name="P27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style:font-size-complex="11pt"/>
    </style:style>
    <style:style style:name="P27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style:font-size-complex="11pt"/>
    </style:style>
    <style:style style:name="TableCell279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28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04in solid #000000" style:writing-mode="lr-tb" fo:padding-top="0in" fo:padding-left="0.075in" fo:padding-bottom="0in" fo:padding-right="0.075in"/>
    </style:style>
    <style:style style:name="P283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284" style:parent-style-name="DefaultParagraphFont" style:family="text">
      <style:text-properties style:font-name="Calibri" fo:font-weight="bold" style:font-weight-asian="bold" style:font-size-complex="11pt"/>
    </style:style>
    <style:style style:name="T285" style:parent-style-name="DefaultParagraphFont" style:family="text">
      <style:text-properties style:font-name="Calibri" fo:font-weight="bold" style:font-weight-asian="bold" style:font-size-complex="11pt"/>
    </style:style>
    <style:style style:name="T286" style:parent-style-name="DefaultParagraphFont" style:family="text">
      <style:text-properties style:font-name="Calibri" fo:font-weight="bold" style:font-weight-asian="bold" style:font-size-complex="11pt"/>
    </style:style>
    <style:style style:name="T287" style:parent-style-name="DefaultParagraphFont" style:family="text">
      <style:text-properties style:font-name="Calibri" fo:font-weight="bold" style:font-weight-asian="bold" style:font-size-complex="11pt"/>
    </style:style>
    <style:style style:name="T288" style:parent-style-name="DefaultParagraphFont" style:family="text">
      <style:text-properties style:font-name="Calibri" style:font-size-complex="11pt"/>
    </style:style>
    <style:style style:name="P289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290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292" style:family="table-column">
      <style:table-column-properties style:column-width="4.4062in" style:use-optimal-column-width="false"/>
    </style:style>
    <style:style style:name="TableColumn293" style:family="table-column">
      <style:table-column-properties style:column-width="1.6687in" style:use-optimal-column-width="false"/>
    </style:style>
    <style:style style:name="TableColumn294" style:family="table-column">
      <style:table-column-properties style:column-width="0.0048in" style:use-optimal-column-width="false"/>
    </style:style>
    <style:style style:name="Table291" style:family="table">
      <style:table-properties style:width="6.0798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29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298" style:family="table-cell">
      <style:table-cell-properties fo:border="0.0104in solid #000000" style:writing-mode="lr-tb" fo:padding-top="0in" fo:padding-left="0.075in" fo:padding-bottom="0in" fo:padding-right="0.075in"/>
    </style:style>
    <style:style style:name="P299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300" style:parent-style-name="DefaultParagraphFont" style:family="text">
      <style:text-properties style:font-name="Calibri" fo:font-weight="bold" style:font-weight-asian="bold" style:font-size-complex="11pt"/>
    </style:style>
    <style:style style:name="T301" style:parent-style-name="DefaultParagraphFont" style:family="text">
      <style:text-properties style:font-name="Calibri" fo:font-weight="bold" style:font-weight-asian="bold" style:font-size-complex="11pt"/>
    </style:style>
    <style:style style:name="T302" style:parent-style-name="DefaultParagraphFont" style:family="text">
      <style:text-properties style:font-name="Calibri" style:font-size-complex="11pt"/>
    </style:style>
    <style:style style:name="T303" style:parent-style-name="DefaultParagraphFont" style:family="text">
      <style:text-properties style:font-name="Calibri" style:font-size-complex="11pt"/>
    </style:style>
    <style:style style:name="T304" style:parent-style-name="DefaultParagraphFont" style:family="text">
      <style:text-properties style:font-name="Calibri" style:font-size-complex="11pt"/>
    </style:style>
    <style:style style:name="T305" style:parent-style-name="DefaultParagraphFont" style:family="text">
      <style:text-properties style:font-name="Calibri" style:font-size-complex="11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30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31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31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31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318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31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2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323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32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104in solid #000000" style:writing-mode="lr-tb" fo:padding-top="0in" fo:padding-left="0.075in" fo:padding-bottom="0in" fo:padding-right="0.075in"/>
    </style:style>
    <style:style style:name="P32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328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329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331" style:family="table-column">
      <style:table-column-properties style:column-width="4.4062in" style:use-optimal-column-width="false"/>
    </style:style>
    <style:style style:name="TableColumn332" style:family="table-column">
      <style:table-column-properties style:column-width="1.6687in" style:use-optimal-column-width="false"/>
    </style:style>
    <style:style style:name="TableColumn333" style:family="table-column">
      <style:table-column-properties style:column-width="0.0048in" style:use-optimal-column-width="false"/>
    </style:style>
    <style:style style:name="Table330" style:family="table">
      <style:table-properties style:width="6.0798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33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337" style:family="table-cell">
      <style:table-cell-properties fo:border="0.0104in solid #000000" style:writing-mode="lr-tb" fo:padding-top="0in" fo:padding-left="0.075in" fo:padding-bottom="0in" fo:padding-right="0.075in"/>
    </style:style>
    <style:style style:name="P338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339" style:parent-style-name="DefaultParagraphFont" style:family="text">
      <style:text-properties style:font-name="Calibri" fo:font-weight="bold" style:font-weight-asian="bold" style:font-size-complex="11pt"/>
    </style:style>
    <style:style style:name="T340" style:parent-style-name="DefaultParagraphFont" style:family="text">
      <style:text-properties style:font-name="Calibri" fo:font-weight="bold" style:font-weight-asian="bold" style:font-size-complex="11pt"/>
    </style:style>
    <style:style style:name="T341" style:parent-style-name="DefaultParagraphFont" style:family="text">
      <style:text-properties style:font-name="Calibri" style:font-size-complex="11pt"/>
    </style:style>
    <style:style style:name="T342" style:parent-style-name="DefaultParagraphFont" style:family="text">
      <style:text-properties style:font-name="Calibri" style:font-size-complex="11pt"/>
    </style:style>
    <style:style style:name="T343" style:parent-style-name="DefaultParagraphFont" style:family="text">
      <style:text-properties style:font-name="Calibri" style:font-size-complex="11pt"/>
    </style:style>
    <style:style style:name="T344" style:parent-style-name="DefaultParagraphFont" style:family="text">
      <style:text-properties style:font-name="Calibri" style:font-size-complex="11p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34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35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35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35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357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35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36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362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36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="0.0104in solid #000000" style:writing-mode="lr-tb" fo:padding-top="0in" fo:padding-left="0.075in" fo:padding-bottom="0in" fo:padding-right="0.075in"/>
    </style:style>
    <style:style style:name="P36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367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368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370" style:family="table-column">
      <style:table-column-properties style:column-width="4.4062in" style:use-optimal-column-width="false"/>
    </style:style>
    <style:style style:name="TableColumn371" style:family="table-column">
      <style:table-column-properties style:column-width="1.6687in" style:use-optimal-column-width="false"/>
    </style:style>
    <style:style style:name="TableColumn372" style:family="table-column">
      <style:table-column-properties style:column-width="0.0048in" style:use-optimal-column-width="false"/>
    </style:style>
    <style:style style:name="Table369" style:family="table">
      <style:table-properties style:width="6.0798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37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376" style:family="table-cell">
      <style:table-cell-properties fo:border="0.0104in solid #000000" style:writing-mode="lr-tb" fo:padding-top="0in" fo:padding-left="0.075in" fo:padding-bottom="0in" fo:padding-right="0.075in"/>
    </style:style>
    <style:style style:name="P377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378" style:parent-style-name="DefaultParagraphFont" style:family="text">
      <style:text-properties style:font-name="Calibri" fo:font-weight="bold" style:font-weight-asian="bold" style:font-size-complex="11pt"/>
    </style:style>
    <style:style style:name="T379" style:parent-style-name="DefaultParagraphFont" style:family="text">
      <style:text-properties style:font-name="Calibri" fo:font-weight="bold" style:font-weight-asian="bold" style:font-size-complex="11pt"/>
    </style:style>
    <style:style style:name="T380" style:parent-style-name="DefaultParagraphFont" style:family="text">
      <style:text-properties style:font-name="Calibri" style:font-size-complex="11pt"/>
    </style:style>
    <style:style style:name="T381" style:parent-style-name="DefaultParagraphFont" style:family="text">
      <style:text-properties style:font-name="Calibri" style:font-size-complex="11pt"/>
    </style:style>
    <style:style style:name="T382" style:parent-style-name="DefaultParagraphFont" style:family="text">
      <style:text-properties style:font-name="Calibri" style:font-size-complex="11pt"/>
    </style:style>
    <style:style style:name="T383" style:parent-style-name="DefaultParagraphFont" style:family="text">
      <style:text-properties style:font-name="Calibri" style:font-size-complex="11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38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38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0.0104in solid #000000" fo:border-left="0.0104in solid #000000" fo:border-bottom="0.0069in solid #000000" fo:border-right="0.0104in solid #000000" fo:background-color="#FFCC66" style:writing-mode="lr-tb" fo:padding-top="0in" fo:padding-left="0.075in" fo:padding-bottom="0in" fo:padding-right="0.075in"/>
    </style:style>
    <style:style style:name="P39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69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0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401" style:family="table-cell">
      <style:table-cell-properties fo:border-top="0.0069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40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104in solid #000000" style:writing-mode="lr-tb" fo:padding-top="0in" fo:padding-left="0.075in" fo:padding-bottom="0in" fo:padding-right="0.075in"/>
    </style:style>
    <style:style style:name="P40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406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407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409" style:family="table-column">
      <style:table-column-properties style:column-width="4.4062in" style:use-optimal-column-width="false"/>
    </style:style>
    <style:style style:name="TableColumn410" style:family="table-column">
      <style:table-column-properties style:column-width="1.6687in" style:use-optimal-column-width="false"/>
    </style:style>
    <style:style style:name="TableColumn411" style:family="table-column">
      <style:table-column-properties style:column-width="0.0048in" style:use-optimal-column-width="false"/>
    </style:style>
    <style:style style:name="Table408" style:family="table">
      <style:table-properties style:width="6.0798in" fo:margin-left="0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41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415" style:family="table-cell">
      <style:table-cell-properties fo:border="0.0104in solid #000000" style:writing-mode="lr-tb" fo:padding-top="0in" fo:padding-left="0.075in" fo:padding-bottom="0in" fo:padding-right="0.075in"/>
    </style:style>
    <style:style style:name="P416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417" style:parent-style-name="DefaultParagraphFont" style:family="text">
      <style:text-properties style:font-name="Calibri" fo:font-weight="bold" style:font-weight-asian="bold" style:font-size-complex="11pt"/>
    </style:style>
    <style:style style:name="T418" style:parent-style-name="DefaultParagraphFont" style:family="text">
      <style:text-properties style:font-name="Calibri" fo:font-weight="bold" style:font-weight-asian="bold" style:font-size-complex="11pt"/>
    </style:style>
    <style:style style:name="T419" style:parent-style-name="DefaultParagraphFont" style:family="text">
      <style:text-properties style:font-name="Calibri" style:font-size-complex="11pt"/>
    </style:style>
    <style:style style:name="T420" style:parent-style-name="DefaultParagraphFont" style:family="text">
      <style:text-properties style:font-name="Calibri" style:font-size-complex="11pt"/>
    </style:style>
    <style:style style:name="T421" style:parent-style-name="DefaultParagraphFont" style:family="text">
      <style:text-properties style:font-name="Calibri" style:font-size-complex="11pt"/>
    </style:style>
    <style:style style:name="T422" style:parent-style-name="DefaultParagraphFont" style:family="text">
      <style:text-properties style:font-name="Calibri" style:font-size-complex="11p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42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42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43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43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435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43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3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440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44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="0.0104in solid #000000" style:writing-mode="lr-tb" fo:padding-top="0in" fo:padding-left="0.075in" fo:padding-bottom="0in" fo:padding-right="0.075in"/>
    </style:style>
    <style:style style:name="P44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445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446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448" style:family="table-column">
      <style:table-column-properties style:column-width="4.4062in" style:use-optimal-column-width="false"/>
    </style:style>
    <style:style style:name="TableColumn449" style:family="table-column">
      <style:table-column-properties style:column-width="1.6687in" style:use-optimal-column-width="false"/>
    </style:style>
    <style:style style:name="TableColumn450" style:family="table-column">
      <style:table-column-properties style:column-width="0.0048in" style:use-optimal-column-width="false"/>
    </style:style>
    <style:style style:name="Table447" style:family="table">
      <style:table-properties style:width="6.0798in" fo:margin-left="0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45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454" style:family="table-cell">
      <style:table-cell-properties fo:border="0.0104in solid #000000" style:writing-mode="lr-tb" fo:padding-top="0in" fo:padding-left="0.075in" fo:padding-bottom="0in" fo:padding-right="0.075in"/>
    </style:style>
    <style:style style:name="P455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456" style:parent-style-name="DefaultParagraphFont" style:family="text">
      <style:text-properties style:font-name="Calibri" fo:font-weight="bold" style:font-weight-asian="bold" style:font-size-complex="11pt"/>
    </style:style>
    <style:style style:name="T457" style:parent-style-name="DefaultParagraphFont" style:family="text">
      <style:text-properties style:font-name="Calibri" fo:font-weight="bold" style:font-weight-asian="bold" style:font-size-complex="11pt"/>
    </style:style>
    <style:style style:name="T458" style:parent-style-name="DefaultParagraphFont" style:family="text">
      <style:text-properties style:font-name="Calibri" style:font-size-complex="11pt"/>
    </style:style>
    <style:style style:name="T459" style:parent-style-name="DefaultParagraphFont" style:family="text">
      <style:text-properties style:font-name="Calibri" style:font-size-complex="11pt"/>
    </style:style>
    <style:style style:name="T460" style:parent-style-name="DefaultParagraphFont" style:family="text">
      <style:text-properties style:font-name="Calibri" style:font-size-complex="11pt"/>
    </style:style>
    <style:style style:name="T461" style:parent-style-name="DefaultParagraphFont" style:family="text">
      <style:text-properties style:font-name="Calibri" style:font-size-complex="11pt"/>
    </style:style>
    <style:style style:name="TableRow462" style:family="table-row">
      <style:table-row-properties style:use-optimal-row-height="false"/>
    </style:style>
    <style:style style:name="TableCell463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46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46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47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47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474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47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47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479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48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104in solid #000000" style:writing-mode="lr-tb" fo:padding-top="0in" fo:padding-left="0.075in" fo:padding-bottom="0in" fo:padding-right="0.075in"/>
    </style:style>
    <style:style style:name="P48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484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485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487" style:family="table-column">
      <style:table-column-properties style:column-width="4.4062in" style:use-optimal-column-width="false"/>
    </style:style>
    <style:style style:name="TableColumn488" style:family="table-column">
      <style:table-column-properties style:column-width="1.6687in" style:use-optimal-column-width="false"/>
    </style:style>
    <style:style style:name="TableColumn489" style:family="table-column">
      <style:table-column-properties style:column-width="0.0048in" style:use-optimal-column-width="false"/>
    </style:style>
    <style:style style:name="Table486" style:family="table">
      <style:table-properties style:width="6.0798in" fo:margin-left="0in" table:align="left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49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493" style:family="table-cell">
      <style:table-cell-properties fo:border="0.0104in solid #000000" style:writing-mode="lr-tb" fo:padding-top="0in" fo:padding-left="0.075in" fo:padding-bottom="0in" fo:padding-right="0.075in"/>
    </style:style>
    <style:style style:name="P494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495" style:parent-style-name="DefaultParagraphFont" style:family="text">
      <style:text-properties style:font-name="Calibri" fo:font-weight="bold" style:font-weight-asian="bold" style:font-size-complex="11pt"/>
    </style:style>
    <style:style style:name="T496" style:parent-style-name="DefaultParagraphFont" style:family="text">
      <style:text-properties style:font-name="Calibri" fo:font-weight="bold" style:font-weight-asian="bold" style:font-size-complex="11pt"/>
    </style:style>
    <style:style style:name="T497" style:parent-style-name="DefaultParagraphFont" style:family="text">
      <style:text-properties style:font-name="Calibri" style:font-size-complex="11pt"/>
    </style:style>
    <style:style style:name="T498" style:parent-style-name="DefaultParagraphFont" style:family="text">
      <style:text-properties style:font-name="Calibri" style:font-size-complex="11pt"/>
    </style:style>
    <style:style style:name="T499" style:parent-style-name="DefaultParagraphFont" style:family="text">
      <style:text-properties style:font-name="Calibri" style:font-size-complex="11pt"/>
    </style:style>
    <style:style style:name="T500" style:parent-style-name="DefaultParagraphFont" style:family="text">
      <style:text-properties style:font-name="Calibri" style:font-size-complex="11pt"/>
    </style:style>
    <style:style style:name="TableRow501" style:family="table-row">
      <style:table-row-properties style:use-optimal-row-height="false"/>
    </style:style>
    <style:style style:name="TableCell502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0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0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07" style:family="table-row">
      <style:table-row-properties style:use-optimal-row-height="false"/>
    </style:style>
    <style:style style:name="TableCell508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0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51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513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51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1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518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51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104in solid #000000" style:writing-mode="lr-tb" fo:padding-top="0in" fo:padding-left="0.075in" fo:padding-bottom="0in" fo:padding-right="0.075in"/>
    </style:style>
    <style:style style:name="P52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523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524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526" style:family="table-column">
      <style:table-column-properties style:column-width="4.4062in" style:use-optimal-column-width="false"/>
    </style:style>
    <style:style style:name="TableColumn527" style:family="table-column">
      <style:table-column-properties style:column-width="1.6687in" style:use-optimal-column-width="false"/>
    </style:style>
    <style:style style:name="TableColumn528" style:family="table-column">
      <style:table-column-properties style:column-width="0.0048in" style:use-optimal-column-width="false"/>
    </style:style>
    <style:style style:name="Table525" style:family="table">
      <style:table-properties style:width="6.0798in" fo:margin-left="0in" table:align="lef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3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532" style:family="table-cell">
      <style:table-cell-properties fo:border="0.0104in solid #000000" style:writing-mode="lr-tb" fo:padding-top="0in" fo:padding-left="0.075in" fo:padding-bottom="0in" fo:padding-right="0.075in"/>
    </style:style>
    <style:style style:name="P533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534" style:parent-style-name="DefaultParagraphFont" style:family="text">
      <style:text-properties style:font-name="Calibri" fo:font-weight="bold" style:font-weight-asian="bold" style:font-size-complex="11pt"/>
    </style:style>
    <style:style style:name="T535" style:parent-style-name="DefaultParagraphFont" style:family="text">
      <style:text-properties style:font-name="Calibri" fo:font-weight="bold" style:font-weight-asian="bold" style:font-size-complex="11pt"/>
    </style:style>
    <style:style style:name="T536" style:parent-style-name="DefaultParagraphFont" style:family="text">
      <style:text-properties style:font-name="Calibri" style:font-size-complex="11pt"/>
    </style:style>
    <style:style style:name="T537" style:parent-style-name="DefaultParagraphFont" style:family="text">
      <style:text-properties style:font-name="Calibri" style:font-size-complex="11pt"/>
    </style:style>
    <style:style style:name="T538" style:parent-style-name="DefaultParagraphFont" style:family="text">
      <style:text-properties style:font-name="Calibri" style:font-size-complex="11pt"/>
    </style:style>
    <style:style style:name="T539" style:parent-style-name="DefaultParagraphFont" style:family="text">
      <style:text-properties style:font-name="Calibri" style:font-size-complex="11p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4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4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4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49" style:family="table-row">
      <style:table-row-properties style:use-optimal-row-height="false"/>
    </style:style>
    <style:style style:name="TableCell550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55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552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55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5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557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55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="0.0104in solid #000000" style:writing-mode="lr-tb" fo:padding-top="0in" fo:padding-left="0.075in" fo:padding-bottom="0in" fo:padding-right="0.075in"/>
    </style:style>
    <style:style style:name="P56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562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563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565" style:family="table-column">
      <style:table-column-properties style:column-width="4.4062in" style:use-optimal-column-width="false"/>
    </style:style>
    <style:style style:name="TableColumn566" style:family="table-column">
      <style:table-column-properties style:column-width="1.6687in" style:use-optimal-column-width="false"/>
    </style:style>
    <style:style style:name="TableColumn567" style:family="table-column">
      <style:table-column-properties style:column-width="0.0048in" style:use-optimal-column-width="false"/>
    </style:style>
    <style:style style:name="Table564" style:family="table">
      <style:table-properties style:width="6.0798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7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571" style:family="table-cell">
      <style:table-cell-properties fo:border="0.0104in solid #000000" style:writing-mode="lr-tb" fo:padding-top="0in" fo:padding-left="0.075in" fo:padding-bottom="0in" fo:padding-right="0.075in"/>
    </style:style>
    <style:style style:name="P572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573" style:parent-style-name="DefaultParagraphFont" style:family="text">
      <style:text-properties style:font-name="Calibri" fo:font-weight="bold" style:font-weight-asian="bold" style:font-size-complex="11pt"/>
    </style:style>
    <style:style style:name="T574" style:parent-style-name="DefaultParagraphFont" style:family="text">
      <style:text-properties style:font-name="Calibri" fo:font-weight="bold" style:font-weight-asian="bold" style:font-size-complex="11pt"/>
    </style:style>
    <style:style style:name="T575" style:parent-style-name="DefaultParagraphFont" style:family="text">
      <style:text-properties style:font-name="Calibri" style:font-size-complex="11pt"/>
    </style:style>
    <style:style style:name="T576" style:parent-style-name="DefaultParagraphFont" style:family="text">
      <style:text-properties style:font-name="Calibri" style:font-size-complex="11pt"/>
    </style:style>
    <style:style style:name="T577" style:parent-style-name="DefaultParagraphFont" style:family="text">
      <style:text-properties style:font-name="Calibri" style:font-size-complex="11pt"/>
    </style:style>
    <style:style style:name="T578" style:parent-style-name="DefaultParagraphFont" style:family="text">
      <style:text-properties style:font-name="Calibri" style:font-size-complex="11pt"/>
    </style:style>
    <style:style style:name="TableRow579" style:family="table-row">
      <style:table-row-properties style:use-optimal-row-height="false"/>
    </style:style>
    <style:style style:name="TableCell580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8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82" style:family="table-row">
      <style:table-row-properties style:use-optimal-row-height="false"/>
    </style:style>
    <style:style style:name="TableCell583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8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58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59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591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59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59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596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59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104in solid #000000" style:writing-mode="lr-tb" fo:padding-top="0in" fo:padding-left="0.075in" fo:padding-bottom="0in" fo:padding-right="0.075in"/>
    </style:style>
    <style:style style:name="P60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601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602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604" style:family="table-column">
      <style:table-column-properties style:column-width="4.4062in" style:use-optimal-column-width="false"/>
    </style:style>
    <style:style style:name="TableColumn605" style:family="table-column">
      <style:table-column-properties style:column-width="1.6687in" style:use-optimal-column-width="false"/>
    </style:style>
    <style:style style:name="TableColumn606" style:family="table-column">
      <style:table-column-properties style:column-width="0.0048in" style:use-optimal-column-width="false"/>
    </style:style>
    <style:style style:name="Table603" style:family="table">
      <style:table-properties style:width="6.0798in" fo:margin-left="0in" table:align="lef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60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610" style:family="table-cell">
      <style:table-cell-properties fo:border="0.0104in solid #000000" style:writing-mode="lr-tb" fo:padding-top="0in" fo:padding-left="0.075in" fo:padding-bottom="0in" fo:padding-right="0.075in"/>
    </style:style>
    <style:style style:name="P611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612" style:parent-style-name="DefaultParagraphFont" style:family="text">
      <style:text-properties style:font-name="Calibri" fo:font-weight="bold" style:font-weight-asian="bold" style:font-size-complex="11pt"/>
    </style:style>
    <style:style style:name="T613" style:parent-style-name="DefaultParagraphFont" style:family="text">
      <style:text-properties style:font-name="Calibri" fo:font-weight="bold" style:font-weight-asian="bold" style:font-size-complex="11pt"/>
    </style:style>
    <style:style style:name="T614" style:parent-style-name="DefaultParagraphFont" style:family="text">
      <style:text-properties style:font-name="Calibri" style:font-size-complex="11pt"/>
    </style:style>
    <style:style style:name="T615" style:parent-style-name="DefaultParagraphFont" style:family="text">
      <style:text-properties style:font-name="Calibri" style:font-size-complex="11pt"/>
    </style:style>
    <style:style style:name="T616" style:parent-style-name="DefaultParagraphFont" style:family="text">
      <style:text-properties style:font-name="Calibri" style:font-size-complex="11pt"/>
    </style:style>
    <style:style style:name="T617" style:parent-style-name="DefaultParagraphFont" style:family="text">
      <style:text-properties style:font-name="Calibri" style:font-size-complex="11p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62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62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62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62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630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63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3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635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63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="0.0104in solid #000000" style:writing-mode="lr-tb" fo:padding-top="0in" fo:padding-left="0.075in" fo:padding-bottom="0in" fo:padding-right="0.075in"/>
    </style:style>
    <style:style style:name="P63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640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641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643" style:family="table-column">
      <style:table-column-properties style:column-width="4.4062in" style:use-optimal-column-width="false"/>
    </style:style>
    <style:style style:name="TableColumn644" style:family="table-column">
      <style:table-column-properties style:column-width="1.6687in" style:use-optimal-column-width="false"/>
    </style:style>
    <style:style style:name="TableColumn645" style:family="table-column">
      <style:table-column-properties style:column-width="0.0048in" style:use-optimal-column-width="false"/>
    </style:style>
    <style:style style:name="Table642" style:family="table">
      <style:table-properties style:width="6.0798in" fo:margin-left="0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64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649" style:family="table-cell">
      <style:table-cell-properties fo:border="0.0104in solid #000000" style:writing-mode="lr-tb" fo:padding-top="0in" fo:padding-left="0.075in" fo:padding-bottom="0in" fo:padding-right="0.075in"/>
    </style:style>
    <style:style style:name="P650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651" style:parent-style-name="DefaultParagraphFont" style:family="text">
      <style:text-properties style:font-name="Calibri" fo:font-weight="bold" style:font-weight-asian="bold" style:font-size-complex="11pt"/>
    </style:style>
    <style:style style:name="T652" style:parent-style-name="DefaultParagraphFont" style:family="text">
      <style:text-properties style:font-name="Calibri" fo:font-weight="bold" style:font-weight-asian="bold" style:font-size-complex="11pt"/>
    </style:style>
    <style:style style:name="T653" style:parent-style-name="DefaultParagraphFont" style:family="text">
      <style:text-properties style:font-name="Calibri" style:font-size-complex="11pt"/>
    </style:style>
    <style:style style:name="T654" style:parent-style-name="DefaultParagraphFont" style:family="text">
      <style:text-properties style:font-name="Calibri" style:font-size-complex="11pt"/>
    </style:style>
    <style:style style:name="T655" style:parent-style-name="DefaultParagraphFont" style:family="text">
      <style:text-properties style:font-name="Calibri" style:font-size-complex="11pt"/>
    </style:style>
    <style:style style:name="T656" style:parent-style-name="DefaultParagraphFont" style:family="text">
      <style:text-properties style:font-name="Calibri" style:font-size-complex="11pt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65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66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66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66" style:family="table-row">
      <style:table-row-properties style:use-optimal-row-height="false"/>
    </style:style>
    <style:style style:name="TableCell667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66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669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67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674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67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76" style:family="table-row">
      <style:table-row-properties style:use-optimal-row-height="false"/>
    </style:style>
    <style:style style:name="TableCell677" style:family="table-cell">
      <style:table-cell-properties fo:border="0.0104in solid #000000" style:writing-mode="lr-tb" fo:padding-top="0in" fo:padding-left="0.075in" fo:padding-bottom="0in" fo:padding-right="0.075in"/>
    </style:style>
    <style:style style:name="P67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679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680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682" style:family="table-column">
      <style:table-column-properties style:column-width="4.4062in" style:use-optimal-column-width="false"/>
    </style:style>
    <style:style style:name="TableColumn683" style:family="table-column">
      <style:table-column-properties style:column-width="1.6687in" style:use-optimal-column-width="false"/>
    </style:style>
    <style:style style:name="TableColumn684" style:family="table-column">
      <style:table-column-properties style:column-width="0.0048in" style:use-optimal-column-width="false"/>
    </style:style>
    <style:style style:name="Table681" style:family="table">
      <style:table-properties style:width="6.0798in" fo:margin-left="0in" table:align="left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68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688" style:family="table-cell">
      <style:table-cell-properties fo:border="0.0104in solid #000000" style:writing-mode="lr-tb" fo:padding-top="0in" fo:padding-left="0.075in" fo:padding-bottom="0in" fo:padding-right="0.075in"/>
    </style:style>
    <style:style style:name="P689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690" style:parent-style-name="DefaultParagraphFont" style:family="text">
      <style:text-properties style:font-name="Calibri" fo:font-weight="bold" style:font-weight-asian="bold" style:font-size-complex="11pt"/>
    </style:style>
    <style:style style:name="T691" style:parent-style-name="DefaultParagraphFont" style:family="text">
      <style:text-properties style:font-name="Calibri" fo:font-weight="bold" style:font-weight-asian="bold" style:font-size-complex="11pt"/>
    </style:style>
    <style:style style:name="T692" style:parent-style-name="DefaultParagraphFont" style:family="text">
      <style:text-properties style:font-name="Calibri" style:font-size-complex="11pt"/>
    </style:style>
    <style:style style:name="T693" style:parent-style-name="DefaultParagraphFont" style:family="text">
      <style:text-properties style:font-name="Calibri" style:font-size-complex="11pt"/>
    </style:style>
    <style:style style:name="T694" style:parent-style-name="DefaultParagraphFont" style:family="text">
      <style:text-properties style:font-name="Calibri" style:font-size-complex="11pt"/>
    </style:style>
    <style:style style:name="T695" style:parent-style-name="DefaultParagraphFont" style:family="text">
      <style:text-properties style:font-name="Calibri" style:font-size-complex="11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69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70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70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70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708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70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1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713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71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104in solid #000000" style:writing-mode="lr-tb" fo:padding-top="0in" fo:padding-left="0.075in" fo:padding-bottom="0in" fo:padding-right="0.075in"/>
    </style:style>
    <style:style style:name="P71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718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719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721" style:family="table-column">
      <style:table-column-properties style:column-width="4.4062in" style:use-optimal-column-width="false"/>
    </style:style>
    <style:style style:name="TableColumn722" style:family="table-column">
      <style:table-column-properties style:column-width="1.6687in" style:use-optimal-column-width="false"/>
    </style:style>
    <style:style style:name="TableColumn723" style:family="table-column">
      <style:table-column-properties style:column-width="0.0048in" style:use-optimal-column-width="false"/>
    </style:style>
    <style:style style:name="Table720" style:family="table">
      <style:table-properties style:width="6.0798in" fo:margin-left="0in" table:align="lef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72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727" style:family="table-cell">
      <style:table-cell-properties fo:border="0.0104in solid #000000" style:writing-mode="lr-tb" fo:padding-top="0in" fo:padding-left="0.075in" fo:padding-bottom="0in" fo:padding-right="0.075in"/>
    </style:style>
    <style:style style:name="P728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729" style:parent-style-name="DefaultParagraphFont" style:family="text">
      <style:text-properties style:font-name="Calibri" fo:font-weight="bold" style:font-weight-asian="bold" style:font-size-complex="11pt"/>
    </style:style>
    <style:style style:name="T730" style:parent-style-name="DefaultParagraphFont" style:family="text">
      <style:text-properties style:font-name="Calibri" fo:font-weight="bold" style:font-weight-asian="bold" style:font-size-complex="11pt"/>
    </style:style>
    <style:style style:name="T731" style:parent-style-name="DefaultParagraphFont" style:family="text">
      <style:text-properties style:font-name="Calibri" style:font-size-complex="11pt"/>
    </style:style>
    <style:style style:name="T732" style:parent-style-name="DefaultParagraphFont" style:family="text">
      <style:text-properties style:font-name="Calibri" style:font-size-complex="11pt"/>
    </style:style>
    <style:style style:name="T733" style:parent-style-name="DefaultParagraphFont" style:family="text">
      <style:text-properties style:font-name="Calibri" style:font-size-complex="11pt"/>
    </style:style>
    <style:style style:name="T734" style:parent-style-name="DefaultParagraphFont" style:family="text">
      <style:text-properties style:font-name="Calibri" style:font-size-complex="11p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73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38" style:family="table-row">
      <style:table-row-properties style:use-optimal-row-height="false"/>
    </style:style>
    <style:style style:name="TableCell739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74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74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74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747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74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5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752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75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="0.0104in solid #000000" style:writing-mode="lr-tb" fo:padding-top="0in" fo:padding-left="0.075in" fo:padding-bottom="0in" fo:padding-right="0.075in"/>
    </style:style>
    <style:style style:name="P75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757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758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760" style:family="table-column">
      <style:table-column-properties style:column-width="4.4062in" style:use-optimal-column-width="false"/>
    </style:style>
    <style:style style:name="TableColumn761" style:family="table-column">
      <style:table-column-properties style:column-width="1.6687in" style:use-optimal-column-width="false"/>
    </style:style>
    <style:style style:name="TableColumn762" style:family="table-column">
      <style:table-column-properties style:column-width="0.0048in" style:use-optimal-column-width="false"/>
    </style:style>
    <style:style style:name="Table759" style:family="table">
      <style:table-properties style:width="6.0798in" fo:margin-left="0in" table:align="lef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76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766" style:family="table-cell">
      <style:table-cell-properties fo:border="0.0104in solid #000000" style:writing-mode="lr-tb" fo:padding-top="0in" fo:padding-left="0.075in" fo:padding-bottom="0in" fo:padding-right="0.075in"/>
    </style:style>
    <style:style style:name="P767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768" style:parent-style-name="DefaultParagraphFont" style:family="text">
      <style:text-properties style:font-name="Calibri" fo:font-weight="bold" style:font-weight-asian="bold" style:font-size-complex="11pt"/>
    </style:style>
    <style:style style:name="T769" style:parent-style-name="DefaultParagraphFont" style:family="text">
      <style:text-properties style:font-name="Calibri" fo:font-weight="bold" style:font-weight-asian="bold" style:font-size-complex="11pt"/>
    </style:style>
    <style:style style:name="T770" style:parent-style-name="DefaultParagraphFont" style:family="text">
      <style:text-properties style:font-name="Calibri" style:font-size-complex="11pt"/>
    </style:style>
    <style:style style:name="T771" style:parent-style-name="DefaultParagraphFont" style:family="text">
      <style:text-properties style:font-name="Calibri" style:font-size-complex="11pt"/>
    </style:style>
    <style:style style:name="T772" style:parent-style-name="DefaultParagraphFont" style:family="text">
      <style:text-properties style:font-name="Calibri" style:font-size-complex="11pt"/>
    </style:style>
    <style:style style:name="T773" style:parent-style-name="DefaultParagraphFont" style:family="text">
      <style:text-properties style:font-name="Calibri" style:font-size-complex="11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77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77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78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78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786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78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9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791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79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104in solid #000000" style:writing-mode="lr-tb" fo:padding-top="0in" fo:padding-left="0.075in" fo:padding-bottom="0in" fo:padding-right="0.075in"/>
    </style:style>
    <style:style style:name="P79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796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797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799" style:family="table-column">
      <style:table-column-properties style:column-width="4.4062in" style:use-optimal-column-width="false"/>
    </style:style>
    <style:style style:name="TableColumn800" style:family="table-column">
      <style:table-column-properties style:column-width="1.6687in" style:use-optimal-column-width="false"/>
    </style:style>
    <style:style style:name="TableColumn801" style:family="table-column">
      <style:table-column-properties style:column-width="0.0048in" style:use-optimal-column-width="false"/>
    </style:style>
    <style:style style:name="Table798" style:family="table">
      <style:table-properties style:width="6.0798in" fo:margin-left="0in" table:align="lef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0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805" style:family="table-cell">
      <style:table-cell-properties fo:border="0.0104in solid #000000" style:writing-mode="lr-tb" fo:padding-top="0in" fo:padding-left="0.075in" fo:padding-bottom="0in" fo:padding-right="0.075in"/>
    </style:style>
    <style:style style:name="P806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807" style:parent-style-name="DefaultParagraphFont" style:family="text">
      <style:text-properties style:font-name="Calibri" fo:font-weight="bold" style:font-weight-asian="bold" style:font-size-complex="11pt"/>
    </style:style>
    <style:style style:name="T808" style:parent-style-name="DefaultParagraphFont" style:family="text">
      <style:text-properties style:font-name="Calibri" fo:font-weight="bold" style:font-weight-asian="bold" style:font-size-complex="11pt"/>
    </style:style>
    <style:style style:name="T809" style:parent-style-name="DefaultParagraphFont" style:family="text">
      <style:text-properties style:font-name="Calibri" style:font-size-complex="11pt"/>
    </style:style>
    <style:style style:name="T810" style:parent-style-name="DefaultParagraphFont" style:family="text">
      <style:text-properties style:font-name="Calibri" style:font-size-complex="11pt"/>
    </style:style>
    <style:style style:name="T811" style:parent-style-name="DefaultParagraphFont" style:family="text">
      <style:text-properties style:font-name="Calibri" style:font-size-complex="11pt"/>
    </style:style>
    <style:style style:name="T812" style:parent-style-name="DefaultParagraphFont" style:family="text">
      <style:text-properties style:font-name="Calibri" style:font-size-complex="11p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1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1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19" style:family="table-row">
      <style:table-row-properties style:use-optimal-row-height="false"/>
    </style:style>
    <style:style style:name="TableCell820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2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82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825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82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2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830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83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="0.0104in solid #000000" style:writing-mode="lr-tb" fo:padding-top="0in" fo:padding-left="0.075in" fo:padding-bottom="0in" fo:padding-right="0.075in"/>
    </style:style>
    <style:style style:name="P83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835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836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838" style:family="table-column">
      <style:table-column-properties style:column-width="4.4062in" style:use-optimal-column-width="false"/>
    </style:style>
    <style:style style:name="TableColumn839" style:family="table-column">
      <style:table-column-properties style:column-width="1.6687in" style:use-optimal-column-width="false"/>
    </style:style>
    <style:style style:name="TableColumn840" style:family="table-column">
      <style:table-column-properties style:column-width="0.0048in" style:use-optimal-column-width="false"/>
    </style:style>
    <style:style style:name="Table837" style:family="table">
      <style:table-properties style:width="6.0798in" fo:margin-left="0in" table:align="left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4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844" style:family="table-cell">
      <style:table-cell-properties fo:border="0.0104in solid #000000" style:writing-mode="lr-tb" fo:padding-top="0in" fo:padding-left="0.075in" fo:padding-bottom="0in" fo:padding-right="0.075in"/>
    </style:style>
    <style:style style:name="P845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846" style:parent-style-name="DefaultParagraphFont" style:family="text">
      <style:text-properties style:font-name="Calibri" fo:font-weight="bold" style:font-weight-asian="bold" style:font-size-complex="11pt"/>
    </style:style>
    <style:style style:name="T847" style:parent-style-name="DefaultParagraphFont" style:family="text">
      <style:text-properties style:font-name="Calibri" fo:font-weight="bold" style:font-weight-asian="bold" style:font-size-complex="11pt"/>
    </style:style>
    <style:style style:name="T848" style:parent-style-name="DefaultParagraphFont" style:family="text">
      <style:text-properties style:font-name="Calibri" style:font-size-complex="11pt"/>
    </style:style>
    <style:style style:name="T849" style:parent-style-name="DefaultParagraphFont" style:family="text">
      <style:text-properties style:font-name="Calibri" style:font-size-complex="11pt"/>
    </style:style>
    <style:style style:name="T850" style:parent-style-name="DefaultParagraphFont" style:family="text">
      <style:text-properties style:font-name="Calibri" style:font-size-complex="11pt"/>
    </style:style>
    <style:style style:name="T851" style:parent-style-name="DefaultParagraphFont" style:family="text">
      <style:text-properties style:font-name="Calibri" style:font-size-complex="11p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5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5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6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86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864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86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6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869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87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="0.0104in solid #000000" style:writing-mode="lr-tb" fo:padding-top="0in" fo:padding-left="0.075in" fo:padding-bottom="0in" fo:padding-right="0.075in"/>
    </style:style>
    <style:style style:name="P87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874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875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877" style:family="table-column">
      <style:table-column-properties style:column-width="4.4062in" style:use-optimal-column-width="false"/>
    </style:style>
    <style:style style:name="TableColumn878" style:family="table-column">
      <style:table-column-properties style:column-width="1.6687in" style:use-optimal-column-width="false"/>
    </style:style>
    <style:style style:name="TableColumn879" style:family="table-column">
      <style:table-column-properties style:column-width="0.0048in" style:use-optimal-column-width="false"/>
    </style:style>
    <style:style style:name="Table876" style:family="table">
      <style:table-properties style:width="6.0798in" fo:margin-left="0in" table:align="left"/>
    </style:style>
    <style:style style:name="TableRow880" style:family="table-row">
      <style:table-row-properties style:use-optimal-row-height="false"/>
    </style:style>
    <style:style style:name="TableCell881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8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883" style:family="table-cell">
      <style:table-cell-properties fo:border="0.0104in solid #000000" style:writing-mode="lr-tb" fo:padding-top="0in" fo:padding-left="0.075in" fo:padding-bottom="0in" fo:padding-right="0.075in"/>
    </style:style>
    <style:style style:name="P884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885" style:parent-style-name="DefaultParagraphFont" style:family="text">
      <style:text-properties style:font-name="Calibri" fo:font-weight="bold" style:font-weight-asian="bold" style:font-size-complex="11pt"/>
    </style:style>
    <style:style style:name="T886" style:parent-style-name="DefaultParagraphFont" style:family="text">
      <style:text-properties style:font-name="Calibri" fo:font-weight="bold" style:font-weight-asian="bold" style:font-size-complex="11pt"/>
    </style:style>
    <style:style style:name="T887" style:parent-style-name="DefaultParagraphFont" style:family="text">
      <style:text-properties style:font-name="Calibri" style:font-size-complex="11pt"/>
    </style:style>
    <style:style style:name="T888" style:parent-style-name="DefaultParagraphFont" style:family="text">
      <style:text-properties style:font-name="Calibri" style:font-size-complex="11pt"/>
    </style:style>
    <style:style style:name="T889" style:parent-style-name="DefaultParagraphFont" style:family="text">
      <style:text-properties style:font-name="Calibri" style:font-size-complex="11pt"/>
    </style:style>
    <style:style style:name="T890" style:parent-style-name="DefaultParagraphFont" style:family="text">
      <style:text-properties style:font-name="Calibri" style:font-size-complex="11pt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9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9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89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90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903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90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0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908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90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="0.0104in solid #000000" style:writing-mode="lr-tb" fo:padding-top="0in" fo:padding-left="0.075in" fo:padding-bottom="0in" fo:padding-right="0.075in"/>
    </style:style>
    <style:style style:name="P91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913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914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916" style:family="table-column">
      <style:table-column-properties style:column-width="4.4062in" style:use-optimal-column-width="false"/>
    </style:style>
    <style:style style:name="TableColumn917" style:family="table-column">
      <style:table-column-properties style:column-width="1.6687in" style:use-optimal-column-width="false"/>
    </style:style>
    <style:style style:name="TableColumn918" style:family="table-column">
      <style:table-column-properties style:column-width="0.0048in" style:use-optimal-column-width="false"/>
    </style:style>
    <style:style style:name="Table915" style:family="table">
      <style:table-properties style:width="6.0798in" fo:margin-left="0in" table:align="left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92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922" style:family="table-cell">
      <style:table-cell-properties fo:border="0.0104in solid #000000" style:writing-mode="lr-tb" fo:padding-top="0in" fo:padding-left="0.075in" fo:padding-bottom="0in" fo:padding-right="0.075in"/>
    </style:style>
    <style:style style:name="P923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924" style:parent-style-name="DefaultParagraphFont" style:family="text">
      <style:text-properties style:font-name="Calibri" fo:font-weight="bold" style:font-weight-asian="bold" style:font-size-complex="11pt"/>
    </style:style>
    <style:style style:name="T925" style:parent-style-name="DefaultParagraphFont" style:family="text">
      <style:text-properties style:font-name="Calibri" fo:font-weight="bold" style:font-weight-asian="bold" style:font-size-complex="11pt"/>
    </style:style>
    <style:style style:name="T926" style:parent-style-name="DefaultParagraphFont" style:family="text">
      <style:text-properties style:font-name="Calibri" style:font-size-complex="11pt"/>
    </style:style>
    <style:style style:name="T927" style:parent-style-name="DefaultParagraphFont" style:family="text">
      <style:text-properties style:font-name="Calibri" style:font-size-complex="11pt"/>
    </style:style>
    <style:style style:name="T928" style:parent-style-name="DefaultParagraphFont" style:family="text">
      <style:text-properties style:font-name="Calibri" style:font-size-complex="11pt"/>
    </style:style>
    <style:style style:name="T929" style:parent-style-name="DefaultParagraphFont" style:family="text">
      <style:text-properties style:font-name="Calibri" style:font-size-complex="11p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93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93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36" style:family="table-row">
      <style:table-row-properties style:use-optimal-row-height="false"/>
    </style:style>
    <style:style style:name="TableCell937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93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94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942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94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4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947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94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104in solid #000000" style:writing-mode="lr-tb" fo:padding-top="0in" fo:padding-left="0.075in" fo:padding-bottom="0in" fo:padding-right="0.075in"/>
    </style:style>
    <style:style style:name="P95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952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953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955" style:family="table-column">
      <style:table-column-properties style:column-width="4.4062in" style:use-optimal-column-width="false"/>
    </style:style>
    <style:style style:name="TableColumn956" style:family="table-column">
      <style:table-column-properties style:column-width="1.6687in" style:use-optimal-column-width="false"/>
    </style:style>
    <style:style style:name="TableColumn957" style:family="table-column">
      <style:table-column-properties style:column-width="0.0048in" style:use-optimal-column-width="false"/>
    </style:style>
    <style:style style:name="Table954" style:family="table">
      <style:table-properties style:width="6.0798in" fo:margin-left="0in" table:align="left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96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961" style:family="table-cell">
      <style:table-cell-properties fo:border="0.0104in solid #000000" style:writing-mode="lr-tb" fo:padding-top="0in" fo:padding-left="0.075in" fo:padding-bottom="0in" fo:padding-right="0.075in"/>
    </style:style>
    <style:style style:name="P962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963" style:parent-style-name="DefaultParagraphFont" style:family="text">
      <style:text-properties style:font-name="Calibri" fo:font-weight="bold" style:font-weight-asian="bold" style:font-size-complex="11pt"/>
    </style:style>
    <style:style style:name="T964" style:parent-style-name="DefaultParagraphFont" style:family="text">
      <style:text-properties style:font-name="Calibri" fo:font-weight="bold" style:font-weight-asian="bold" style:font-size-complex="11pt"/>
    </style:style>
    <style:style style:name="T965" style:parent-style-name="DefaultParagraphFont" style:family="text">
      <style:text-properties style:font-name="Calibri" style:font-size-complex="11pt"/>
    </style:style>
    <style:style style:name="T966" style:parent-style-name="DefaultParagraphFont" style:family="text">
      <style:text-properties style:font-name="Calibri" style:font-size-complex="11pt"/>
    </style:style>
    <style:style style:name="T967" style:parent-style-name="DefaultParagraphFont" style:family="text">
      <style:text-properties style:font-name="Calibri" style:font-size-complex="11pt"/>
    </style:style>
    <style:style style:name="T968" style:parent-style-name="DefaultParagraphFont" style:family="text">
      <style:text-properties style:font-name="Calibri" style:font-size-complex="11pt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97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97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97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98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981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98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98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986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98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104in solid #000000" style:writing-mode="lr-tb" fo:padding-top="0in" fo:padding-left="0.075in" fo:padding-bottom="0in" fo:padding-right="0.075in"/>
    </style:style>
    <style:style style:name="P99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991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992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994" style:family="table-column">
      <style:table-column-properties style:column-width="4.4062in" style:use-optimal-column-width="false"/>
    </style:style>
    <style:style style:name="TableColumn995" style:family="table-column">
      <style:table-column-properties style:column-width="1.6687in" style:use-optimal-column-width="false"/>
    </style:style>
    <style:style style:name="TableColumn996" style:family="table-column">
      <style:table-column-properties style:column-width="0.0048in" style:use-optimal-column-width="false"/>
    </style:style>
    <style:style style:name="Table993" style:family="table">
      <style:table-properties style:width="6.0798in" fo:margin-left="0in" table:align="left"/>
    </style:style>
    <style:style style:name="TableRow997" style:family="table-row">
      <style:table-row-properties style:use-optimal-row-height="false"/>
    </style:style>
    <style:style style:name="TableCell998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99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000" style:family="table-cell">
      <style:table-cell-properties fo:border="0.0104in solid #000000" style:writing-mode="lr-tb" fo:padding-top="0in" fo:padding-left="0.075in" fo:padding-bottom="0in" fo:padding-right="0.075in"/>
    </style:style>
    <style:style style:name="P1001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1002" style:parent-style-name="DefaultParagraphFont" style:family="text">
      <style:text-properties style:font-name="Calibri" fo:font-weight="bold" style:font-weight-asian="bold" style:font-size-complex="11pt"/>
    </style:style>
    <style:style style:name="T1003" style:parent-style-name="DefaultParagraphFont" style:family="text">
      <style:text-properties style:font-name="Calibri" fo:font-weight="bold" style:font-weight-asian="bold" style:font-size-complex="11pt"/>
    </style:style>
    <style:style style:name="T1004" style:parent-style-name="DefaultParagraphFont" style:family="text">
      <style:text-properties style:font-name="Calibri" style:font-size-complex="11pt"/>
    </style:style>
    <style:style style:name="T1005" style:parent-style-name="DefaultParagraphFont" style:family="text">
      <style:text-properties style:font-name="Calibri" style:font-size-complex="11pt"/>
    </style:style>
    <style:style style:name="T1006" style:parent-style-name="DefaultParagraphFont" style:family="text">
      <style:text-properties style:font-name="Calibri" style:font-size-complex="11pt"/>
    </style:style>
    <style:style style:name="T1007" style:parent-style-name="DefaultParagraphFont" style:family="text">
      <style:text-properties style:font-name="Calibri" style:font-size-complex="11pt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1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1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1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01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020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02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22" style:family="table-row">
      <style:table-row-properties style:use-optimal-row-height="false"/>
    </style:style>
    <style:style style:name="TableCell102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2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025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02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104in solid #000000" style:writing-mode="lr-tb" fo:padding-top="0in" fo:padding-left="0.075in" fo:padding-bottom="0in" fo:padding-right="0.075in"/>
    </style:style>
    <style:style style:name="P102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1030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1031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1033" style:family="table-column">
      <style:table-column-properties style:column-width="4.4062in" style:use-optimal-column-width="false"/>
    </style:style>
    <style:style style:name="TableColumn1034" style:family="table-column">
      <style:table-column-properties style:column-width="1.6687in" style:use-optimal-column-width="false"/>
    </style:style>
    <style:style style:name="TableColumn1035" style:family="table-column">
      <style:table-column-properties style:column-width="0.0048in" style:use-optimal-column-width="false"/>
    </style:style>
    <style:style style:name="Table1032" style:family="table">
      <style:table-properties style:width="6.0798in" fo:margin-left="0in" table:align="left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3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039" style:family="table-cell">
      <style:table-cell-properties fo:border="0.0104in solid #000000" style:writing-mode="lr-tb" fo:padding-top="0in" fo:padding-left="0.075in" fo:padding-bottom="0in" fo:padding-right="0.075in"/>
    </style:style>
    <style:style style:name="P1040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1041" style:parent-style-name="DefaultParagraphFont" style:family="text">
      <style:text-properties style:font-name="Calibri" fo:font-weight="bold" style:font-weight-asian="bold" style:font-size-complex="11pt"/>
    </style:style>
    <style:style style:name="T1042" style:parent-style-name="DefaultParagraphFont" style:family="text">
      <style:text-properties style:font-name="Calibri" fo:font-weight="bold" style:font-weight-asian="bold" style:font-size-complex="11pt"/>
    </style:style>
    <style:style style:name="T1043" style:parent-style-name="DefaultParagraphFont" style:family="text">
      <style:text-properties style:font-name="Calibri" style:font-size-complex="11pt"/>
    </style:style>
    <style:style style:name="T1044" style:parent-style-name="DefaultParagraphFont" style:family="text">
      <style:text-properties style:font-name="Calibri" style:font-size-complex="11pt"/>
    </style:style>
    <style:style style:name="T1045" style:parent-style-name="DefaultParagraphFont" style:family="text">
      <style:text-properties style:font-name="Calibri" style:font-size-complex="11pt"/>
    </style:style>
    <style:style style:name="T1046" style:parent-style-name="DefaultParagraphFont" style:family="text">
      <style:text-properties style:font-name="Calibri" style:font-size-complex="11pt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4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5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5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05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059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06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61" style:family="table-row">
      <style:table-row-properties style:use-optimal-row-height="false"/>
    </style:style>
    <style:style style:name="TableCell106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06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064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06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="0.0104in solid #000000" style:writing-mode="lr-tb" fo:padding-top="0in" fo:padding-left="0.075in" fo:padding-bottom="0in" fo:padding-right="0.075in"/>
    </style:style>
    <style:style style:name="P106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1069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1070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1072" style:family="table-column">
      <style:table-column-properties style:column-width="4.4062in" style:use-optimal-column-width="false"/>
    </style:style>
    <style:style style:name="TableColumn1073" style:family="table-column">
      <style:table-column-properties style:column-width="1.6687in" style:use-optimal-column-width="false"/>
    </style:style>
    <style:style style:name="TableColumn1074" style:family="table-column">
      <style:table-column-properties style:column-width="0.0048in" style:use-optimal-column-width="false"/>
    </style:style>
    <style:style style:name="Table1071" style:family="table">
      <style:table-properties style:width="6.0798in" fo:margin-left="0in" table:align="left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7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078" style:family="table-cell">
      <style:table-cell-properties fo:border="0.0104in solid #000000" style:writing-mode="lr-tb" fo:padding-top="0in" fo:padding-left="0.075in" fo:padding-bottom="0in" fo:padding-right="0.075in"/>
    </style:style>
    <style:style style:name="P1079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1080" style:parent-style-name="DefaultParagraphFont" style:family="text">
      <style:text-properties style:font-name="Calibri" fo:font-weight="bold" style:font-weight-asian="bold" style:font-size-complex="11pt"/>
    </style:style>
    <style:style style:name="T1081" style:parent-style-name="DefaultParagraphFont" style:family="text">
      <style:text-properties style:font-name="Calibri" fo:font-weight="bold" style:font-weight-asian="bold" style:font-size-complex="11pt"/>
    </style:style>
    <style:style style:name="T1082" style:parent-style-name="DefaultParagraphFont" style:family="text">
      <style:text-properties style:font-name="Calibri" style:font-size-complex="11pt"/>
    </style:style>
    <style:style style:name="T1083" style:parent-style-name="DefaultParagraphFont" style:family="text">
      <style:text-properties style:font-name="Calibri" style:font-size-complex="11pt"/>
    </style:style>
    <style:style style:name="T1084" style:parent-style-name="DefaultParagraphFont" style:family="text">
      <style:text-properties style:font-name="Calibri" style:font-size-complex="11pt"/>
    </style:style>
    <style:style style:name="T1085" style:parent-style-name="DefaultParagraphFont" style:family="text">
      <style:text-properties style:font-name="Calibri" style:font-size-complex="11pt"/>
    </style:style>
    <style:style style:name="TableRow1086" style:family="table-row">
      <style:table-row-properties style:use-optimal-row-height="false"/>
    </style:style>
    <style:style style:name="TableCell1087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8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9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09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09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098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09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102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103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104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="0.0104in solid #000000" style:writing-mode="lr-tb" fo:padding-top="0in" fo:padding-left="0.075in" fo:padding-bottom="0in" fo:padding-right="0.075in"/>
    </style:style>
    <style:style style:name="P110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1108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1109" style:parent-style-name="Heading1" style:family="paragraph">
      <style:paragraph-properties fo:border="none" fo:padding="0in" style:shadow="none" fo:margin-top="0.0416in" fo:margin-bottom="0.0416in" fo:line-height="100%"/>
      <style:text-properties style:font-name="Calibri" fo:font-size="12pt" style:font-size-asian="12pt" style:font-size-complex="12pt"/>
    </style:style>
    <style:style style:name="TableColumn1111" style:family="table-column">
      <style:table-column-properties style:column-width="4.4062in" style:use-optimal-column-width="false"/>
    </style:style>
    <style:style style:name="TableColumn1112" style:family="table-column">
      <style:table-column-properties style:column-width="1.6687in" style:use-optimal-column-width="false"/>
    </style:style>
    <style:style style:name="TableColumn1113" style:family="table-column">
      <style:table-column-properties style:column-width="0.0048in" style:use-optimal-column-width="false"/>
    </style:style>
    <style:style style:name="Table1110" style:family="table">
      <style:table-properties style:width="6.0798in" fo:margin-left="0in" table:align="left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11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117" style:family="table-cell">
      <style:table-cell-properties fo:border="0.0104in solid #000000" style:writing-mode="lr-tb" fo:padding-top="0in" fo:padding-left="0.075in" fo:padding-bottom="0in" fo:padding-right="0.075in"/>
    </style:style>
    <style:style style:name="P1118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1119" style:parent-style-name="DefaultParagraphFont" style:family="text">
      <style:text-properties style:font-name="Calibri" fo:font-weight="bold" style:font-weight-asian="bold" style:font-size-complex="11pt"/>
    </style:style>
    <style:style style:name="T1120" style:parent-style-name="DefaultParagraphFont" style:family="text">
      <style:text-properties style:font-name="Calibri" fo:font-weight="bold" style:font-weight-asian="bold" style:font-size-complex="11pt"/>
    </style:style>
    <style:style style:name="T1121" style:parent-style-name="DefaultParagraphFont" style:family="text">
      <style:text-properties style:font-name="Calibri" style:font-size-complex="11pt"/>
    </style:style>
    <style:style style:name="T1122" style:parent-style-name="DefaultParagraphFont" style:family="text">
      <style:text-properties style:font-name="Calibri" style:font-size-complex="11pt"/>
    </style:style>
    <style:style style:name="T1123" style:parent-style-name="DefaultParagraphFont" style:family="text">
      <style:text-properties style:font-name="Calibri" style:font-size-complex="11pt"/>
    </style:style>
    <style:style style:name="T1124" style:parent-style-name="DefaultParagraphFont" style:family="text">
      <style:text-properties style:font-name="Calibri" style:font-size-complex="11pt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127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13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="0.0104in solid #000000" fo:background-color="#FFCC66" style:writing-mode="lr-tb" fo:padding-top="0in" fo:padding-left="0.075in" fo:padding-bottom="0in" fo:padding-right="0.075in"/>
    </style:style>
    <style:style style:name="P113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-top="none" fo:border-left="0.0104in solid #000000" fo:border-bottom="none" fo:border-right="none" style:writing-mode="lr-tb" fo:padding-top="0in" fo:padding-left="0.075in" fo:padding-bottom="0in" fo:padding-right="0.075in"/>
    </style:style>
    <style:style style:name="P113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137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13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114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Cell1142" style:family="table-cell">
      <style:table-cell-properties fo:border-top="0.0104in solid #000000" fo:border-left="none" fo:border-bottom="0.0104in solid #000000" fo:border-right="0.0104in solid #000000" style:writing-mode="lr-tb" fo:padding-top="0in" fo:padding-left="0.075in" fo:padding-bottom="0in" fo:padding-right="0.075in"/>
    </style:style>
    <style:style style:name="P1143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144" style:family="table-row">
      <style:table-row-properties style:use-optimal-row-height="false"/>
    </style:style>
    <style:style style:name="TableCell1145" style:family="table-cell">
      <style:table-cell-properties fo:border="0.0104in solid #000000" style:writing-mode="lr-tb" fo:padding-top="0in" fo:padding-left="0.075in" fo:padding-bottom="0in" fo:padding-right="0.075in"/>
    </style:style>
    <style:style style:name="P114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P1147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text-transform="uppercase" style:letter-kerning="true" fo:font-size="12pt" style:font-size-asian="12pt" style:font-size-complex="12pt"/>
    </style:style>
    <style:style style:name="P1148" style:parent-style-name="Normal" style:family="paragraph">
      <style:paragraph-properties fo:break-before="page" fo:margin-left="0in">
        <style:tab-stops/>
      </style:paragraph-properties>
    </style:style>
    <style:style style:name="P1149" style:parent-style-name="Heading1" style:family="paragraph">
      <style:paragraph-properties fo:margin-top="0.0416in" fo:margin-bottom="0.0416in" fo:line-height="100%"/>
      <style:text-properties style:font-name="Calibri" fo:font-size="12pt" style:font-size-asian="12pt" style:font-size-complex="12pt"/>
    </style:style>
    <style:style style:name="P115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style:font-size-complex="11pt"/>
    </style:style>
    <style:style style:name="P1151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size="8pt" style:font-size-asian="8pt" style:font-size-complex="8pt"/>
    </style:style>
    <style:style style:name="TableColumn1153" style:family="table-column">
      <style:table-column-properties style:column-width="5.5847in"/>
    </style:style>
    <style:style style:name="TableColumn1154" style:family="table-column">
      <style:table-column-properties style:column-width="0.3125in"/>
    </style:style>
    <style:style style:name="TableColumn1155" style:family="table-column">
      <style:table-column-properties style:column-width="0.5104in"/>
    </style:style>
    <style:style style:name="Table1152" style:family="table">
      <style:table-properties style:width="6.4076in" fo:margin-left="0in" table:align="left"/>
    </style:style>
    <style:style style:name="TableRow1156" style:family="table-row">
      <style:table-row-properties style:min-row-height="0.327in"/>
    </style:style>
    <style:style style:name="TableCell1157" style:family="table-cell">
      <style:table-cell-properties fo:border="none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Row1159" style:family="table-row">
      <style:table-row-properties/>
    </style:style>
    <style:style style:name="TableCell1160" style:family="table-cell">
      <style:table-cell-properties fo:border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ell1162" style:family="table-cell">
      <style:table-cell-properties fo:border="none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164" style:family="table-row">
      <style:table-row-properties style:min-row-height="0.2076in"/>
    </style:style>
    <style:style style:name="TableCell1165" style:family="table-cell">
      <style:table-cell-properties fo:border="none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167" style:family="table-cell">
      <style:table-cell-properties fo:border="none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top="0.0416in" fo:margin-bottom="0.0416in" fo:margin-left="-0.0708in">
        <style:tab-stops/>
      </style:paragraph-properties>
      <style:text-properties style:font-name="Calibri" style:font-name-asian="Calibri" style:font-size-complex="11pt"/>
    </style:style>
    <style:style style:name="TableRow1169" style:family="table-row">
      <style:table-row-properties/>
    </style:style>
    <style:style style:name="TableCell1170" style:family="table-cell">
      <style:table-cell-properties fo:border="none" style:writing-mode="lr-tb" fo:padding-top="0in" fo:padding-left="0.075in" fo:padding-bottom="0in" fo:padding-right="0.075in"/>
    </style:style>
    <style:style style:name="P1171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172" style:family="table-cell">
      <style:table-cell-properties fo:border="none" style:writing-mode="lr-tb" fo:padding-top="0in" fo:padding-left="0.075in" fo:padding-bottom="0in" fo:padding-right="0.075in"/>
    </style:style>
    <style:style style:name="P1173" style:parent-style-name="Normal" style:family="paragraph">
      <style:paragraph-properties fo:margin-top="0.0416in" fo:margin-bottom="0.0416in" fo:margin-left="-0.0708in">
        <style:tab-stops/>
      </style:paragraph-properties>
      <style:text-properties style:font-name="Calibri" style:font-name-asian="Calibri" style:font-size-complex="11pt"/>
    </style:style>
    <style:style style:name="TableRow1174" style:family="table-row">
      <style:table-row-properties/>
    </style:style>
    <style:style style:name="TableCell1175" style:family="table-cell">
      <style:table-cell-properties fo:border="none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177" style:family="table-cell">
      <style:table-cell-properties fo:border="none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margin-top="0.0416in" fo:margin-bottom="0.0416in" fo:margin-left="-0.0708in">
        <style:tab-stops/>
      </style:paragraph-properties>
      <style:text-properties style:font-name="Calibri" style:font-name-asian="Calibri" style:font-size-complex="11pt"/>
    </style:style>
    <style:style style:name="TableRow1179" style:family="table-row">
      <style:table-row-properties style:min-row-height="0.2284in"/>
    </style:style>
    <style:style style:name="TableCell1180" style:family="table-cell">
      <style:table-cell-properties fo:border="none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182" style:family="table-cell">
      <style:table-cell-properties fo:border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margin-top="0.0416in" fo:margin-bottom="0.0416in" fo:margin-left="-0.0708in">
        <style:tab-stops/>
      </style:paragraph-properties>
      <style:text-properties style:font-name="Calibri" style:font-name-asian="Calibri" style:font-size-complex="11pt"/>
    </style:style>
    <style:style style:name="TableRow1184" style:family="table-row">
      <style:table-row-properties style:min-row-height="0.2284in"/>
    </style:style>
    <style:style style:name="TableCell118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186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ell1187" style:family="table-cell">
      <style:table-cell-properties fo:border="none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189" style:family="table-row">
      <style:table-row-properties/>
    </style:style>
    <style:style style:name="TableCell119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191" style:parent-style-name="Normal" style:list-style-name="LFO20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1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196" style:family="table-row">
      <style:table-row-properties/>
    </style:style>
    <style:style style:name="TableCell119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198" style:parent-style-name="Normal" style:list-style-name="LFO20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03" style:family="table-row">
      <style:table-row-properties/>
    </style:style>
    <style:style style:name="TableCell120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05" style:parent-style-name="Normal" style:list-style-name="LFO20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06" style:family="table-cell">
      <style:table-cell-properties fo:border="0.0069in solid #000000" style:writing-mode="lr-tb" fo:padding-top="0in" fo:padding-left="0.075in" fo:padding-bottom="0in" fo:padding-right="0.075in"/>
    </style:style>
    <style:style style:name="P120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09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10" style:family="table-row">
      <style:table-row-properties style:min-row-height="0.1375in"/>
    </style:style>
    <style:style style:name="TableCell1211" style:family="table-cell">
      <style:table-cell-properties fo:border="none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ell1213" style:family="table-cell">
      <style:table-cell-properties fo:border="none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Row1215" style:family="table-row">
      <style:table-row-properties/>
    </style:style>
    <style:style style:name="TableCell121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17" style:parent-style-name="Normal" style:list-style-name="LFO18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2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21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22" style:family="table-row">
      <style:table-row-properties/>
    </style:style>
    <style:style style:name="TableCell122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24" style:parent-style-name="Normal" style:list-style-name="LFO18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29" style:family="table-row">
      <style:table-row-properties/>
    </style:style>
    <style:style style:name="TableCell123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31" style:parent-style-name="Normal" style:list-style-name="LFO18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3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36" style:family="table-row">
      <style:table-row-properties/>
    </style:style>
    <style:style style:name="TableCell123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38" style:parent-style-name="Normal" style:list-style-name="LFO18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4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43" style:family="table-row">
      <style:table-row-properties/>
    </style:style>
    <style:style style:name="TableCell124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45" style:parent-style-name="Normal" style:list-style-name="LFO18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46" style:family="table-cell">
      <style:table-cell-properties fo:border="0.0069in solid #000000" style:writing-mode="lr-tb" fo:padding-top="0in" fo:padding-left="0.075in" fo:padding-bottom="0in" fo:padding-right="0.075in"/>
    </style:style>
    <style:style style:name="P124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4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49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50" style:family="table-row">
      <style:table-row-properties/>
    </style:style>
    <style:style style:name="TableCell125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52" style:parent-style-name="Normal" style:list-style-name="LFO18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5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57" style:family="table-row">
      <style:table-row-properties/>
    </style:style>
    <style:style style:name="TableCell1258" style:family="table-cell">
      <style:table-cell-properties fo:border="none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ell12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ell1262" style:family="table-cell">
      <style:table-cell-properties fo:border="none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Row1264" style:family="table-row">
      <style:table-row-properties/>
    </style:style>
    <style:style style:name="TableCell126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66" style:parent-style-name="Normal" style:list-style-name="LFO19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71" style:family="table-row">
      <style:table-row-properties/>
    </style:style>
    <style:style style:name="TableCell127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73" style:parent-style-name="Normal" style:list-style-name="LFO19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7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7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78" style:family="table-row">
      <style:table-row-properties/>
    </style:style>
    <style:style style:name="TableCell127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80" style:parent-style-name="Normal" style:list-style-name="LFO19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85" style:family="table-row">
      <style:table-row-properties/>
    </style:style>
    <style:style style:name="TableCell128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287" style:parent-style-name="Normal" style:list-style-name="LFO19" style:family="paragraph">
      <style:paragraph-properties fo:margin-top="0.0416in" fo:margin-bottom="0.0416in"/>
      <style:text-properties style:font-name="Calibri" style:font-name-asian="Calibri" style:font-size-complex="11pt"/>
    </style:style>
    <style:style style:name="TableCell1288" style:family="table-cell">
      <style:table-cell-properties fo:border="0.0069in solid #000000" style:writing-mode="lr-tb" fo:padding-top="0in" fo:padding-left="0.075in" fo:padding-bottom="0in" fo:padding-right="0.075in"/>
    </style:style>
    <style:style style:name="P1289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292" style:family="table-row">
      <style:table-row-properties style:min-row-height="0.0979in"/>
    </style:style>
    <style:style style:name="TableCell1293" style:family="table-cell">
      <style:table-cell-properties fo:border="none" style:writing-mode="lr-tb" fo:padding-top="0in" fo:padding-left="0.075in" fo:padding-bottom="0in" fo:padding-right="0.075in"/>
    </style:style>
    <style:style style:name="P1294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P1295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P1296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P129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P1298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2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00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301" style:family="table-cell">
      <style:table-cell-properties fo:border="none" style:writing-mode="lr-tb" fo:padding-top="0in" fo:padding-left="0.075in" fo:padding-bottom="0in" fo:padding-right="0.075in"/>
    </style:style>
    <style:style style:name="P130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P1303" style:parent-style-name="Normal" style:family="paragraph">
      <style:paragraph-properties fo:margin-top="0.0416in" fo:margin-bottom="0.0833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olumn1305" style:family="table-column">
      <style:table-column-properties style:column-width="0.7805in"/>
    </style:style>
    <style:style style:name="TableColumn1306" style:family="table-column">
      <style:table-column-properties style:column-width="5.4534in"/>
    </style:style>
    <style:style style:name="Table1304" style:family="table">
      <style:table-properties style:width="6.234in" fo:margin-left="0.1736in" table:align="left"/>
    </style:style>
    <style:style style:name="TableRow1307" style:family="table-row">
      <style:table-row-properties style:min-row-height="0.2875in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310" style:parent-style-name="DefaultParagraphFont" style:family="text">
      <style:text-properties style:font-name="Calibri" fo:font-weight="bold" style:font-weight-asian="bold" style:font-size-complex="11pt"/>
    </style:style>
    <style:style style:name="TableRow1311" style:family="table-row">
      <style:table-row-properties style:min-row-height="0.2923in"/>
    </style:style>
    <style:style style:name="TableCell1312" style:family="table-cell">
      <style:table-cell-properties fo:border="0.0069in solid #000000" style:writing-mode="lr-tb" fo:padding-top="0in" fo:padding-left="0.075in" fo:padding-bottom="0in" fo:padding-right="0.075in"/>
    </style:style>
    <style:style style:name="P1313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314" style:parent-style-name="DefaultParagraphFont" style:family="text">
      <style:text-properties style:font-name="Calibri" fo:font-weight="bold" style:font-weight-asian="bold" style:font-size-complex="11pt"/>
    </style:style>
    <style:style style:name="TableRow1315" style:family="table-row">
      <style:table-row-properties style:min-row-height="0.1881in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318" style:parent-style-name="DefaultParagraphFont" style:family="text">
      <style:text-properties style:font-name="Calibri" fo:font-weight="bold" style:font-weight-asian="bold" style:font-size-complex="11pt"/>
    </style:style>
    <style:style style:name="TableRow1319" style:family="table-row">
      <style:table-row-properties style:min-row-height="0.2395in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322" style:parent-style-name="DefaultParagraphFont" style:family="text">
      <style:text-properties style:font-name="Calibri" fo:font-weight="bold" style:font-weight-asian="bold" style:font-size-complex="11pt"/>
    </style:style>
    <style:style style:name="TableRow1323" style:family="table-row">
      <style:table-row-properties style:min-row-height="0.2548in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326" style:parent-style-name="DefaultParagraphFont" style:family="text">
      <style:text-properties style:font-name="Calibri" fo:font-weight="bold" style:font-weight-asian="bold" style:font-size-complex="11pt"/>
    </style:style>
    <style:style style:name="TableRow1327" style:family="table-row">
      <style:table-row-properties style:min-row-height="0.2506in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330" style:parent-style-name="DefaultParagraphFont" style:family="text">
      <style:text-properties style:font-name="Calibri" fo:font-weight="bold" style:font-weight-asian="bold" style:font-size-complex="11pt"/>
    </style:style>
    <style:style style:name="TableRow1331" style:family="table-row">
      <style:table-row-properties style:min-row-height="0.2652in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334" style:parent-style-name="DefaultParagraphFont" style:family="text">
      <style:text-properties style:font-name="Calibri" fo:font-weight="bold" style:font-weight-asian="bold" style:font-size-complex="11pt"/>
    </style:style>
    <style:style style:name="TableRow1335" style:family="table-row">
      <style:table-row-properties style:min-row-height="0.3541in"/>
    </style:style>
    <style:style style:name="TableCell1336" style:family="table-cell">
      <style:table-cell-properties fo:border="none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margin-top="0.1666in" fo:margin-bottom="0.0416in" fo:margin-left="-0.0784in">
        <style:tab-stops/>
      </style:paragraph-properties>
    </style:style>
    <style:style style:name="T1338" style:parent-style-name="DefaultParagraphFont" style:family="text">
      <style:text-properties style:font-name="Calibri" style:font-name-asian="Calibri" fo:font-weight="bold" style:font-weight-asian="bold" style:font-size-complex="11pt"/>
    </style:style>
    <style:style style:name="TableCell1339" style:family="table-cell">
      <style:table-cell-properties fo:border="none" style:writing-mode="lr-tb" fo:padding-top="0in" fo:padding-left="0.075in" fo:padding-bottom="0in" fo:padding-right="0.075in"/>
    </style:style>
    <style:style style:name="P1340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Row1341" style:family="table-row">
      <style:table-row-properties style:min-row-height="0.2812in"/>
    </style:style>
    <style:style style:name="TableCell1342" style:family="table-cell">
      <style:table-cell-properties fo:border="none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344" style:family="table-cell">
      <style:table-cell-properties fo:border="none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Row1346" style:family="table-row">
      <style:table-row-properties style:min-row-height="0.3541in"/>
    </style:style>
    <style:style style:name="TableCell1347" style:family="table-cell">
      <style:table-cell-properties fo:border="none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349" style:family="table-cell">
      <style:table-cell-properties fo:border="none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P1351" style:parent-style-name="Normal" style:family="paragraph">
      <style:paragraph-properties fo:margin-top="0.0416in" fo:margin-bottom="0.0416in"/>
      <style:text-properties style:font-name="Calibri" style:font-size-complex="11pt"/>
    </style:style>
    <style:style style:name="P1352" style:parent-style-name="Normal" style:family="paragraph">
      <style:paragraph-properties fo:break-before="page" fo:margin-left="0in">
        <style:tab-stops/>
      </style:paragraph-properties>
    </style:style>
    <style:style style:name="P1353" style:parent-style-name="Heading1" style:family="paragraph">
      <style:paragraph-properties fo:margin-top="0.0416in" fo:margin-bottom="0.0416in" fo:line-height="100%"/>
      <style:text-properties style:font-name="Calibri" fo:font-size="12pt" style:font-size-asian="12pt" style:font-size-complex="12pt"/>
    </style:style>
    <style:style style:name="P1354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1355" style:parent-style-name="DefaultParagraphFont" style:family="text">
      <style:text-properties style:font-name="Calibri" fo:font-weight="bold" style:font-weight-asian="bold"/>
    </style:style>
    <style:style style:name="T1356" style:parent-style-name="DefaultParagraphFont" style:family="text">
      <style:text-properties style:font-name="Calibri"/>
    </style:style>
    <style:style style:name="T1357" style:parent-style-name="DefaultParagraphFont" style:family="text">
      <style:text-properties style:font-name="Calibri" fo:font-weight="bold" style:font-weight-asian="bold"/>
    </style:style>
    <style:style style:name="T1358" style:parent-style-name="DefaultParagraphFont" style:family="text">
      <style:text-properties style:font-name="Calibri" fo:font-weight="bold" style:font-weight-asian="bold"/>
    </style:style>
    <style:style style:name="T1359" style:parent-style-name="DefaultParagraphFont" style:family="text">
      <style:text-properties style:font-name="Calibri" fo:font-weight="bold" style:font-weight-asian="bold"/>
    </style:style>
    <style:style style:name="T1360" style:parent-style-name="DefaultParagraphFont" style:family="text">
      <style:text-properties style:font-name="Calibri"/>
    </style:style>
    <style:style style:name="T1361" style:parent-style-name="DefaultParagraphFont" style:family="text">
      <style:text-properties style:font-name="Calibri"/>
    </style:style>
    <style:style style:name="T1362" style:parent-style-name="DefaultParagraphFont" style:family="text">
      <style:text-properties style:font-name="Calibri"/>
    </style:style>
    <style:style style:name="T1363" style:parent-style-name="DefaultParagraphFont" style:family="text">
      <style:text-properties style:font-name="Calibri"/>
    </style:style>
    <style:style style:name="T1364" style:parent-style-name="DefaultParagraphFont" style:family="text">
      <style:text-properties style:font-name="Calibri"/>
    </style:style>
    <style:style style:name="T1365" style:parent-style-name="DefaultParagraphFont" style:family="text">
      <style:text-properties style:font-name="Calibri" fo:font-weight="bold" style:font-weight-asian="bold"/>
    </style:style>
    <style:style style:name="T1366" style:parent-style-name="DefaultParagraphFont" style:family="text">
      <style:text-properties style:font-name="Calibri" fo:font-weight="bold" style:font-weight-asian="bold"/>
    </style:style>
    <style:style style:name="T1367" style:parent-style-name="DefaultParagraphFont" style:family="text">
      <style:text-properties style:font-name="Calibri"/>
    </style:style>
    <style:style style:name="P136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1369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1370" style:parent-style-name="DefaultParagraphFont" style:family="text">
      <style:text-properties style:font-name="Calibri"/>
    </style:style>
    <style:style style:name="T1371" style:parent-style-name="DefaultParagraphFont" style:family="text">
      <style:text-properties style:font-name="Calibri" fo:font-weight="bold" style:font-weight-asian="bold"/>
    </style:style>
    <style:style style:name="T1372" style:parent-style-name="DefaultParagraphFont" style:family="text">
      <style:text-properties style:font-name="Calibri" fo:font-weight="bold" style:font-weight-asian="bold"/>
    </style:style>
    <style:style style:name="T1373" style:parent-style-name="DefaultParagraphFont" style:family="text">
      <style:text-properties style:font-name="Calibri" fo:font-weight="bold" style:font-weight-asian="bold"/>
    </style:style>
    <style:style style:name="T1374" style:parent-style-name="DefaultParagraphFont" style:family="text">
      <style:text-properties style:font-name="Calibri"/>
    </style:style>
    <style:style style:name="T1375" style:parent-style-name="DefaultParagraphFont" style:family="text">
      <style:text-properties style:font-name="Calibri"/>
    </style:style>
    <style:style style:name="T1376" style:parent-style-name="DefaultParagraphFont" style:family="text">
      <style:text-properties style:font-name="Calibri"/>
    </style:style>
    <style:style style:name="T1377" style:parent-style-name="DefaultParagraphFont" style:family="text">
      <style:text-properties style:font-name="Calibri"/>
    </style:style>
    <style:style style:name="T1378" style:parent-style-name="DefaultParagraphFont" style:family="text">
      <style:text-properties style:font-name="Calibri"/>
    </style:style>
    <style:style style:name="T1379" style:parent-style-name="DefaultParagraphFont" style:family="text">
      <style:text-properties style:font-name="Calibri"/>
    </style:style>
    <style:style style:name="T1380" style:parent-style-name="DefaultParagraphFont" style:family="text">
      <style:text-properties style:font-name="Calibri"/>
    </style:style>
    <style:style style:name="T1381" style:parent-style-name="DefaultParagraphFont" style:family="text">
      <style:text-properties style:font-name="Calibri"/>
    </style:style>
    <style:style style:name="T1382" style:parent-style-name="DefaultParagraphFont" style:family="text">
      <style:text-properties style:font-name="Calibri"/>
    </style:style>
    <style:style style:name="T1383" style:parent-style-name="DefaultParagraphFont" style:family="text">
      <style:text-properties style:font-name="Calibri"/>
    </style:style>
    <style:style style:name="T1384" style:parent-style-name="DefaultParagraphFont" style:family="text">
      <style:text-properties style:font-name="Calibri"/>
    </style:style>
    <style:style style:name="T1385" style:parent-style-name="DefaultParagraphFont" style:family="text">
      <style:text-properties style:font-name="Calibri"/>
    </style:style>
    <style:style style:name="T1386" style:parent-style-name="DefaultParagraphFont" style:family="text">
      <style:text-properties style:font-name="Calibri"/>
    </style:style>
    <style:style style:name="T1387" style:parent-style-name="DefaultParagraphFont" style:family="text">
      <style:text-properties style:font-name="Calibri"/>
    </style:style>
    <style:style style:name="P1388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1389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1390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/>
    </style:style>
    <style:style style:name="P1391" style:parent-style-name="BodyText" style:family="paragraph">
      <style:paragraph-properties fo:margin-top="0.0416in" fo:margin-bottom="0.0416in" fo:margin-left="0in">
        <style:tab-stops/>
      </style:paragraph-properties>
    </style:style>
    <style:style style:name="T1392" style:parent-style-name="DefaultParagraphFont" style:family="text">
      <style:text-properties style:font-name="Calibri" fo:font-weight="bold" style:font-weight-asian="bold" fo:font-style="italic" style:font-style-asian="italic"/>
    </style:style>
    <style:style style:name="T1393" style:parent-style-name="DefaultParagraphFont" style:family="text">
      <style:text-properties style:font-name="Calibri" fo:font-weight="bold" style:font-weight-asian="bold"/>
    </style:style>
    <style:style style:name="T1394" style:parent-style-name="DefaultParagraphFont" style:family="text">
      <style:text-properties style:font-name="Calibri" fo:font-weight="bold" style:font-weight-asian="bold"/>
    </style:style>
    <style:style style:name="T1395" style:parent-style-name="DefaultParagraphFont" style:family="text">
      <style:text-properties style:font-name="Calibri" fo:font-weight="bold" style:font-weight-asian="bold"/>
    </style:style>
    <style:style style:name="P1396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/>
    </style:style>
    <style:style style:name="P1397" style:parent-style-name="Normal" style:family="paragraph">
      <style:paragraph-properties fo:margin-top="0.0416in" fo:margin-bottom="0.0833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olumn1399" style:family="table-column">
      <style:table-column-properties style:column-width="0.859in" style:use-optimal-column-width="false"/>
    </style:style>
    <style:style style:name="TableColumn1400" style:family="table-column">
      <style:table-column-properties style:column-width="5.1173in" style:use-optimal-column-width="false"/>
    </style:style>
    <style:style style:name="TableColumn1401" style:family="table-column">
      <style:table-column-properties style:column-width="0.2576in" style:use-optimal-column-width="false"/>
    </style:style>
    <style:style style:name="Table1398" style:family="table">
      <style:table-properties style:width="6.234in" fo:margin-left="0.1736in" table:align="left"/>
    </style:style>
    <style:style style:name="TableRow1402" style:family="table-row">
      <style:table-row-properties style:min-row-height="0.2958in" style:use-optimal-row-height="false"/>
    </style:style>
    <style:style style:name="TableCell1403" style:family="table-cell">
      <style:table-cell-properties fo:border-top="0.0104in solid #000000" fo:border-left="0.0104in solid #000000" fo:border-bottom="none" fo:border-right="0.0104in solid #000000" style:writing-mode="lr-tb" fo:padding-top="0in" fo:padding-left="0.075in" fo:padding-bottom="0in" fo:padding-right="0.075in"/>
    </style:style>
    <style:style style:name="P1404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405" style:family="table-row">
      <style:table-row-properties style:min-row-height="0.2895in" style:use-optimal-row-height="false"/>
    </style:style>
    <style:style style:name="TableCell1406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408" style:family="table-row">
      <style:table-row-properties style:min-row-height="0.2888in" style:use-optimal-row-height="false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411" style:family="table-row">
      <style:table-row-properties style:min-row-height="0.2888in" style:use-optimal-row-height="false"/>
    </style:style>
    <style:style style:name="TableCell1412" style:family="table-cell">
      <style:table-cell-properties fo:border="0.0069in solid #000000" style:writing-mode="lr-tb" fo:padding-top="0in" fo:padding-left="0.075in" fo:padding-bottom="0in" fo:padding-right="0.075in"/>
    </style:style>
    <style:style style:name="P1413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fo:font-weight="bold" style:font-weight-asian="bold" style:font-size-complex="11pt"/>
    </style:style>
    <style:style style:name="TableRow1414" style:family="table-row">
      <style:table-row-properties style:min-row-height="0.3541in" style:use-optimal-row-height="false"/>
    </style:style>
    <style:style style:name="TableCell1415" style:family="table-cell">
      <style:table-cell-properties fo:border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margin-top="0.1666in" fo:margin-bottom="0.0416in" fo:margin-left="-0.0784in">
        <style:tab-stops/>
      </style:paragraph-properties>
    </style:style>
    <style:style style:name="T1417" style:parent-style-name="DefaultParagraphFont" style:family="text">
      <style:text-properties style:font-name="Calibri" style:font-name-asian="Calibri" fo:font-weight="bold" style:font-weight-asian="bold" style:font-size-complex="11pt"/>
    </style:style>
    <style:style style:name="TableCell1418" style:family="table-cell">
      <style:table-cell-properties fo:border="none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Row1420" style:family="table-row">
      <style:table-row-properties style:min-row-height="0.2812in" style:use-optimal-row-height="false"/>
    </style:style>
    <style:style style:name="TableCell1421" style:family="table-cell">
      <style:table-cell-properties fo:border="none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423" style:family="table-cell">
      <style:table-cell-properties fo:border="none" style:writing-mode="lr-tb" fo:padding-top="0in" fo:padding-left="0.075in" fo:padding-bottom="0in" fo:padding-right="0.075in"/>
    </style:style>
    <style:style style:name="P1424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Row1425" style:family="table-row">
      <style:table-row-properties style:min-row-height="0.3541in" style:use-optimal-row-height="false"/>
    </style:style>
    <style:style style:name="TableCell1426" style:family="table-cell">
      <style:table-cell-properties fo:border="none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428" style:family="table-cell">
      <style:table-cell-properties fo:border="none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P1430" style:parent-style-name="Normal" style:family="paragraph">
      <style:paragraph-properties fo:margin-left="0in">
        <style:tab-stops/>
      </style:paragraph-properties>
    </style:style>
    <style:style style:name="P1431" style:parent-style-name="Normal" style:family="paragraph">
      <style:paragraph-properties fo:break-before="page" fo:margin-left="0in">
        <style:tab-stops/>
      </style:paragraph-properties>
    </style:style>
    <style:style style:name="P1432" style:parent-style-name="Heading1" style:family="paragraph">
      <style:paragraph-properties fo:margin-top="0.0416in" fo:margin-bottom="0.0416in" fo:line-height="100%"/>
      <style:text-properties style:font-name="Calibri" fo:font-size="12pt" style:font-size-asian="12pt" style:font-size-complex="12pt"/>
    </style:style>
    <style:style style:name="P1433" style:parent-style-name="Normal" style:family="paragraph">
      <style:paragraph-properties fo:margin-left="0in">
        <style:tab-stops/>
      </style:paragraph-properties>
    </style:style>
    <style:style style:name="TableColumn1435" style:family="table-column">
      <style:table-column-properties style:column-width="6.0048in" style:use-optimal-column-width="false"/>
    </style:style>
    <style:style style:name="Table1434" style:family="table">
      <style:table-properties style:width="6.0048in" fo:margin-left="0.1736in" table:align="left"/>
    </style:style>
    <style:style style:name="TableRow1436" style:family="table-row">
      <style:table-row-properties style:min-row-height="0.3541in" style:use-optimal-row-height="false"/>
    </style:style>
    <style:style style:name="TableCell1437" style:family="table-cell">
      <style:table-cell-properties fo:border="none" style:writing-mode="lr-tb" fo:padding-top="0in" fo:padding-left="0.075in" fo:padding-bottom="0in" fo:padding-right="0.075in"/>
    </style:style>
    <style:style style:name="TableColumn1439" style:family="table-column">
      <style:table-column-properties style:column-width="2.8819in" style:use-optimal-column-width="false"/>
    </style:style>
    <style:style style:name="TableColumn1440" style:family="table-column">
      <style:table-column-properties style:column-width="1.6729in" style:use-optimal-column-width="false"/>
    </style:style>
    <style:style style:name="TableColumn1441" style:family="table-column">
      <style:table-column-properties style:column-width="1.2798in" style:use-optimal-column-width="false"/>
    </style:style>
    <style:style style:name="Table1438" style:family="table">
      <style:table-properties style:width="5.8347in" fo:margin-left="0in" table:align="left"/>
    </style:style>
    <style:style style:name="TableRow1442" style:family="table-row">
      <style:table-row-properties style:use-optimal-row-height="false"/>
    </style:style>
    <style:style style:name="TableCell144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ell144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text-align="center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ell144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Row1449" style:family="table-row">
      <style:table-row-properties style:use-optimal-row-height="false"/>
    </style:style>
    <style:style style:name="TableCell1450" style:family="table-cell">
      <style:table-cell-properties fo:border="0.0069in solid #000000" style:writing-mode="lr-tb" fo:padding-top="0in" fo:padding-left="0.075in" fo:padding-bottom="0in" fo:padding-right="0.075in"/>
    </style:style>
    <style:style style:name="P1451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452" style:parent-style-name="DefaultParagraphFont" style:family="text">
      <style:text-properties style:font-name="Calibri" style:font-name-complex="Arial" fo:color="#000000" style:font-size-complex="11pt"/>
    </style:style>
    <style:style style:name="T1453" style:parent-style-name="DefaultParagraphFont" style:family="text">
      <style:text-properties style:font-name="Calibri" style:font-name-complex="Arial" fo:color="#000000" style:font-size-complex="11pt"/>
    </style:style>
    <style:style style:name="T1454" style:parent-style-name="DefaultParagraphFont" style:family="text">
      <style:text-properties style:font-name="Calibri" style:font-name-complex="Arial" fo:color="#000000" style:font-size-complex="11pt"/>
    </style:style>
    <style:style style:name="T1455" style:parent-style-name="DefaultParagraphFont" style:family="text">
      <style:text-properties style:font-name="Calibri" style:font-name-complex="Arial" fo:color="#000000" style:font-size-complex="11pt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458" style:parent-style-name="DefaultParagraphFont" style:family="text">
      <style:text-properties style:font-name="Calibri" style:font-name-asian="Calibri" style:font-size-complex="11pt"/>
    </style:style>
    <style:style style:name="T1459" style:parent-style-name="DefaultParagraphFont" style:family="text">
      <style:text-properties style:font-name="Calibri" style:font-name-asian="Calibri" style:font-size-complex="11pt"/>
    </style:style>
    <style:style style:name="T1460" style:parent-style-name="DefaultParagraphFont" style:family="text">
      <style:text-properties style:font-name="Calibri" style:font-name-asian="Calibri" style:font-size-complex="11pt"/>
    </style:style>
    <style:style style:name="T1461" style:parent-style-name="DefaultParagraphFont" style:family="text">
      <style:text-properties style:font-name="Calibri" style:font-name-asian="Calibri" style:font-size-complex="11pt"/>
    </style:style>
    <style:style style:name="T1462" style:parent-style-name="DefaultParagraphFont" style:family="text">
      <style:text-properties style:font-name="Calibri" style:font-name-asian="Calibri" style:font-size-complex="11pt"/>
    </style:style>
    <style:style style:name="T1463" style:parent-style-name="DefaultParagraphFont" style:family="text">
      <style:text-properties style:font-name="Calibri" style:font-name-asian="Calibri" style:text-position="super 63.6%" style:font-size-complex="11pt"/>
    </style:style>
    <style:style style:name="T1464" style:parent-style-name="DefaultParagraphFont" style:family="text">
      <style:text-properties style:font-name="Calibri" style:font-name-asian="Calibri" style:font-size-complex="11pt"/>
    </style:style>
    <style:style style:name="T1465" style:parent-style-name="DefaultParagraphFont" style:family="text">
      <style:text-properties style:font-name="Calibri" style:font-name-asian="Calibri" style:font-size-complex="11pt"/>
    </style:style>
    <style:style style:name="T1466" style:parent-style-name="DefaultParagraphFont" style:family="text">
      <style:text-properties style:font-name="Calibri" style:font-name-asian="Calibri" style:font-size-complex="11pt"/>
    </style:style>
    <style:style style:name="P146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P1468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469" style:parent-style-name="DefaultParagraphFont" style:family="text">
      <style:text-properties style:font-name="Calibri" style:font-name-asian="Calibri" style:font-size-complex="11pt"/>
    </style:style>
    <style:style style:name="T1470" style:parent-style-name="DefaultParagraphFont" style:family="text">
      <style:text-properties style:font-name="Calibri" style:font-name-asian="Calibri" style:font-size-complex="11pt"/>
    </style:style>
    <style:style style:name="T1471" style:parent-style-name="DefaultParagraphFont" style:family="text">
      <style:text-properties style:font-name="Calibri" style:font-name-asian="Calibri" style:font-size-complex="11pt"/>
    </style:style>
    <style:style style:name="T1472" style:parent-style-name="DefaultParagraphFont" style:family="text">
      <style:text-properties style:font-name="Calibri" style:font-name-asian="Calibri" style:text-position="super 63.6%" style:font-size-complex="11pt"/>
    </style:style>
    <style:style style:name="T1473" style:parent-style-name="DefaultParagraphFont" style:family="text">
      <style:text-properties style:font-name="Calibri" style:font-name-asian="Calibri" style:font-size-complex="11pt"/>
    </style:style>
    <style:style style:name="T1474" style:parent-style-name="DefaultParagraphFont" style:family="text">
      <style:text-properties style:font-name="Calibri" style:font-name-asian="Calibri" style:font-size-complex="11pt"/>
    </style:style>
    <style:style style:name="T1475" style:parent-style-name="DefaultParagraphFont" style:family="text">
      <style:text-properties style:font-name="Calibri" style:font-name-asian="Calibri" style:font-size-complex="11pt"/>
    </style:style>
    <style:style style:name="T1476" style:parent-style-name="DefaultParagraphFont" style:family="text">
      <style:text-properties style:font-name="Calibri" style:font-name-asian="Calibri" style:font-size-complex="11pt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479" style:family="table-row">
      <style:table-row-properties style:use-optimal-row-height="false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482" style:parent-style-name="DefaultParagraphFont" style:family="text">
      <style:text-properties style:font-name="Calibri" style:font-name-complex="Arial" fo:color="#000000" style:font-size-complex="11pt"/>
    </style:style>
    <style:style style:name="T1483" style:parent-style-name="DefaultParagraphFont" style:family="text">
      <style:text-properties style:font-name="Calibri" style:font-name-complex="Arial" fo:color="#000000" style:font-size-complex="11pt"/>
    </style:style>
    <style:style style:name="T1484" style:parent-style-name="DefaultParagraphFont" style:family="text">
      <style:text-properties style:font-name="Calibri" style:font-name-complex="Arial" fo:color="#000000" style:font-size-complex="11pt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487" style:parent-style-name="DefaultParagraphFont" style:family="text">
      <style:text-properties style:font-name="Calibri" style:font-name-asian="Calibri" style:font-size-complex="11pt"/>
    </style:style>
    <style:style style:name="T1488" style:parent-style-name="DefaultParagraphFont" style:family="text">
      <style:text-properties style:font-name="Calibri" style:font-name-asian="Calibri" style:font-size-complex="11pt"/>
    </style:style>
    <style:style style:name="T1489" style:parent-style-name="DefaultParagraphFont" style:family="text">
      <style:text-properties style:font-name="Calibri" style:font-name-asian="Calibri" style:font-size-complex="11pt"/>
    </style:style>
    <style:style style:name="T1490" style:parent-style-name="DefaultParagraphFont" style:family="text">
      <style:text-properties style:font-name="Calibri" style:font-name-asian="Calibri" style:text-position="super 63.6%" style:font-size-complex="11pt"/>
    </style:style>
    <style:style style:name="T1491" style:parent-style-name="DefaultParagraphFont" style:family="text">
      <style:text-properties style:font-name="Calibri" style:font-name-asian="Calibri" style:font-size-complex="11pt"/>
    </style:style>
    <style:style style:name="T1492" style:parent-style-name="DefaultParagraphFont" style:family="text">
      <style:text-properties style:font-name="Calibri" style:font-name-asian="Calibri" style:font-size-complex="11pt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495" style:family="table-row">
      <style:table-row-properties style:use-optimal-row-height="false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498" style:parent-style-name="DefaultParagraphFont" style:family="text">
      <style:text-properties style:font-name="Calibri" style:font-name-complex="Arial" fo:color="#000000" style:font-size-complex="11pt"/>
    </style:style>
    <style:style style:name="T1499" style:parent-style-name="DefaultParagraphFont" style:family="text">
      <style:text-properties style:font-name="Calibri" style:font-name-complex="Arial" fo:color="#000000" style:font-size-complex="11pt"/>
    </style:style>
    <style:style style:name="T1500" style:parent-style-name="DefaultParagraphFont" style:family="text">
      <style:text-properties style:font-name="Calibri" style:font-name-complex="Arial" fo:color="#000000" style:font-size-complex="11pt"/>
    </style:style>
    <style:style style:name="TableCell1501" style:family="table-cell">
      <style:table-cell-properties fo:border="0.0069in solid #000000" style:writing-mode="lr-tb" fo:padding-top="0in" fo:padding-left="0.075in" fo:padding-bottom="0in" fo:padding-right="0.075in"/>
    </style:style>
    <style:style style:name="P150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503" style:family="table-cell">
      <style:table-cell-properties fo:border="0.0069in solid #000000" style:writing-mode="lr-tb" fo:padding-top="0in" fo:padding-left="0.075in" fo:padding-bottom="0in" fo:padding-right="0.075in"/>
    </style:style>
    <style:style style:name="P1504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505" style:family="table-row">
      <style:table-row-properties style:use-optimal-row-height="false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508" style:parent-style-name="DefaultParagraphFont" style:family="text">
      <style:text-properties style:font-name="Calibri" style:font-name-complex="Arial" fo:color="#000000" style:font-size-complex="11pt"/>
    </style:style>
    <style:style style:name="T1509" style:parent-style-name="DefaultParagraphFont" style:family="text">
      <style:text-properties style:font-name="Calibri" style:font-name-complex="Arial" fo:color="#000000" style:font-size-complex="11pt"/>
    </style:style>
    <style:style style:name="T1510" style:parent-style-name="DefaultParagraphFont" style:family="text">
      <style:text-properties style:font-name="Calibri" style:font-name-complex="Arial" fo:color="#000000" style:font-size-complex="11pt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515" style:family="table-row">
      <style:table-row-properties style:use-optimal-row-height="false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complex="Arial" fo:color="#000000" style:font-size-complex="11pt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520" style:parent-style-name="DefaultParagraphFont" style:family="text">
      <style:text-properties style:font-name="Calibri" style:font-name-asian="Calibri" style:font-size-complex="11pt"/>
    </style:style>
    <style:style style:name="T1521" style:parent-style-name="DefaultParagraphFont" style:family="text">
      <style:text-properties style:font-name="Calibri" style:font-name-asian="Calibri" style:font-size-complex="11pt"/>
    </style:style>
    <style:style style:name="T1522" style:parent-style-name="DefaultParagraphFont" style:family="text">
      <style:text-properties style:font-name="Calibri" style:font-name-asian="Calibri" style:font-size-complex="11pt"/>
    </style:style>
    <style:style style:name="T1523" style:parent-style-name="DefaultParagraphFont" style:family="text">
      <style:text-properties style:font-name="Calibri" style:font-name-asian="Calibri" style:text-position="super 63.6%" style:font-size-complex="11pt"/>
    </style:style>
    <style:style style:name="T1524" style:parent-style-name="DefaultParagraphFont" style:family="text">
      <style:text-properties style:font-name="Calibri" style:font-name-asian="Calibri" style:font-size-complex="11pt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527" style:family="table-row">
      <style:table-row-properties style:use-optimal-row-height="false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complex="Arial" fo:color="#000000" style:font-size-complex="11pt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532" style:parent-style-name="DefaultParagraphFont" style:family="text">
      <style:text-properties style:font-name="Calibri" style:font-name-asian="Calibri" style:font-size-complex="11pt"/>
    </style:style>
    <style:style style:name="T1533" style:parent-style-name="DefaultParagraphFont" style:family="text">
      <style:text-properties style:font-name="Calibri" style:font-name-asian="Calibri" style:font-size-complex="11pt"/>
    </style:style>
    <style:style style:name="T1534" style:parent-style-name="DefaultParagraphFont" style:family="text">
      <style:text-properties style:font-name="Calibri" style:font-name-asian="Calibri" style:font-size-complex="11pt"/>
    </style:style>
    <style:style style:name="T1535" style:parent-style-name="DefaultParagraphFont" style:family="text">
      <style:text-properties style:font-name="Calibri" style:font-name-asian="Calibri" style:text-position="super 63.6%" style:font-size-complex="11pt"/>
    </style:style>
    <style:style style:name="T1536" style:parent-style-name="DefaultParagraphFont" style:family="text">
      <style:text-properties style:font-name="Calibri" style:font-name-asian="Calibri" style:font-size-complex="11pt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P1539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540" style:family="table-row">
      <style:table-row-properties style:use-optimal-row-height="false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complex="Arial" fo:color="#000000" style:font-size-complex="11pt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545" style:parent-style-name="DefaultParagraphFont" style:family="text">
      <style:text-properties style:font-name="Calibri" style:font-name-asian="Calibri" style:font-size-complex="11pt"/>
    </style:style>
    <style:style style:name="T1546" style:parent-style-name="DefaultParagraphFont" style:family="text">
      <style:text-properties style:font-name="Calibri" style:font-name-asian="Calibri" style:text-position="super 63.6%" style:font-size-complex="11pt"/>
    </style:style>
    <style:style style:name="T1547" style:parent-style-name="DefaultParagraphFont" style:family="text">
      <style:text-properties style:font-name="Calibri" style:font-name-asian="Calibri" style:font-size-complex="11pt"/>
    </style:style>
    <style:style style:name="TableCell1548" style:family="table-cell">
      <style:table-cell-properties fo:border="0.0069in solid #000000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P1550" style:parent-style-name="Normal" style:family="paragraph">
      <style:paragraph-properties fo:margin-top="0.166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P1551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olumn1553" style:family="table-column">
      <style:table-column-properties style:column-width="2.8548in" style:use-optimal-column-width="false"/>
    </style:style>
    <style:style style:name="TableColumn1554" style:family="table-column">
      <style:table-column-properties style:column-width="1.6729in" style:use-optimal-column-width="false"/>
    </style:style>
    <style:style style:name="TableColumn1555" style:family="table-column">
      <style:table-column-properties style:column-width="1.2798in" style:use-optimal-column-width="false"/>
    </style:style>
    <style:style style:name="Table1552" style:family="table">
      <style:table-properties style:width="5.8076in" fo:margin-left="0.2722in" table:align="left"/>
    </style:style>
    <style:style style:name="TableRow1556" style:family="table-row">
      <style:table-row-properties style:use-optimal-row-height="false"/>
    </style:style>
    <style:style style:name="TableCell155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58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ell155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60" style:parent-style-name="Normal" style:family="paragraph">
      <style:paragraph-properties fo:text-align="center" fo:margin-top="0.041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Cell156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56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fo:font-weight="bold" style:font-weight-asian="bold" style:font-size-complex="11pt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570" style:family="table-row">
      <style:table-row-properties style:use-optimal-row-height="false"/>
    </style:style>
    <style:style style:name="TableCell1571" style:family="table-cell">
      <style:table-cell-properties fo:border="0.0069in solid #000000" style:writing-mode="lr-tb" fo:padding-top="0in" fo:padding-left="0.075in" fo:padding-bottom="0in" fo:padding-right="0.075in"/>
    </style:style>
    <style:style style:name="P157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complex="Arial" fo:color="#000000" style:font-size-complex="11pt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575" style:parent-style-name="DefaultParagraphFont" style:family="text">
      <style:text-properties style:font-name="Calibri" style:font-name-asian="Calibri" style:font-size-complex="11pt"/>
    </style:style>
    <style:style style:name="T1576" style:parent-style-name="DefaultParagraphFont" style:family="text">
      <style:text-properties style:font-name="Calibri" style:font-name-asian="Calibri" style:text-position="super 63.6%" style:font-size-complex="11pt"/>
    </style:style>
    <style:style style:name="T1577" style:parent-style-name="DefaultParagraphFont" style:family="text">
      <style:text-properties style:font-name="Calibri" style:font-name-asian="Calibri" style:font-size-complex="11pt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580" style:family="table-row">
      <style:table-row-properties style:use-optimal-row-height="false"/>
    </style:style>
    <style:style style:name="TableCell1581" style:family="table-cell">
      <style:table-cell-properties fo:border="0.0069in solid #000000" style:writing-mode="lr-tb" fo:padding-top="0in" fo:padding-left="0.075in" fo:padding-bottom="0in" fo:padding-right="0.075in"/>
    </style:style>
    <style:style style:name="P158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complex="Arial" fo:color="#000000" style:font-size-complex="11pt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585" style:parent-style-name="DefaultParagraphFont" style:family="text">
      <style:text-properties style:font-name="Calibri" style:font-name-asian="Calibri" style:font-size-complex="11pt"/>
    </style:style>
    <style:style style:name="T1586" style:parent-style-name="DefaultParagraphFont" style:family="text">
      <style:text-properties style:font-name="Calibri" style:font-name-asian="Calibri" style:text-position="super 63.6%" style:font-size-complex="11pt"/>
    </style:style>
    <style:style style:name="T1587" style:parent-style-name="DefaultParagraphFont" style:family="text">
      <style:text-properties style:font-name="Calibri" style:font-name-asian="Calibri" style:font-size-complex="11pt"/>
    </style:style>
    <style:style style:name="TableCell1588" style:family="table-cell">
      <style:table-cell-properties fo:border="0.0069in solid #000000" style:writing-mode="lr-tb" fo:padding-top="0in" fo:padding-left="0.075in" fo:padding-bottom="0in" fo:padding-right="0.075in"/>
    </style:style>
    <style:style style:name="P1589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590" style:family="table-row">
      <style:table-row-properties style:use-optimal-row-height="false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593" style:parent-style-name="DefaultParagraphFont" style:family="text">
      <style:text-properties style:font-name="Calibri" style:font-name-complex="Arial" fo:color="#000000" style:font-size-complex="11pt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fo:font-style="italic" style:font-style-asian="italic" style:font-size-complex="11pt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598" style:family="table-row">
      <style:table-row-properties style:use-optimal-row-height="false"/>
    </style:style>
    <style:style style:name="TableCell1599" style:family="table-cell">
      <style:table-cell-properties fo:border="0.0069in solid #000000" style:writing-mode="lr-tb" fo:padding-top="0in" fo:padding-left="0.075in" fo:padding-bottom="0in" fo:padding-right="0.075in"/>
    </style:style>
    <style:style style:name="P1600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601" style:parent-style-name="DefaultParagraphFont" style:family="text">
      <style:text-properties style:font-name="Calibri" style:font-name-complex="Arial" fo:color="#000000" style:font-size-complex="11pt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604" style:parent-style-name="DefaultParagraphFont" style:family="text">
      <style:text-properties style:font-name="Calibri" style:font-name-asian="Calibri" fo:font-style="italic" style:font-style-asian="italic" style:font-size-complex="11pt"/>
    </style:style>
    <style:style style:name="TableCell1605" style:family="table-cell">
      <style:table-cell-properties fo:border="0.0069in solid #000000" style:writing-mode="lr-tb" fo:padding-top="0in" fo:padding-left="0.075in" fo:padding-bottom="0in" fo:padding-right="0.075in"/>
    </style:style>
    <style:style style:name="P1606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TableRow1607" style:family="table-row">
      <style:table-row-properties style:use-optimal-row-height="false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" style:family="paragraph">
      <style:paragraph-properties fo:margin-top="0.0416in" fo:margin-bottom="0.0416in" fo:margin-left="0in">
        <style:tab-stops/>
      </style:paragraph-properties>
    </style:style>
    <style:style style:name="T1610" style:parent-style-name="DefaultParagraphFont" style:family="text">
      <style:text-properties style:font-name="Calibri" style:font-name-complex="Arial" fo:color="#000000" style:font-size-complex="11pt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fo:font-style="italic" style:font-style-asian="italic" style:font-size-complex="11pt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fo:margin-top="0.0416in" fo:margin-bottom="0.0416in" fo:margin-left="0in">
        <style:tab-stops/>
      </style:paragraph-properties>
      <style:text-properties style:font-name="Calibri" style:font-name-asian="Calibri" style:font-size-complex="11pt"/>
    </style:style>
    <style:style style:name="P1615" style:parent-style-name="BodyText" style:family="paragraph">
      <style:paragraph-properties fo:margin-top="0.0416in" fo:margin-bottom="0.0416in" fo:margin-left="0in">
        <style:tab-stops/>
      </style:paragraph-properties>
      <style:text-properties style:font-name="Calibri" fo:font-size="12pt" style:font-size-asian="12pt" style:font-size-complex="12pt"/>
    </style:style>
  </office:automatic-styles>
  <office:body>
    <office:text text:use-soft-page-breaks="true">
      <text:p text:style-name="P1"/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Name and Student ID:</text:p>
          </table:table-cell>
        </table:table-row>
        <table:table-row table:style-name="TableRow16">
          <table:table-cell table:style-name="TableCell17">
            <text:p text:style-name="P18">Academic Year:</text:p>
          </table:table-cell>
        </table:table-row>
        <table:table-row table:style-name="TableRow19">
          <table:table-cell table:style-name="TableCell20">
            <text:p text:style-name="P21">Programme:</text:p>
          </table:table-cell>
        </table:table-row>
        <table:table-row table:style-name="TableRow22">
          <table:table-cell table:style-name="TableCell23">
            <text:p text:style-name="P24">Project Title:</text:p>
          </table:table-cell>
        </table:table-row>
        <table:table-row table:style-name="TableRow25">
          <table:table-cell table:style-name="TableCell26">
            <text:p text:style-name="P27">Supervisor:</text:p>
          </table:table-cell>
        </table:table-row>
        <table:table-row table:style-name="TableRow28">
          <table:table-cell table:style-name="TableCell29">
            <text:p text:style-name="P30">Supervisor email and room number:</text:p>
          </table:table-cell>
        </table:table-row>
        <table:table-row table:style-name="TableRow31">
          <table:table-cell table:style-name="TableCell32">
            <text:p text:style-name="P33">Second Marker:</text:p>
          </table:table-cell>
        </table:table-row>
        <table:table-row table:style-name="TableRow34">
          <table:table-cell table:style-name="TableCell35">
            <text:p text:style-name="P36">Second Marker email and room number:</text:p>
          </table:table-cell>
        </table:table-row>
      </table:table>
      <text:p text:style-name="P37"/>
      <text:h text:style-name="P38" text:outline-level="1"><text:bookmark-start text:name="_Toc492657381"/><text:bookmark-start text:name="_Toc492936943"/>Table of Contents (Use<text:s/>Word<text:s/>NavigatION<text:s/>PANE<text:s/>for direct access to each)<text:bookmark-end text:name="_Toc492657381"/><text:bookmark-end text:name="_Toc492936943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_" style:type="right"/>
            <text:index-entry-page-number/>
            <text:index-entry-link-end/>
          </text:table-of-content-entry-template>
        </text:table-of-content-source>
        <text:index-body>
          <text:p text:style-name="P39"><text:a xlink:href="#_Toc492936943" office:target-frame-name="_top" xlink:show="replace"/><text:a xlink:href="#_Toc492936944" office:target-frame-name="_top" xlink:show="replace"><text:span text:style-name="T40">Project eLogbook Instructions</text:span><text:span text:style-name="T41"><text:tab/></text:span><text:span text:style-name="T42">2</text:span></text:a></text:p>
          <text:p text:style-name="P43"><text:a xlink:href="#_Toc492936945" office:target-frame-name="_top" xlink:show="replace"><text:span text:style-name="T44">Semester 1 Week 1:</text:span><text:span text:style-name="T45"><text:tab/></text:span><text:span text:style-name="T46">3</text:span></text:a></text:p>
          <text:p text:style-name="P47"><text:a xlink:href="#_Toc492936946" office:target-frame-name="_top" xlink:show="replace"><text:span text:style-name="T48">Semester 1 Week 2:</text:span><text:span text:style-name="T49"><text:tab/></text:span><text:span text:style-name="T50">3</text:span></text:a></text:p>
          <text:p text:style-name="P51"><text:a xlink:href="#_Toc492936947" office:target-frame-name="_top" xlink:show="replace"><text:span text:style-name="T52">Semester 1 Week 3:</text:span><text:span text:style-name="T53"><text:tab/></text:span><text:span text:style-name="T54">3</text:span></text:a></text:p>
          <text:p text:style-name="P55"><text:a xlink:href="#_Toc492936948" office:target-frame-name="_top" xlink:show="replace"><text:span text:style-name="T56">Semester 1 Week 4:</text:span><text:span text:style-name="T57"><text:tab/></text:span><text:span text:style-name="T58">3</text:span></text:a></text:p>
          <text:p text:style-name="P59"><text:a xlink:href="#_Toc492936949" office:target-frame-name="_top" xlink:show="replace"><text:span text:style-name="T60">Semester 1 Week 5:</text:span><text:span text:style-name="T61"><text:tab/></text:span><text:span text:style-name="T62">4</text:span></text:a></text:p>
          <text:p text:style-name="P63"><text:a xlink:href="#_Toc492936950" office:target-frame-name="_top" xlink:show="replace"><text:span text:style-name="T64">Semester 1 Week 6:</text:span><text:span text:style-name="T65"><text:tab/></text:span><text:span text:style-name="T66">4</text:span></text:a></text:p>
          <text:p text:style-name="P67"><text:a xlink:href="#_Toc492936951" office:target-frame-name="_top" xlink:show="replace"><text:span text:style-name="T68">Semester 1 Week 7:</text:span><text:span text:style-name="T69"><text:tab/></text:span><text:span text:style-name="T70">4</text:span></text:a></text:p>
          <text:p text:style-name="P71"><text:a xlink:href="#_Toc492936952" office:target-frame-name="_top" xlink:show="replace"><text:span text:style-name="T72">Semester 1 Week 8:</text:span><text:span text:style-name="T73"><text:tab/></text:span><text:span text:style-name="T74">4</text:span></text:a></text:p>
          <text:p text:style-name="P75"><text:a xlink:href="#_Toc492936953" office:target-frame-name="_top" xlink:show="replace"><text:span text:style-name="T76">Semester 1 Week 9:</text:span><text:span text:style-name="T77"><text:tab/></text:span><text:span text:style-name="T78">5</text:span></text:a></text:p>
          <text:p text:style-name="P79"><text:a xlink:href="#_Toc492936954" office:target-frame-name="_top" xlink:show="replace"><text:span text:style-name="T80">Semester 1 Week 10:</text:span><text:span text:style-name="T81"><text:tab/></text:span><text:span text:style-name="T82">5</text:span></text:a></text:p>
          <text:p text:style-name="P83"><text:a xlink:href="#_Toc492936955" office:target-frame-name="_top" xlink:show="replace"><text:span text:style-name="T84">Semester 1 Week 11:</text:span><text:span text:style-name="T85"><text:tab/></text:span><text:span text:style-name="T86">5</text:span></text:a></text:p>
          <text:p text:style-name="P87"><text:a xlink:href="#_Toc492936956" office:target-frame-name="_top" xlink:show="replace"><text:span text:style-name="T88">Semester 1 Week 12:</text:span><text:span text:style-name="T89"><text:tab/></text:span><text:span text:style-name="T90">6</text:span></text:a></text:p>
          <text:p text:style-name="P91"><text:a xlink:href="#_Toc492936957" office:target-frame-name="_top" xlink:show="replace"><text:span text:style-name="T92">Semester 2 Week 1:</text:span><text:span text:style-name="T93"><text:tab/></text:span><text:span text:style-name="T94">6</text:span></text:a></text:p>
          <text:p text:style-name="P95"><text:a xlink:href="#_Toc492936958" office:target-frame-name="_top" xlink:show="replace"><text:span text:style-name="T96">Semester 2 Week 2:</text:span><text:span text:style-name="T97"><text:tab/></text:span><text:span text:style-name="T98">6</text:span></text:a></text:p>
          <text:p text:style-name="P99"><text:a xlink:href="#_Toc492936959" office:target-frame-name="_top" xlink:show="replace"><text:span text:style-name="T100">Semester 2 Week 3:</text:span><text:span text:style-name="T101"><text:tab/></text:span><text:span text:style-name="T102">6</text:span></text:a></text:p>
          <text:p text:style-name="P103"><text:a xlink:href="#_Toc492936960" office:target-frame-name="_top" xlink:show="replace"><text:span text:style-name="T104">Semester 2 Week 4:</text:span><text:span text:style-name="T105"><text:tab/></text:span><text:span text:style-name="T106">7</text:span></text:a></text:p>
          <text:p text:style-name="P107"><text:a xlink:href="#_Toc492936961" office:target-frame-name="_top" xlink:show="replace"><text:span text:style-name="T108">Semester 2 Week 5:</text:span><text:span text:style-name="T109"><text:tab/></text:span><text:span text:style-name="T110">7</text:span></text:a></text:p>
          <text:p text:style-name="P111"><text:a xlink:href="#_Toc492936962" office:target-frame-name="_top" xlink:show="replace"><text:span text:style-name="T112">Semester 2 Week 6:</text:span><text:span text:style-name="T113"><text:tab/></text:span><text:span text:style-name="T114">7</text:span></text:a></text:p>
          <text:p text:style-name="P115"><text:a xlink:href="#_Toc492936963" office:target-frame-name="_top" xlink:show="replace"><text:span text:style-name="T116">Semester 2 Week 7:</text:span><text:span text:style-name="T117"><text:tab/></text:span><text:span text:style-name="T118">7</text:span></text:a></text:p>
          <text:p text:style-name="P119"><text:a xlink:href="#_Toc492936964" office:target-frame-name="_top" xlink:show="replace"><text:span text:style-name="T120">Semester 2 Week 8:</text:span><text:span text:style-name="T121"><text:tab/></text:span><text:span text:style-name="T122">8</text:span></text:a></text:p>
          <text:p text:style-name="P123"><text:a xlink:href="#_Toc492936965" office:target-frame-name="_top" xlink:show="replace"><text:span text:style-name="T124">Semester 2 Week 9:</text:span><text:span text:style-name="T125"><text:tab/></text:span><text:span text:style-name="T126">8</text:span></text:a></text:p>
          <text:p text:style-name="P127"><text:a xlink:href="#_Toc492936966" office:target-frame-name="_top" xlink:show="replace"><text:span text:style-name="T128">Semester 2 Week 10:</text:span><text:span text:style-name="T129"><text:tab/></text:span><text:span text:style-name="T130">8</text:span></text:a></text:p>
          <text:p text:style-name="P131"><text:a xlink:href="#_Toc492936967" office:target-frame-name="_top" xlink:show="replace"><text:span text:style-name="T132">Semester 2 Week 11:</text:span><text:span text:style-name="T133"><text:tab/></text:span><text:span text:style-name="T134">9</text:span></text:a></text:p>
          <text:p text:style-name="P135"><text:a xlink:href="#_Toc492936968" office:target-frame-name="_top" xlink:show="replace"><text:span text:style-name="T136">Terms of Reference Review Form</text:span><text:span text:style-name="T137"><text:tab/></text:span><text:span text:style-name="T138">10</text:span></text:a></text:p>
          <text:p text:style-name="P139"><text:a xlink:href="#_Toc492936969" office:target-frame-name="_top" xlink:show="replace"><text:span text:style-name="T140">Changes to Project Aims/Objectives Form</text:span><text:span text:style-name="T141"><text:tab/></text:span><text:span text:style-name="T142">12</text:span></text:a></text:p>
          <text:p text:style-name="P143"><text:a xlink:href="#_Toc492936970" office:target-frame-name="_top" xlink:show="replace"><text:span text:style-name="T144">Student Checklist</text:span><text:span text:style-name="T145"><text:tab/></text:span><text:span text:style-name="T146">13</text:span></text:a></text:p>
        </text:index-body>
      </text:table-of-content>
      <text:p text:style-name="P147"/>
      <text:h text:style-name="P148" text:outline-level="1"><text:bookmark-start text:name="_Toc492936944"/><text:soft-page-break/><text:span text:style-name="T149">Project<text:s/></text:span><text:span text:style-name="T150">eLogbook Instructions</text:span><text:bookmark-end text:name="_Toc492936944"/></text:h>
      <text:p text:style-name="P151"><text:span text:style-name="T152">This<text:s/></text:span><text:span text:style-name="T153">e</text:span><text:span text:style-name="T154">Log</text:span><text:span text:style-name="T155">b</text:span><text:span text:style-name="T156">ook is to be used to record the progress of work on the project. It must be used du</text:span><text:span text:style-name="T157">ring all the stages of the work</text:span><text:span text:style-name="T158"><text:s/>and<text:s/></text:span><text:span text:style-name="T159">completed in</text:span><text:span text:style-name="T160"><text:s/>full<text:s/></text:span><text:span text:style-name="T161">by the student</text:span><text:span text:style-name="T162">.</text:span></text:p>
      <text:p text:style-name="P163"/>
      <text:p text:style-name="P164">It must be submitted<text:s/>on the CD/DVD/USB<text:s/>upon completion of the project.<text:s/>You should also use<text:s/>excerpts from<text:s/>it to evidence claims made in the evaluation section of your report.</text:p>
      <text:p text:style-name="P165"/>
      <text:p text:style-name="P166">The<text:s/>eLogbook<text:s/>contains the following forms:</text:p>
      <text:list text:style-name="LFO23" text:continue-numbering="true">
        <text:list-item>
          <text:p text:style-name="P167">Blank log<text:s/>form<text:s/>for each week of<text:s/>each Semester<text:s/>up until the hand-in;<text:s/></text:p>
        </text:list-item>
        <text:list-item>
          <text:p text:style-name="P168">Terms of Reference<text:s/>review form;<text:s/></text:p>
        </text:list-item>
        <text:list-item>
          <text:p text:style-name="P169">Changes to<text:s/>project<text:s/>aims/objectives form<text:s/>(only required in exceptional circumstances).</text:p>
        </text:list-item>
        <text:list-item>
          <text:p text:style-name="P170">Student checklist of actions/milestone activities<text:s/>(note; this is intended as a helpful tracking<text:s/>mechanism/checklist for your own use rather than a formal project document to be completed).<text:s/></text:p>
        </text:list-item>
      </text:list>
      <text:p text:style-name="P171"/>
      <text:p text:style-name="P172"><text:span text:style-name="T173">Prior to each<text:s/></text:span><text:span text:style-name="T174">meeting,</text:span><text:span text:style-name="T175"><text:s/></text:span><text:span text:style-name="T176">YOU</text:span><text:span text:style-name="T177"><text:s/></text:span><text:span text:style-name="T178">must</text:span><text:span text:style-name="T179"><text:s/></text:span><text:span text:style-name="T180">complete the<text:s/></text:span><text:span text:style-name="T181">following<text:s/></text:span><text:span text:style-name="T182">sections of the<text:s/></text:span><text:span text:style-name="T183">relevant weekly log<text:s/></text:span><text:span text:style-name="T184">form</text:span><text:span text:style-name="T185"><text:s/></text:span><text:span text:style-name="T186">(shaded in orange</text:span><text:span text:style-name="T187">)<text:s/></text:span><text:span text:style-name="T188">and<text:s/></text:span><text:span text:style-name="T189">EMAIL</text:span><text:span text:style-name="T190"><text:s/>the revised<text:s/></text:span><text:span text:style-name="T191">complete<text:s/></text:span><text:span text:style-name="T192">eLogbook to your Supervisor<text:s/></text:span><text:span text:style-name="T193">AHEAD</text:span><text:span text:style-name="T194"><text:s/>of your meeting</text:span><text:span text:style-name="T195">:</text:span></text:p>
      <text:p text:style-name="P196">Date and time of<text:s/>meeting;</text:p>
      <text:p text:style-name="P197">Brief description of work done since last meeting;</text:p>
      <text:p text:style-name="P198">Number of hours spent on project since last meeting;</text:p>
      <text:p text:style-name="P199">Questions/items to discuss at meeting (agenda).</text:p>
      <text:p text:style-name="P200"/>
      <text:p text:style-name="P201"><text:span text:style-name="T202">By</text:span><text:span text:style-name="T203"><text:s/>the end of the meeting</text:span><text:span text:style-name="T204">, YOU</text:span><text:span text:style-name="T205"><text:s/></text:span><text:span text:style-name="T206">and your<text:s/></text:span><text:span text:style-name="T207">SUPERVISOR</text:span><text:span text:style-name="T208"><text:s/></text:span><text:span text:style-name="T209">must complete the<text:s/></text:span><text:span text:style-name="T210">other parts of the form<text:s/></text:span><text:span text:style-name="T211">for the week<text:s/></text:span><text:span text:style-name="T212">(</text:span><text:span text:style-name="T213">not shaded</text:span><text:span text:style-name="T214">)</text:span><text:span text:style-name="T215">. After completing the remaining sections<text:s/></text:span><text:span text:style-name="T216">are completed<text:s/></text:span><text:span text:style-name="T217">during the meeting, your Supervisor should email you a<text:s/></text:span><text:span text:style-name="T218">return<text:s/></text:span><text:span text:style-name="T219">copy of the updated eLogbook for that week</text:span><text:span text:style-name="T220">.</text:span></text:p>
      <text:p text:style-name="P221"/>
      <text:p text:style-name="P222">If,<text:s/>for any<text:s/>reason,<text:s/>you have more than one meeting in a week or hold a meeting outside of teaching weeks, simply copy<text:s/>and paste<text:s/>a blank table to create a new entry,<text:s/>taking care to place it in chronological order and change the heading<text:s/>to something meaningful. For example, if you have two meetings in one week you could use Week 3a and Week 3b or Week 3.1 and Week 3.2 to indicate the occurrences; alternatively, if you meet outside allocated teaching weeks for any reason, you could add the<text:s/>meeting<text:s/>date to the heading.</text:p>
      <text:p text:style-name="P223"/>
      <text:p text:style-name="P224">It is recommended that you use the ‘Navigation Pane’ in Word to provide easy and quick access to each respective log form<text:s/>and/or<text:s/>other<text:s/>component.<text:s/><text:s/>On the top menu, simply select ‘View’ and tick the ‘Navigation Pane’ box which is located in the ‘Show’ section towards the left hand side.<text:s/></text:p>
      <text:p text:style-name="P225"/>
      <text:h text:style-name="P226" text:outline-level="1"/>
      <text:h text:style-name="P227" text:outline-level="1"><text:bookmark-start text:name="_Toc492936945"/><text:soft-page-break/>Semester 1 Week 1:<text:bookmark-end text:name="_Toc492936945"/><text:s/></text:h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<text:span text:style-name="T235">Date and<text:s/></text:span><text:span text:style-name="T236">t</text:span><text:span text:style-name="T237">ime of<text:s/></text:span><text:span text:style-name="T238">meeting</text:span><text:span text:style-name="T239">:</text:span><text:span text:style-name="T240"><text:s/></text:span><text:span text:style-name="T241">25/09/2017 13:00</text:span></text:p>
          </table:table-cell>
          <table:table-cell table:style-name="TableCell242" table:number-columns-spanned="2">
            <text:p text:style-name="P243"><text:span text:style-name="T244">As scheduled</text:span><text:span text:style-name="T245">: <text:s/></text:span><text:span text:style-name="T246">Y</text:span><text:span text:style-name="T247">es</text:span></text:p>
          </table:table-cell>
          <table:covered-table-cell/>
        </table:table-row>
        <table:table-row table:style-name="TableRow248">
          <table:table-cell table:style-name="TableCell249" table:number-columns-spanned="3">
            <text:p text:style-name="P250"><text:span text:style-name="T251">Brief description of work done since last meeting</text:span><text:span text:style-name="T252">:<text:s/></text:span><text:span text:style-name="T253">NA</text:span></text:p>
          </table:table-cell>
          <table:covered-table-cell/>
          <table:covered-table-cell/>
        </table:table-row>
        <table:table-row table:style-name="TableRow254">
          <table:table-cell table:style-name="TableCell255" table:number-columns-spanned="2">
            <text:p text:style-name="P256"><text:span text:style-name="T257">Number of hours spent on project since last meeting</text:span><text:span text:style-name="T258">:<text:s/></text:span><text:span text:style-name="T259">0</text:span></text:p>
          </table:table-cell>
          <table:covered-table-cell/>
          <table:table-cell>
            <text:p text:style-name="P256"/>
          </table:table-cell>
        </table:table-row>
        <table:table-row table:style-name="TableRow260">
          <table:table-cell table:style-name="TableCell261" table:number-columns-spanned="2">
            <text:p text:style-name="P262">Questions/items to discuss at meeting (agenda):</text:p>
            <text:list text:style-name="LFO24" text:continue-numbering="true">
              <text:list-item>
                <text:p text:style-name="P263">Project idea and feasibility</text:p>
              </text:list-item>
              <text:list-item>
                <text:p text:style-name="P264">Project Initiation Document</text:p>
              </text:list-item>
              <text:list-item>
                <text:p text:style-name="P265"/>
              </text:list-item>
            </text:list>
          </table:table-cell>
          <table:covered-table-cell/>
          <table:table-cell>
            <text:p text:style-name="P265"/>
          </table:table-cell>
        </table:table-row>
        <table:table-row table:style-name="TableRow266">
          <table:table-cell table:style-name="TableCell267">
            <text:p text:style-name="P268">Agreed tasks for next meeting:</text:p>
            <text:list text:style-name="LFO24" text:continue-numbering="true">
              <text:list-item>
                <text:p text:style-name="P269">Complete PID document</text:p>
              </text:list-item>
              <text:list-item>
                <text:p text:style-name="P270">Carry out basic research into the algorithms relating to Indoor Positioning</text:p>
              </text:list-item>
            </text:list>
          </table:table-cell>
          <table:table-cell table:style-name="TableCell271">
            <text:p text:style-name="P272"/>
          </table:table-cell>
          <table:table-cell>
            <text:p text:style-name="P272"/>
          </table:table-cell>
        </table:table-row>
        <table:table-row table:style-name="TableRow273">
          <table:table-cell table:style-name="TableCell274">
            <text:p text:style-name="P275">Documents discussed /any other issues:</text:p>
            <text:p text:style-name="P276">Project Handbook</text:p>
            <text:p text:style-name="P277">PID<text:s/></text:p>
            <text:p text:style-name="P278">TOR</text:p>
          </table:table-cell>
          <table:table-cell table:style-name="TableCell279">
            <text:p text:style-name="P280"/>
          </table:table-cell>
          <table:table-cell>
            <text:p text:style-name="P280"/>
          </table:table-cell>
        </table:table-row>
        <table:table-row table:style-name="TableRow281">
          <table:table-cell table:style-name="TableCell282" table:number-columns-spanned="2">
            <text:p text:style-name="P283"><text:span text:style-name="T284">Date and time of next<text:s/></text:span><text:span text:style-name="T285">meeting</text:span><text:span text:style-name="T286">:</text:span><text:span text:style-name="T287"><text:s/></text:span><text:span text:style-name="T288">2/10/2017 13:00</text:span></text:p>
          </table:table-cell>
          <table:covered-table-cell/>
          <table:table-cell>
            <text:p text:style-name="P283"/>
          </table:table-cell>
        </table:table-row>
      </table:table>
      <text:p text:style-name="P289"/>
      <text:h text:style-name="P290" text:outline-level="1"><text:bookmark-start text:name="_Toc492936946"/>Semester 1 Week<text:s/>2:<text:bookmark-end text:name="_Toc492936946"/><text:s/></text:h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Date and<text:s/>time of<text:s/>meeting:</text:p>
          </table:table-cell>
          <table:table-cell table:style-name="TableCell298" table:number-columns-spanned="2">
            <text:p text:style-name="P299"><text:span text:style-name="T300">As scheduled</text:span><text:span text:style-name="T301">: <text:s/></text:span><text:span text:style-name="T302">Y</text:span><text:span text:style-name="T303">es</text:span><text:span text:style-name="T304">/N</text:span><text:span text:style-name="T305">o</text:span></text:p>
          </table:table-cell>
          <table:covered-table-cell/>
        </table:table-row>
        <table:table-row table:style-name="TableRow306">
          <table:table-cell table:style-name="TableCell307" table:number-columns-spanned="3">
            <text:p text:style-name="P308">Brief description of work done since last meeting:<text:s/></text:p>
          </table:table-cell>
          <table:covered-table-cell/>
          <table:covered-table-cell/>
        </table:table-row>
        <table:table-row table:style-name="TableRow309">
          <table:table-cell table:style-name="TableCell310" table:number-columns-spanned="2">
            <text:p text:style-name="P311">Number of hours spent on project since last meeting:<text:s/></text:p>
          </table:table-cell>
          <table:covered-table-cell/>
          <table:table-cell>
            <text:p text:style-name="P311"/>
          </table:table-cell>
        </table:table-row>
        <table:table-row table:style-name="TableRow312">
          <table:table-cell table:style-name="TableCell313" table:number-columns-spanned="2">
            <text:p text:style-name="P314">Questions/items to discuss at meeting (agenda):</text:p>
          </table:table-cell>
          <table:covered-table-cell/>
          <table:table-cell>
            <text:p text:style-name="P314"/>
          </table:table-cell>
        </table:table-row>
        <table:table-row table:style-name="TableRow315">
          <table:table-cell table:style-name="TableCell316">
            <text:p text:style-name="P317">Agreed tasks for next meeting:</text:p>
          </table:table-cell>
          <table:table-cell table:style-name="TableCell318">
            <text:p text:style-name="P319"/>
          </table:table-cell>
          <table:table-cell>
            <text:p text:style-name="P319"/>
          </table:table-cell>
        </table:table-row>
        <table:table-row table:style-name="TableRow320">
          <table:table-cell table:style-name="TableCell321">
            <text:p text:style-name="P322">Documents discussed /any other issues:</text:p>
          </table:table-cell>
          <table:table-cell table:style-name="TableCell323">
            <text:p text:style-name="P324"/>
          </table:table-cell>
          <table:table-cell>
            <text:p text:style-name="P324"/>
          </table:table-cell>
        </table:table-row>
        <table:table-row table:style-name="TableRow325">
          <table:table-cell table:style-name="TableCell326" table:number-columns-spanned="2">
            <text:p text:style-name="P327">Date and time of next<text:s/>meeting:</text:p>
          </table:table-cell>
          <table:covered-table-cell/>
          <table:table-cell>
            <text:p text:style-name="P327"/>
          </table:table-cell>
        </table:table-row>
      </table:table>
      <text:p text:style-name="P328"/>
      <text:h text:style-name="P329" text:outline-level="1"><text:bookmark-start text:name="_Toc492936947"/>Semester 1 Week<text:s/>3:<text:bookmark-end text:name="_Toc492936947"/><text:s/></text:h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P336">Date and<text:s/>time of<text:s/>session:</text:p>
          </table:table-cell>
          <table:table-cell table:style-name="TableCell337" table:number-columns-spanned="2">
            <text:p text:style-name="P338"><text:span text:style-name="T339">As scheduled</text:span><text:span text:style-name="T340">: <text:s/></text:span><text:span text:style-name="T341">Y</text:span><text:span text:style-name="T342">es</text:span><text:span text:style-name="T343">/N</text:span><text:span text:style-name="T344">o</text:span></text:p>
          </table:table-cell>
          <table:covered-table-cell/>
        </table:table-row>
        <table:table-row table:style-name="TableRow345">
          <table:table-cell table:style-name="TableCell346" table:number-columns-spanned="3">
            <text:p text:style-name="P347">Brief description of work done since last meeting:<text:s/></text:p>
          </table:table-cell>
          <table:covered-table-cell/>
          <table:covered-table-cell/>
        </table:table-row>
        <table:table-row table:style-name="TableRow348">
          <table:table-cell table:style-name="TableCell349" table:number-columns-spanned="2">
            <text:p text:style-name="P350">Number of hours spent on project since last meeting:<text:s/></text:p>
          </table:table-cell>
          <table:covered-table-cell/>
          <table:table-cell>
            <text:p text:style-name="P350"/>
          </table:table-cell>
        </table:table-row>
        <table:table-row table:style-name="TableRow351">
          <table:table-cell table:style-name="TableCell352" table:number-columns-spanned="2">
            <text:p text:style-name="P353">Questions/items to discuss at meeting (agenda):</text:p>
          </table:table-cell>
          <table:covered-table-cell/>
          <table:table-cell>
            <text:p text:style-name="P353"/>
          </table:table-cell>
        </table:table-row>
        <table:table-row table:style-name="TableRow354">
          <table:table-cell table:style-name="TableCell355">
            <text:p text:style-name="P356">Agreed tasks for next meeting:</text:p>
          </table:table-cell>
          <table:table-cell table:style-name="TableCell357">
            <text:p text:style-name="P358"/>
          </table:table-cell>
          <table:table-cell>
            <text:p text:style-name="P358"/>
          </table:table-cell>
        </table:table-row>
        <table:table-row table:style-name="TableRow359">
          <table:table-cell table:style-name="TableCell360">
            <text:p text:style-name="P361">Documents discussed /any other issues:</text:p>
          </table:table-cell>
          <table:table-cell table:style-name="TableCell362">
            <text:p text:style-name="P363"/>
          </table:table-cell>
          <table:table-cell>
            <text:p text:style-name="P363"/>
          </table:table-cell>
        </table:table-row>
        <table:table-row table:style-name="TableRow364">
          <table:table-cell table:style-name="TableCell365" table:number-columns-spanned="2">
            <text:p text:style-name="P366">Date and time of next session:</text:p>
          </table:table-cell>
          <table:covered-table-cell/>
          <table:table-cell>
            <text:p text:style-name="P366"/>
          </table:table-cell>
        </table:table-row>
      </table:table>
      <text:p text:style-name="P367"/>
      <text:h text:style-name="P368" text:outline-level="1"><text:bookmark-start text:name="_Toc492936948"/>Semester 1 Week<text:s/>4:<text:bookmark-end text:name="_Toc492936948"/><text:s/></text:h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Date and<text:s/>time of<text:s/>session:</text:p>
          </table:table-cell>
          <table:table-cell table:style-name="TableCell376" table:number-columns-spanned="2">
            <text:p text:style-name="P377"><text:span text:style-name="T378">As scheduled</text:span><text:span text:style-name="T379">: <text:s/></text:span><text:span text:style-name="T380">Y</text:span><text:span text:style-name="T381">es</text:span><text:span text:style-name="T382">/N</text:span><text:span text:style-name="T383">o</text:span></text:p>
          </table:table-cell>
          <table:covered-table-cell/>
        </table:table-row>
        <table:table-row table:style-name="TableRow384">
          <table:table-cell table:style-name="TableCell385" table:number-columns-spanned="3">
            <text:p text:style-name="P386">Brief description of work done since last meeting:<text:s/></text:p>
          </table:table-cell>
          <table:covered-table-cell/>
          <table:covered-table-cell/>
        </table:table-row>
        <table:table-row table:style-name="TableRow387">
          <table:table-cell table:style-name="TableCell388" table:number-columns-spanned="2">
            <text:p text:style-name="P389">Number of hours spent on project since last meeting:<text:s/></text:p>
          </table:table-cell>
          <table:covered-table-cell/>
          <table:table-cell>
            <text:p text:style-name="P389"/>
          </table:table-cell>
        </table:table-row>
        <table:table-row table:style-name="TableRow390">
          <table:table-cell table:style-name="TableCell391" table:number-columns-spanned="2">
            <text:p text:style-name="P392">Questions/items to discuss at meeting (agenda):</text:p>
          </table:table-cell>
          <table:covered-table-cell/>
          <table:table-cell>
            <text:p text:style-name="P392"/>
          </table:table-cell>
        </table:table-row>
        <table:table-row table:style-name="TableRow393">
          <table:table-cell table:style-name="TableCell394">
            <text:p text:style-name="P395">Agreed tasks for next meeting:</text:p>
          </table:table-cell>
          <table:table-cell table:style-name="TableCell396">
            <text:p text:style-name="P397"/>
          </table:table-cell>
          <table:table-cell>
            <text:p text:style-name="P397"/>
          </table:table-cell>
        </table:table-row>
        <table:table-row table:style-name="TableRow398">
          <table:table-cell table:style-name="TableCell399">
            <text:p text:style-name="P400">Documents discussed /any other issues:</text:p>
          </table:table-cell>
          <table:table-cell table:style-name="TableCell401">
            <text:p text:style-name="P402"/>
          </table:table-cell>
          <table:table-cell>
            <text:p text:style-name="P402"/>
          </table:table-cell>
        </table:table-row>
        <table:table-row table:style-name="TableRow403">
          <table:table-cell table:style-name="TableCell404" table:number-columns-spanned="2">
            <text:p text:style-name="P405">Date and time of next session:</text:p>
          </table:table-cell>
          <table:covered-table-cell/>
          <table:table-cell>
            <text:p text:style-name="P405"/>
          </table:table-cell>
        </table:table-row>
      </table:table>
      <text:p text:style-name="P406"/>
      <text:h text:style-name="P407" text:outline-level="1"><text:bookmark-start text:name="_Toc492936949"/>Semester 1 Week<text:s/>5:<text:bookmark-end text:name="_Toc492936949"/><text:s/></text:h>
      <table:table table:style-name="Table408">
        <table:table-columns>
          <table:table-column table:style-name="TableColumn409"/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P414">Date and<text:s/>time of<text:s/>session:</text:p>
          </table:table-cell>
          <table:table-cell table:style-name="TableCell415" table:number-columns-spanned="2">
            <text:p text:style-name="P416"><text:span text:style-name="T417">As scheduled</text:span><text:span text:style-name="T418">: <text:s/></text:span><text:span text:style-name="T419">Y</text:span><text:span text:style-name="T420">es</text:span><text:span text:style-name="T421">/N</text:span><text:span text:style-name="T422">o</text:span></text:p>
          </table:table-cell>
          <table:covered-table-cell/>
        </table:table-row>
        <table:table-row table:style-name="TableRow423">
          <table:table-cell table:style-name="TableCell424" table:number-columns-spanned="3">
            <text:p text:style-name="P425">Brief description of work done since last meeting:<text:s/></text:p>
          </table:table-cell>
          <table:covered-table-cell/>
          <table:covered-table-cell/>
        </table:table-row>
        <table:table-row table:style-name="TableRow426">
          <table:table-cell table:style-name="TableCell427" table:number-columns-spanned="2">
            <text:p text:style-name="P428">Number of hours spent on project since last meeting:<text:s/></text:p>
          </table:table-cell>
          <table:covered-table-cell/>
          <table:table-cell>
            <text:p text:style-name="P428"/>
          </table:table-cell>
        </table:table-row>
        <table:table-row table:style-name="TableRow429">
          <table:table-cell table:style-name="TableCell430" table:number-columns-spanned="2">
            <text:p text:style-name="P431">Questions/items to discuss at meeting (agenda):</text:p>
          </table:table-cell>
          <table:covered-table-cell/>
          <table:table-cell>
            <text:p text:style-name="P431"/>
          </table:table-cell>
        </table:table-row>
        <table:table-row table:style-name="TableRow432">
          <table:table-cell table:style-name="TableCell433">
            <text:p text:style-name="P434">Agreed tasks for next meeting:</text:p>
          </table:table-cell>
          <table:table-cell table:style-name="TableCell435">
            <text:p text:style-name="P436"/>
          </table:table-cell>
          <table:table-cell>
            <text:p text:style-name="P436"/>
          </table:table-cell>
        </table:table-row>
        <table:table-row table:style-name="TableRow437">
          <table:table-cell table:style-name="TableCell438">
            <text:p text:style-name="P439">Documents discussed /any other issues:</text:p>
          </table:table-cell>
          <table:table-cell table:style-name="TableCell440">
            <text:p text:style-name="P441"/>
          </table:table-cell>
          <table:table-cell>
            <text:p text:style-name="P441"/>
          </table:table-cell>
        </table:table-row>
        <table:table-row table:style-name="TableRow442">
          <table:table-cell table:style-name="TableCell443" table:number-columns-spanned="2">
            <text:p text:style-name="P444">Date and time of next session:</text:p>
          </table:table-cell>
          <table:covered-table-cell/>
          <table:table-cell>
            <text:p text:style-name="P444"/>
          </table:table-cell>
        </table:table-row>
      </table:table>
      <text:p text:style-name="P445"/>
      <text:h text:style-name="P446" text:outline-level="1"><text:bookmark-start text:name="_Toc492936950"/>Semester 1 Week<text:s/>6:<text:bookmark-end text:name="_Toc492936950"/><text:s/></text:h>
      <table:table table:style-name="Table447">
        <table:table-columns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>Date and<text:s/>time of<text:s/>session:</text:p>
          </table:table-cell>
          <table:table-cell table:style-name="TableCell454" table:number-columns-spanned="2">
            <text:p text:style-name="P455"><text:span text:style-name="T456">As scheduled</text:span><text:span text:style-name="T457">: <text:s/></text:span><text:span text:style-name="T458">Y</text:span><text:span text:style-name="T459">es</text:span><text:span text:style-name="T460">/N</text:span><text:span text:style-name="T461">o</text:span></text:p>
          </table:table-cell>
          <table:covered-table-cell/>
        </table:table-row>
        <table:table-row table:style-name="TableRow462">
          <table:table-cell table:style-name="TableCell463" table:number-columns-spanned="3">
            <text:p text:style-name="P464">Brief description of work done since last meeting:<text:s/></text:p>
          </table:table-cell>
          <table:covered-table-cell/>
          <table:covered-table-cell/>
        </table:table-row>
        <table:table-row table:style-name="TableRow465">
          <table:table-cell table:style-name="TableCell466" table:number-columns-spanned="2">
            <text:p text:style-name="P467">Number of hours spent on project since last meeting:<text:s/></text:p>
          </table:table-cell>
          <table:covered-table-cell/>
          <table:table-cell>
            <text:p text:style-name="P467"/>
          </table:table-cell>
        </table:table-row>
        <table:table-row table:style-name="TableRow468">
          <table:table-cell table:style-name="TableCell469" table:number-columns-spanned="2">
            <text:p text:style-name="P470">Questions/items to discuss at meeting (agenda):</text:p>
          </table:table-cell>
          <table:covered-table-cell/>
          <table:table-cell>
            <text:p text:style-name="P470"/>
          </table:table-cell>
        </table:table-row>
        <table:table-row table:style-name="TableRow471">
          <table:table-cell table:style-name="TableCell472">
            <text:p text:style-name="P473">Agreed tasks for next meeting:</text:p>
          </table:table-cell>
          <table:table-cell table:style-name="TableCell474">
            <text:p text:style-name="P475"/>
          </table:table-cell>
          <table:table-cell>
            <text:p text:style-name="P475"/>
          </table:table-cell>
        </table:table-row>
        <table:table-row table:style-name="TableRow476">
          <table:table-cell table:style-name="TableCell477">
            <text:p text:style-name="P478">Documents discussed /any other issues:</text:p>
          </table:table-cell>
          <table:table-cell table:style-name="TableCell479">
            <text:p text:style-name="P480"/>
          </table:table-cell>
          <table:table-cell>
            <text:p text:style-name="P480"/>
          </table:table-cell>
        </table:table-row>
        <table:table-row table:style-name="TableRow481">
          <table:table-cell table:style-name="TableCell482" table:number-columns-spanned="2">
            <text:p text:style-name="P483">Date and time of next session:</text:p>
          </table:table-cell>
          <table:covered-table-cell/>
          <table:table-cell>
            <text:p text:style-name="P483"/>
          </table:table-cell>
        </table:table-row>
      </table:table>
      <text:p text:style-name="P484"/>
      <text:h text:style-name="P485" text:outline-level="1"><text:bookmark-start text:name="_Toc492936951"/>Semester 1 Week<text:s/>7:<text:bookmark-end text:name="_Toc492936951"/><text:s/></text:h>
      <table:table table:style-name="Table486">
        <table:table-columns>
          <table:table-column table:style-name="TableColumn487"/>
          <table:table-column table:style-name="TableColumn488"/>
          <table:table-column table:style-name="TableColumn489"/>
        </table:table-columns>
        <table:table-row table:style-name="TableRow490">
          <table:table-cell table:style-name="TableCell491">
            <text:p text:style-name="P492">Date and<text:s/>time of<text:s/>session:</text:p>
          </table:table-cell>
          <table:table-cell table:style-name="TableCell493" table:number-columns-spanned="2">
            <text:p text:style-name="P494"><text:span text:style-name="T495">As scheduled</text:span><text:span text:style-name="T496">: <text:s/></text:span><text:span text:style-name="T497">Y</text:span><text:span text:style-name="T498">es</text:span><text:span text:style-name="T499">/N</text:span><text:span text:style-name="T500">o</text:span></text:p>
          </table:table-cell>
          <table:covered-table-cell/>
        </table:table-row>
        <table:table-row table:style-name="TableRow501">
          <table:table-cell table:style-name="TableCell502" table:number-columns-spanned="3">
            <text:p text:style-name="P503">Brief description of work done since last meeting:<text:s/></text:p>
          </table:table-cell>
          <table:covered-table-cell/>
          <table:covered-table-cell/>
        </table:table-row>
        <table:table-row table:style-name="TableRow504">
          <table:table-cell table:style-name="TableCell505" table:number-columns-spanned="2">
            <text:p text:style-name="P506">Number of hours spent on project since last meeting:<text:s/></text:p>
          </table:table-cell>
          <table:covered-table-cell/>
          <table:table-cell>
            <text:p text:style-name="P506"/>
          </table:table-cell>
        </table:table-row>
        <table:table-row table:style-name="TableRow507">
          <table:table-cell table:style-name="TableCell508" table:number-columns-spanned="2">
            <text:p text:style-name="P509">Questions/items to discuss at meeting (agenda):</text:p>
          </table:table-cell>
          <table:covered-table-cell/>
          <table:table-cell>
            <text:p text:style-name="P509"/>
          </table:table-cell>
        </table:table-row>
        <text:soft-page-break/>
        <table:table-row table:style-name="TableRow510">
          <table:table-cell table:style-name="TableCell511">
            <text:p text:style-name="P512">Agreed tasks for next meeting:</text:p>
          </table:table-cell>
          <table:table-cell table:style-name="TableCell513">
            <text:p text:style-name="P514"/>
          </table:table-cell>
          <table:table-cell>
            <text:p text:style-name="P514"/>
          </table:table-cell>
        </table:table-row>
        <table:table-row table:style-name="TableRow515">
          <table:table-cell table:style-name="TableCell516">
            <text:p text:style-name="P517">Documents discussed /any other issues:</text:p>
          </table:table-cell>
          <table:table-cell table:style-name="TableCell518">
            <text:p text:style-name="P519"/>
          </table:table-cell>
          <table:table-cell>
            <text:p text:style-name="P519"/>
          </table:table-cell>
        </table:table-row>
        <table:table-row table:style-name="TableRow520">
          <table:table-cell table:style-name="TableCell521" table:number-columns-spanned="2">
            <text:p text:style-name="P522">Date and time of next session:</text:p>
          </table:table-cell>
          <table:covered-table-cell/>
          <table:table-cell>
            <text:p text:style-name="P522"/>
          </table:table-cell>
        </table:table-row>
      </table:table>
      <text:p text:style-name="P523"/>
      <text:h text:style-name="P524" text:outline-level="1"><text:bookmark-start text:name="_Toc492936952"/>Semester 1 Week<text:s/>8:<text:bookmark-end text:name="_Toc492936952"/><text:s/></text:h>
      <table:table table:style-name="Table525">
        <table:table-columns>
          <table:table-column table:style-name="TableColumn526"/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>
            <text:p text:style-name="P531">Date and<text:s/>time of<text:s/>session:</text:p>
          </table:table-cell>
          <table:table-cell table:style-name="TableCell532" table:number-columns-spanned="2">
            <text:p text:style-name="P533"><text:span text:style-name="T534">As scheduled</text:span><text:span text:style-name="T535">: <text:s/></text:span><text:span text:style-name="T536">Y</text:span><text:span text:style-name="T537">es</text:span><text:span text:style-name="T538">/N</text:span><text:span text:style-name="T539">o</text:span></text:p>
          </table:table-cell>
          <table:covered-table-cell/>
        </table:table-row>
        <table:table-row table:style-name="TableRow540">
          <table:table-cell table:style-name="TableCell541" table:number-columns-spanned="3">
            <text:p text:style-name="P542">Brief description of work done since last meeting:<text:s/></text:p>
          </table:table-cell>
          <table:covered-table-cell/>
          <table:covered-table-cell/>
        </table:table-row>
        <table:table-row table:style-name="TableRow543">
          <table:table-cell table:style-name="TableCell544" table:number-columns-spanned="2">
            <text:p text:style-name="P545">Number of hours spent on project since last meeting:<text:s/></text:p>
          </table:table-cell>
          <table:covered-table-cell/>
          <table:table-cell>
            <text:p text:style-name="P545"/>
          </table:table-cell>
        </table:table-row>
        <table:table-row table:style-name="TableRow546">
          <table:table-cell table:style-name="TableCell547" table:number-columns-spanned="2">
            <text:p text:style-name="P548">Questions/items to discuss at meeting (agenda):</text:p>
          </table:table-cell>
          <table:covered-table-cell/>
          <table:table-cell>
            <text:p text:style-name="P548"/>
          </table:table-cell>
        </table:table-row>
        <table:table-row table:style-name="TableRow549">
          <table:table-cell table:style-name="TableCell550">
            <text:p text:style-name="P551">Agreed tasks for next meeting:</text:p>
          </table:table-cell>
          <table:table-cell table:style-name="TableCell552">
            <text:p text:style-name="P553"/>
          </table:table-cell>
          <table:table-cell>
            <text:p text:style-name="P553"/>
          </table:table-cell>
        </table:table-row>
        <table:table-row table:style-name="TableRow554">
          <table:table-cell table:style-name="TableCell555">
            <text:p text:style-name="P556">Documents discussed /any other issues:</text:p>
          </table:table-cell>
          <table:table-cell table:style-name="TableCell557">
            <text:p text:style-name="P558"/>
          </table:table-cell>
          <table:table-cell>
            <text:p text:style-name="P558"/>
          </table:table-cell>
        </table:table-row>
        <table:table-row table:style-name="TableRow559">
          <table:table-cell table:style-name="TableCell560" table:number-columns-spanned="2">
            <text:p text:style-name="P561">Date and time of next session:</text:p>
          </table:table-cell>
          <table:covered-table-cell/>
          <table:table-cell>
            <text:p text:style-name="P561"/>
          </table:table-cell>
        </table:table-row>
      </table:table>
      <text:p text:style-name="P562"/>
      <text:h text:style-name="P563" text:outline-level="1"><text:bookmark-start text:name="_Toc492936953"/>Semester 1 Week<text:s/>9:<text:bookmark-end text:name="_Toc492936953"/><text:s/></text:h>
      <table:table table:style-name="Table564">
        <table:table-columns>
          <table:table-column table:style-name="TableColumn565"/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P570">Date and<text:s/>time of<text:s/>session:</text:p>
          </table:table-cell>
          <table:table-cell table:style-name="TableCell571" table:number-columns-spanned="2">
            <text:p text:style-name="P572"><text:span text:style-name="T573">As scheduled</text:span><text:span text:style-name="T574">: <text:s/></text:span><text:span text:style-name="T575">Y</text:span><text:span text:style-name="T576">es</text:span><text:span text:style-name="T577">/N</text:span><text:span text:style-name="T578">o</text:span></text:p>
          </table:table-cell>
          <table:covered-table-cell/>
        </table:table-row>
        <table:table-row table:style-name="TableRow579">
          <table:table-cell table:style-name="TableCell580" table:number-columns-spanned="3">
            <text:p text:style-name="P581">Brief description of work done since last meeting:<text:s/></text:p>
          </table:table-cell>
          <table:covered-table-cell/>
          <table:covered-table-cell/>
        </table:table-row>
        <table:table-row table:style-name="TableRow582">
          <table:table-cell table:style-name="TableCell583" table:number-columns-spanned="2">
            <text:p text:style-name="P584">Number of hours spent on project since last meeting:<text:s/></text:p>
          </table:table-cell>
          <table:covered-table-cell/>
          <table:table-cell>
            <text:p text:style-name="P584"/>
          </table:table-cell>
        </table:table-row>
        <table:table-row table:style-name="TableRow585">
          <table:table-cell table:style-name="TableCell586" table:number-columns-spanned="2">
            <text:p text:style-name="P587">Questions/items to discuss at meeting (agenda):</text:p>
          </table:table-cell>
          <table:covered-table-cell/>
          <table:table-cell>
            <text:p text:style-name="P587"/>
          </table:table-cell>
        </table:table-row>
        <table:table-row table:style-name="TableRow588">
          <table:table-cell table:style-name="TableCell589">
            <text:p text:style-name="P590">Agreed tasks for next meeting:</text:p>
          </table:table-cell>
          <table:table-cell table:style-name="TableCell591">
            <text:p text:style-name="P592"/>
          </table:table-cell>
          <table:table-cell>
            <text:p text:style-name="P592"/>
          </table:table-cell>
        </table:table-row>
        <table:table-row table:style-name="TableRow593">
          <table:table-cell table:style-name="TableCell594">
            <text:p text:style-name="P595">Documents discussed /any other issues:</text:p>
          </table:table-cell>
          <table:table-cell table:style-name="TableCell596">
            <text:p text:style-name="P597"/>
          </table:table-cell>
          <table:table-cell>
            <text:p text:style-name="P597"/>
          </table:table-cell>
        </table:table-row>
        <table:table-row table:style-name="TableRow598">
          <table:table-cell table:style-name="TableCell599" table:number-columns-spanned="2">
            <text:p text:style-name="P600">Date and time of next session:</text:p>
          </table:table-cell>
          <table:covered-table-cell/>
          <table:table-cell>
            <text:p text:style-name="P600"/>
          </table:table-cell>
        </table:table-row>
      </table:table>
      <text:p text:style-name="P601"/>
      <text:h text:style-name="P602" text:outline-level="1"><text:bookmark-start text:name="_Toc492936954"/>Semester 1 Week 10:<text:bookmark-end text:name="_Toc492936954"/><text:s/></text:h>
      <table:table table:style-name="Table603">
        <table:table-columns>
          <table:table-column table:style-name="TableColumn604"/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P609">Date and<text:s/>time of<text:s/>session:</text:p>
          </table:table-cell>
          <table:table-cell table:style-name="TableCell610" table:number-columns-spanned="2">
            <text:p text:style-name="P611"><text:span text:style-name="T612">As scheduled</text:span><text:span text:style-name="T613">: <text:s/></text:span><text:span text:style-name="T614">Y</text:span><text:span text:style-name="T615">es</text:span><text:span text:style-name="T616">/N</text:span><text:span text:style-name="T617">o</text:span></text:p>
          </table:table-cell>
          <table:covered-table-cell/>
        </table:table-row>
        <table:table-row table:style-name="TableRow618">
          <table:table-cell table:style-name="TableCell619" table:number-columns-spanned="3">
            <text:p text:style-name="P620">Brief description of work done since last meeting:<text:s/></text:p>
          </table:table-cell>
          <table:covered-table-cell/>
          <table:covered-table-cell/>
        </table:table-row>
        <table:table-row table:style-name="TableRow621">
          <table:table-cell table:style-name="TableCell622" table:number-columns-spanned="2">
            <text:p text:style-name="P623">Number of hours spent on project since last meeting:<text:s/></text:p>
          </table:table-cell>
          <table:covered-table-cell/>
          <table:table-cell>
            <text:p text:style-name="P623"/>
          </table:table-cell>
        </table:table-row>
        <table:table-row table:style-name="TableRow624">
          <table:table-cell table:style-name="TableCell625" table:number-columns-spanned="2">
            <text:p text:style-name="P626">Questions/items to discuss at meeting (agenda):</text:p>
          </table:table-cell>
          <table:covered-table-cell/>
          <table:table-cell>
            <text:p text:style-name="P626"/>
          </table:table-cell>
        </table:table-row>
        <table:table-row table:style-name="TableRow627">
          <table:table-cell table:style-name="TableCell628">
            <text:p text:style-name="P629">Agreed tasks for next meeting:</text:p>
          </table:table-cell>
          <table:table-cell table:style-name="TableCell630">
            <text:p text:style-name="P631"/>
          </table:table-cell>
          <table:table-cell>
            <text:p text:style-name="P631"/>
          </table:table-cell>
        </table:table-row>
        <table:table-row table:style-name="TableRow632">
          <table:table-cell table:style-name="TableCell633">
            <text:p text:style-name="P634">Documents discussed /any other issues:</text:p>
          </table:table-cell>
          <table:table-cell table:style-name="TableCell635">
            <text:p text:style-name="P636"/>
          </table:table-cell>
          <table:table-cell>
            <text:p text:style-name="P636"/>
          </table:table-cell>
        </table:table-row>
        <table:table-row table:style-name="TableRow637">
          <table:table-cell table:style-name="TableCell638" table:number-columns-spanned="2">
            <text:p text:style-name="P639">Date and time of next session:</text:p>
          </table:table-cell>
          <table:covered-table-cell/>
          <table:table-cell>
            <text:p text:style-name="P639"/>
          </table:table-cell>
        </table:table-row>
      </table:table>
      <text:p text:style-name="P640"/>
      <text:h text:style-name="P641" text:outline-level="1"><text:bookmark-start text:name="_Toc492936955"/>Semester 1 Week 11:<text:bookmark-end text:name="_Toc492936955"/><text:s/></text:h>
      <table:table table:style-name="Table642">
        <table:table-columns>
          <table:table-column table:style-name="TableColumn643"/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Date and<text:s/>time of<text:s/>session:</text:p>
          </table:table-cell>
          <table:table-cell table:style-name="TableCell649" table:number-columns-spanned="2">
            <text:p text:style-name="P650"><text:span text:style-name="T651">As scheduled</text:span><text:span text:style-name="T652">: <text:s/></text:span><text:span text:style-name="T653">Y</text:span><text:span text:style-name="T654">es</text:span><text:span text:style-name="T655">/N</text:span><text:span text:style-name="T656">o</text:span></text:p>
          </table:table-cell>
          <table:covered-table-cell/>
        </table:table-row>
        <text:soft-page-break/>
        <table:table-row table:style-name="TableRow657">
          <table:table-cell table:style-name="TableCell658" table:number-columns-spanned="3">
            <text:p text:style-name="P659">Brief description of work done since last meeting:<text:s/></text:p>
          </table:table-cell>
          <table:covered-table-cell/>
          <table:covered-table-cell/>
        </table:table-row>
        <table:table-row table:style-name="TableRow660">
          <table:table-cell table:style-name="TableCell661" table:number-columns-spanned="2">
            <text:p text:style-name="P662">Number of hours spent on project since last meeting:<text:s/></text:p>
          </table:table-cell>
          <table:covered-table-cell/>
          <table:table-cell>
            <text:p text:style-name="P662"/>
          </table:table-cell>
        </table:table-row>
        <table:table-row table:style-name="TableRow663">
          <table:table-cell table:style-name="TableCell664" table:number-columns-spanned="2">
            <text:p text:style-name="P665">Questions/items to discuss at meeting (agenda):</text:p>
          </table:table-cell>
          <table:covered-table-cell/>
          <table:table-cell>
            <text:p text:style-name="P665"/>
          </table:table-cell>
        </table:table-row>
        <table:table-row table:style-name="TableRow666">
          <table:table-cell table:style-name="TableCell667">
            <text:p text:style-name="P668">Agreed tasks for next meeting:</text:p>
          </table:table-cell>
          <table:table-cell table:style-name="TableCell669">
            <text:p text:style-name="P670"/>
          </table:table-cell>
          <table:table-cell>
            <text:p text:style-name="P670"/>
          </table:table-cell>
        </table:table-row>
        <table:table-row table:style-name="TableRow671">
          <table:table-cell table:style-name="TableCell672">
            <text:p text:style-name="P673">Documents discussed /any other issues:</text:p>
          </table:table-cell>
          <table:table-cell table:style-name="TableCell674">
            <text:p text:style-name="P675"/>
          </table:table-cell>
          <table:table-cell>
            <text:p text:style-name="P675"/>
          </table:table-cell>
        </table:table-row>
        <table:table-row table:style-name="TableRow676">
          <table:table-cell table:style-name="TableCell677" table:number-columns-spanned="2">
            <text:p text:style-name="P678">Date and time of next session:</text:p>
          </table:table-cell>
          <table:covered-table-cell/>
          <table:table-cell>
            <text:p text:style-name="P678"/>
          </table:table-cell>
        </table:table-row>
      </table:table>
      <text:p text:style-name="P679"/>
      <text:h text:style-name="P680" text:outline-level="1"><text:bookmark-start text:name="_Toc492936956"/>Semester 1 Week 12:<text:bookmark-end text:name="_Toc492936956"/><text:s/></text:h>
      <table:table table:style-name="Table681">
        <table:table-columns>
          <table:table-column table:style-name="TableColumn682"/>
          <table:table-column table:style-name="TableColumn683"/>
          <table:table-column table:style-name="TableColumn684"/>
        </table:table-columns>
        <table:table-row table:style-name="TableRow685">
          <table:table-cell table:style-name="TableCell686">
            <text:p text:style-name="P687">Date and<text:s/>time of<text:s/>session:</text:p>
          </table:table-cell>
          <table:table-cell table:style-name="TableCell688" table:number-columns-spanned="2">
            <text:p text:style-name="P689"><text:span text:style-name="T690">As scheduled</text:span><text:span text:style-name="T691">: <text:s/></text:span><text:span text:style-name="T692">Y</text:span><text:span text:style-name="T693">es</text:span><text:span text:style-name="T694">/N</text:span><text:span text:style-name="T695">o</text:span></text:p>
          </table:table-cell>
          <table:covered-table-cell/>
        </table:table-row>
        <table:table-row table:style-name="TableRow696">
          <table:table-cell table:style-name="TableCell697" table:number-columns-spanned="3">
            <text:p text:style-name="P698">Brief description of work done since last meeting:<text:s/></text:p>
          </table:table-cell>
          <table:covered-table-cell/>
          <table:covered-table-cell/>
        </table:table-row>
        <table:table-row table:style-name="TableRow699">
          <table:table-cell table:style-name="TableCell700" table:number-columns-spanned="2">
            <text:p text:style-name="P701">Number of hours spent on project since last meeting:<text:s/></text:p>
          </table:table-cell>
          <table:covered-table-cell/>
          <table:table-cell>
            <text:p text:style-name="P701"/>
          </table:table-cell>
        </table:table-row>
        <table:table-row table:style-name="TableRow702">
          <table:table-cell table:style-name="TableCell703" table:number-columns-spanned="2">
            <text:p text:style-name="P704">Questions/items to discuss at meeting (agenda):</text:p>
          </table:table-cell>
          <table:covered-table-cell/>
          <table:table-cell>
            <text:p text:style-name="P704"/>
          </table:table-cell>
        </table:table-row>
        <table:table-row table:style-name="TableRow705">
          <table:table-cell table:style-name="TableCell706">
            <text:p text:style-name="P707">Agreed tasks for next meeting:</text:p>
          </table:table-cell>
          <table:table-cell table:style-name="TableCell708">
            <text:p text:style-name="P709"/>
          </table:table-cell>
          <table:table-cell>
            <text:p text:style-name="P709"/>
          </table:table-cell>
        </table:table-row>
        <table:table-row table:style-name="TableRow710">
          <table:table-cell table:style-name="TableCell711">
            <text:p text:style-name="P712">Documents discussed /any other issues:</text:p>
          </table:table-cell>
          <table:table-cell table:style-name="TableCell713">
            <text:p text:style-name="P714"/>
          </table:table-cell>
          <table:table-cell>
            <text:p text:style-name="P714"/>
          </table:table-cell>
        </table:table-row>
        <table:table-row table:style-name="TableRow715">
          <table:table-cell table:style-name="TableCell716" table:number-columns-spanned="2">
            <text:p text:style-name="P717">Date and time of next session:</text:p>
          </table:table-cell>
          <table:covered-table-cell/>
          <table:table-cell>
            <text:p text:style-name="P717"/>
          </table:table-cell>
        </table:table-row>
      </table:table>
      <text:p text:style-name="P718"/>
      <text:h text:style-name="P719" text:outline-level="1"><text:bookmark-start text:name="_Toc492936957"/>Semester<text:s/>2<text:s/>Week 1:<text:bookmark-end text:name="_Toc492936957"/><text:s/></text:h>
      <table:table table:style-name="Table720">
        <table:table-columns>
          <table:table-column table:style-name="TableColumn721"/>
          <table:table-column table:style-name="TableColumn722"/>
          <table:table-column table:style-name="TableColumn723"/>
        </table:table-columns>
        <table:table-row table:style-name="TableRow724">
          <table:table-cell table:style-name="TableCell725">
            <text:p text:style-name="P726">Date and<text:s/>time of<text:s/>session:</text:p>
          </table:table-cell>
          <table:table-cell table:style-name="TableCell727" table:number-columns-spanned="2">
            <text:p text:style-name="P728"><text:span text:style-name="T729">As scheduled</text:span><text:span text:style-name="T730">: <text:s/></text:span><text:span text:style-name="T731">Y</text:span><text:span text:style-name="T732">es</text:span><text:span text:style-name="T733">/N</text:span><text:span text:style-name="T734">o</text:span></text:p>
          </table:table-cell>
          <table:covered-table-cell/>
        </table:table-row>
        <table:table-row table:style-name="TableRow735">
          <table:table-cell table:style-name="TableCell736" table:number-columns-spanned="3">
            <text:p text:style-name="P737">Brief description of work done since last meeting:<text:s/></text:p>
          </table:table-cell>
          <table:covered-table-cell/>
          <table:covered-table-cell/>
        </table:table-row>
        <table:table-row table:style-name="TableRow738">
          <table:table-cell table:style-name="TableCell739" table:number-columns-spanned="2">
            <text:p text:style-name="P740">Number of hours spent on project since last meeting:<text:s/></text:p>
          </table:table-cell>
          <table:covered-table-cell/>
          <table:table-cell>
            <text:p text:style-name="P740"/>
          </table:table-cell>
        </table:table-row>
        <table:table-row table:style-name="TableRow741">
          <table:table-cell table:style-name="TableCell742" table:number-columns-spanned="2">
            <text:p text:style-name="P743">Questions/items to discuss at meeting (agenda):</text:p>
          </table:table-cell>
          <table:covered-table-cell/>
          <table:table-cell>
            <text:p text:style-name="P743"/>
          </table:table-cell>
        </table:table-row>
        <table:table-row table:style-name="TableRow744">
          <table:table-cell table:style-name="TableCell745">
            <text:p text:style-name="P746">Agreed tasks for next meeting:</text:p>
          </table:table-cell>
          <table:table-cell table:style-name="TableCell747">
            <text:p text:style-name="P748"/>
          </table:table-cell>
          <table:table-cell>
            <text:p text:style-name="P748"/>
          </table:table-cell>
        </table:table-row>
        <table:table-row table:style-name="TableRow749">
          <table:table-cell table:style-name="TableCell750">
            <text:p text:style-name="P751">Documents discussed /any other issues:</text:p>
          </table:table-cell>
          <table:table-cell table:style-name="TableCell752">
            <text:p text:style-name="P753"/>
          </table:table-cell>
          <table:table-cell>
            <text:p text:style-name="P753"/>
          </table:table-cell>
        </table:table-row>
        <table:table-row table:style-name="TableRow754">
          <table:table-cell table:style-name="TableCell755" table:number-columns-spanned="2">
            <text:p text:style-name="P756">Date and time of next session:</text:p>
          </table:table-cell>
          <table:covered-table-cell/>
          <table:table-cell>
            <text:p text:style-name="P756"/>
          </table:table-cell>
        </table:table-row>
      </table:table>
      <text:p text:style-name="P757"/>
      <text:h text:style-name="P758" text:outline-level="1"><text:bookmark-start text:name="_Toc492936958"/>Semester<text:s/>2<text:s/>Week<text:s/>2:<text:bookmark-end text:name="_Toc492936958"/><text:s/></text:h>
      <table:table table:style-name="Table759">
        <table:table-columns>
          <table:table-column table:style-name="TableColumn760"/>
          <table:table-column table:style-name="TableColumn761"/>
          <table:table-column table:style-name="TableColumn762"/>
        </table:table-columns>
        <table:table-row table:style-name="TableRow763">
          <table:table-cell table:style-name="TableCell764">
            <text:p text:style-name="P765">Date and<text:s/>time of<text:s/>session:</text:p>
          </table:table-cell>
          <table:table-cell table:style-name="TableCell766" table:number-columns-spanned="2">
            <text:p text:style-name="P767"><text:span text:style-name="T768">As scheduled</text:span><text:span text:style-name="T769">: <text:s/></text:span><text:span text:style-name="T770">Y</text:span><text:span text:style-name="T771">es</text:span><text:span text:style-name="T772">/N</text:span><text:span text:style-name="T773">o</text:span></text:p>
          </table:table-cell>
          <table:covered-table-cell/>
        </table:table-row>
        <table:table-row table:style-name="TableRow774">
          <table:table-cell table:style-name="TableCell775" table:number-columns-spanned="3">
            <text:p text:style-name="P776">Brief description of work done since last meeting:<text:s/></text:p>
          </table:table-cell>
          <table:covered-table-cell/>
          <table:covered-table-cell/>
        </table:table-row>
        <table:table-row table:style-name="TableRow777">
          <table:table-cell table:style-name="TableCell778" table:number-columns-spanned="2">
            <text:p text:style-name="P779">Number of hours spent on project since last meeting:<text:s/></text:p>
          </table:table-cell>
          <table:covered-table-cell/>
          <table:table-cell>
            <text:p text:style-name="P779"/>
          </table:table-cell>
        </table:table-row>
        <table:table-row table:style-name="TableRow780">
          <table:table-cell table:style-name="TableCell781" table:number-columns-spanned="2">
            <text:p text:style-name="P782">Questions/items to discuss at meeting (agenda):</text:p>
          </table:table-cell>
          <table:covered-table-cell/>
          <table:table-cell>
            <text:p text:style-name="P782"/>
          </table:table-cell>
        </table:table-row>
        <table:table-row table:style-name="TableRow783">
          <table:table-cell table:style-name="TableCell784">
            <text:p text:style-name="P785">Agreed tasks for next meeting:</text:p>
          </table:table-cell>
          <table:table-cell table:style-name="TableCell786">
            <text:p text:style-name="P787"/>
          </table:table-cell>
          <table:table-cell>
            <text:p text:style-name="P787"/>
          </table:table-cell>
        </table:table-row>
        <table:table-row table:style-name="TableRow788">
          <table:table-cell table:style-name="TableCell789">
            <text:p text:style-name="P790">Documents discussed /any other issues:</text:p>
          </table:table-cell>
          <table:table-cell table:style-name="TableCell791">
            <text:p text:style-name="P792"/>
          </table:table-cell>
          <table:table-cell>
            <text:p text:style-name="P792"/>
          </table:table-cell>
        </table:table-row>
        <table:table-row table:style-name="TableRow793">
          <table:table-cell table:style-name="TableCell794" table:number-columns-spanned="2">
            <text:p text:style-name="P795">Date and time of next session:</text:p>
          </table:table-cell>
          <table:covered-table-cell/>
          <table:table-cell>
            <text:p text:style-name="P795"/>
          </table:table-cell>
        </table:table-row>
      </table:table>
      <text:p text:style-name="P796"/>
      <text:h text:style-name="P797" text:outline-level="1"><text:bookmark-start text:name="_Toc492936959"/>Semester<text:s/>2<text:s/>Week<text:s/>3:<text:bookmark-end text:name="_Toc492936959"/><text:s/></text:h>
      <table:table table:style-name="Table798">
        <table:table-columns>
          <table:table-column table:style-name="TableColumn799"/>
          <table:table-column table:style-name="TableColumn800"/>
          <table:table-column table:style-name="TableColumn801"/>
        </table:table-columns>
        <table:table-row table:style-name="TableRow802">
          <table:table-cell table:style-name="TableCell803">
            <text:p text:style-name="P804">Date and<text:s/>time of<text:s/>session:</text:p>
          </table:table-cell>
          <table:table-cell table:style-name="TableCell805" table:number-columns-spanned="2">
            <text:p text:style-name="P806"><text:span text:style-name="T807">As scheduled</text:span><text:span text:style-name="T808">: <text:s/></text:span><text:span text:style-name="T809">Y</text:span><text:span text:style-name="T810">es</text:span><text:span text:style-name="T811">/N</text:span><text:span text:style-name="T812">o</text:span></text:p>
          </table:table-cell>
          <table:covered-table-cell/>
        </table:table-row>
        <table:table-row table:style-name="TableRow813">
          <table:table-cell table:style-name="TableCell814" table:number-columns-spanned="3">
            <text:p text:style-name="P815">Brief description of work done since last meeting:<text:s/></text:p>
          </table:table-cell>
          <table:covered-table-cell/>
          <table:covered-table-cell/>
        </table:table-row>
        <table:table-row table:style-name="TableRow816">
          <table:table-cell table:style-name="TableCell817" table:number-columns-spanned="2">
            <text:p text:style-name="P818">Number of hours spent on project since last meeting:<text:s/></text:p>
          </table:table-cell>
          <table:covered-table-cell/>
          <table:table-cell>
            <text:p text:style-name="P818"/>
          </table:table-cell>
        </table:table-row>
        <table:table-row table:style-name="TableRow819">
          <table:table-cell table:style-name="TableCell820" table:number-columns-spanned="2">
            <text:p text:style-name="P821">Questions/items to discuss at meeting (agenda):</text:p>
          </table:table-cell>
          <table:covered-table-cell/>
          <table:table-cell>
            <text:p text:style-name="P821"/>
          </table:table-cell>
        </table:table-row>
        <table:table-row table:style-name="TableRow822">
          <table:table-cell table:style-name="TableCell823">
            <text:p text:style-name="P824">Agreed tasks for next meeting:</text:p>
          </table:table-cell>
          <table:table-cell table:style-name="TableCell825">
            <text:p text:style-name="P826"/>
          </table:table-cell>
          <table:table-cell>
            <text:p text:style-name="P826"/>
          </table:table-cell>
        </table:table-row>
        <table:table-row table:style-name="TableRow827">
          <table:table-cell table:style-name="TableCell828">
            <text:p text:style-name="P829">Documents discussed /any other issues:</text:p>
          </table:table-cell>
          <table:table-cell table:style-name="TableCell830">
            <text:p text:style-name="P831"/>
          </table:table-cell>
          <table:table-cell>
            <text:p text:style-name="P831"/>
          </table:table-cell>
        </table:table-row>
        <table:table-row table:style-name="TableRow832">
          <table:table-cell table:style-name="TableCell833" table:number-columns-spanned="2">
            <text:p text:style-name="P834">Date and time of next session:</text:p>
          </table:table-cell>
          <table:covered-table-cell/>
          <table:table-cell>
            <text:p text:style-name="P834"/>
          </table:table-cell>
        </table:table-row>
      </table:table>
      <text:p text:style-name="P835"/>
      <text:h text:style-name="P836" text:outline-level="1"><text:bookmark-start text:name="_Toc492936960"/>Semester<text:s/>2<text:s/>Week<text:s/>4:<text:bookmark-end text:name="_Toc492936960"/><text:s/></text:h>
      <table:table table:style-name="Table837">
        <table:table-columns>
          <table:table-column table:style-name="TableColumn838"/>
          <table:table-column table:style-name="TableColumn839"/>
          <table:table-column table:style-name="TableColumn840"/>
        </table:table-columns>
        <table:table-row table:style-name="TableRow841">
          <table:table-cell table:style-name="TableCell842">
            <text:p text:style-name="P843">Date and<text:s/>time of<text:s/>session:</text:p>
          </table:table-cell>
          <table:table-cell table:style-name="TableCell844" table:number-columns-spanned="2">
            <text:p text:style-name="P845"><text:span text:style-name="T846">As scheduled</text:span><text:span text:style-name="T847">: <text:s/></text:span><text:span text:style-name="T848">Y</text:span><text:span text:style-name="T849">es</text:span><text:span text:style-name="T850">/N</text:span><text:span text:style-name="T851">o</text:span></text:p>
          </table:table-cell>
          <table:covered-table-cell/>
        </table:table-row>
        <table:table-row table:style-name="TableRow852">
          <table:table-cell table:style-name="TableCell853" table:number-columns-spanned="3">
            <text:p text:style-name="P854">Brief description of work done since last meeting:<text:s/></text:p>
          </table:table-cell>
          <table:covered-table-cell/>
          <table:covered-table-cell/>
        </table:table-row>
        <table:table-row table:style-name="TableRow855">
          <table:table-cell table:style-name="TableCell856" table:number-columns-spanned="2">
            <text:p text:style-name="P857">Number of hours spent on project since last meeting:<text:s/></text:p>
          </table:table-cell>
          <table:covered-table-cell/>
          <table:table-cell>
            <text:p text:style-name="P857"/>
          </table:table-cell>
        </table:table-row>
        <table:table-row table:style-name="TableRow858">
          <table:table-cell table:style-name="TableCell859" table:number-columns-spanned="2">
            <text:p text:style-name="P860">Questions/items to discuss at meeting (agenda):</text:p>
          </table:table-cell>
          <table:covered-table-cell/>
          <table:table-cell>
            <text:p text:style-name="P860"/>
          </table:table-cell>
        </table:table-row>
        <table:table-row table:style-name="TableRow861">
          <table:table-cell table:style-name="TableCell862">
            <text:p text:style-name="P863">Agreed tasks for next meeting:</text:p>
          </table:table-cell>
          <table:table-cell table:style-name="TableCell864">
            <text:p text:style-name="P865"/>
          </table:table-cell>
          <table:table-cell>
            <text:p text:style-name="P865"/>
          </table:table-cell>
        </table:table-row>
        <table:table-row table:style-name="TableRow866">
          <table:table-cell table:style-name="TableCell867">
            <text:p text:style-name="P868">Documents discussed /any other issues:</text:p>
          </table:table-cell>
          <table:table-cell table:style-name="TableCell869">
            <text:p text:style-name="P870"/>
          </table:table-cell>
          <table:table-cell>
            <text:p text:style-name="P870"/>
          </table:table-cell>
        </table:table-row>
        <table:table-row table:style-name="TableRow871">
          <table:table-cell table:style-name="TableCell872" table:number-columns-spanned="2">
            <text:p text:style-name="P873">Date and time of next session:</text:p>
          </table:table-cell>
          <table:covered-table-cell/>
          <table:table-cell>
            <text:p text:style-name="P873"/>
          </table:table-cell>
        </table:table-row>
      </table:table>
      <text:p text:style-name="P874"/>
      <text:h text:style-name="P875" text:outline-level="1"><text:bookmark-start text:name="_Toc492936961"/>Semester<text:s/>2<text:s/>Week<text:s/>5:<text:bookmark-end text:name="_Toc492936961"/><text:s/></text:h>
      <table:table table:style-name="Table876">
        <table:table-columns>
          <table:table-column table:style-name="TableColumn877"/>
          <table:table-column table:style-name="TableColumn878"/>
          <table:table-column table:style-name="TableColumn879"/>
        </table:table-columns>
        <table:table-row table:style-name="TableRow880">
          <table:table-cell table:style-name="TableCell881">
            <text:p text:style-name="P882">Date and<text:s/>time of<text:s/>session:</text:p>
          </table:table-cell>
          <table:table-cell table:style-name="TableCell883" table:number-columns-spanned="2">
            <text:p text:style-name="P884"><text:span text:style-name="T885">As scheduled</text:span><text:span text:style-name="T886">: <text:s/></text:span><text:span text:style-name="T887">Y</text:span><text:span text:style-name="T888">es</text:span><text:span text:style-name="T889">/N</text:span><text:span text:style-name="T890">o</text:span></text:p>
          </table:table-cell>
          <table:covered-table-cell/>
        </table:table-row>
        <table:table-row table:style-name="TableRow891">
          <table:table-cell table:style-name="TableCell892" table:number-columns-spanned="3">
            <text:p text:style-name="P893">Brief description of work done since last meeting:<text:s/></text:p>
          </table:table-cell>
          <table:covered-table-cell/>
          <table:covered-table-cell/>
        </table:table-row>
        <table:table-row table:style-name="TableRow894">
          <table:table-cell table:style-name="TableCell895" table:number-columns-spanned="2">
            <text:p text:style-name="P896">Number of hours spent on project since last meeting:<text:s/></text:p>
          </table:table-cell>
          <table:covered-table-cell/>
          <table:table-cell>
            <text:p text:style-name="P896"/>
          </table:table-cell>
        </table:table-row>
        <table:table-row table:style-name="TableRow897">
          <table:table-cell table:style-name="TableCell898" table:number-columns-spanned="2">
            <text:p text:style-name="P899">Questions/items to discuss at meeting (agenda):</text:p>
          </table:table-cell>
          <table:covered-table-cell/>
          <table:table-cell>
            <text:p text:style-name="P899"/>
          </table:table-cell>
        </table:table-row>
        <table:table-row table:style-name="TableRow900">
          <table:table-cell table:style-name="TableCell901">
            <text:p text:style-name="P902">Agreed tasks for next meeting:</text:p>
          </table:table-cell>
          <table:table-cell table:style-name="TableCell903">
            <text:p text:style-name="P904"/>
          </table:table-cell>
          <table:table-cell>
            <text:p text:style-name="P904"/>
          </table:table-cell>
        </table:table-row>
        <table:table-row table:style-name="TableRow905">
          <table:table-cell table:style-name="TableCell906">
            <text:p text:style-name="P907">Documents discussed /any other issues:</text:p>
          </table:table-cell>
          <table:table-cell table:style-name="TableCell908">
            <text:p text:style-name="P909"/>
          </table:table-cell>
          <table:table-cell>
            <text:p text:style-name="P909"/>
          </table:table-cell>
        </table:table-row>
        <table:table-row table:style-name="TableRow910">
          <table:table-cell table:style-name="TableCell911" table:number-columns-spanned="2">
            <text:p text:style-name="P912">Date and time of next session:</text:p>
          </table:table-cell>
          <table:covered-table-cell/>
          <table:table-cell>
            <text:p text:style-name="P912"/>
          </table:table-cell>
        </table:table-row>
      </table:table>
      <text:p text:style-name="P913"/>
      <text:h text:style-name="P914" text:outline-level="1"><text:bookmark-start text:name="_Toc492936962"/>Semester<text:s/>2<text:s/>Week<text:s/>6:<text:bookmark-end text:name="_Toc492936962"/><text:s/></text:h>
      <table:table table:style-name="Table915">
        <table:table-columns>
          <table:table-column table:style-name="TableColumn916"/>
          <table:table-column table:style-name="TableColumn917"/>
          <table:table-column table:style-name="TableColumn918"/>
        </table:table-columns>
        <table:table-row table:style-name="TableRow919">
          <table:table-cell table:style-name="TableCell920">
            <text:p text:style-name="P921">Date and<text:s/>time of<text:s/>session:</text:p>
          </table:table-cell>
          <table:table-cell table:style-name="TableCell922" table:number-columns-spanned="2">
            <text:p text:style-name="P923"><text:span text:style-name="T924">As scheduled</text:span><text:span text:style-name="T925">: <text:s/></text:span><text:span text:style-name="T926">Y</text:span><text:span text:style-name="T927">es</text:span><text:span text:style-name="T928">/N</text:span><text:span text:style-name="T929">o</text:span></text:p>
          </table:table-cell>
          <table:covered-table-cell/>
        </table:table-row>
        <table:table-row table:style-name="TableRow930">
          <table:table-cell table:style-name="TableCell931" table:number-columns-spanned="3">
            <text:p text:style-name="P932">Brief description of work done since last meeting:<text:s/></text:p>
          </table:table-cell>
          <table:covered-table-cell/>
          <table:covered-table-cell/>
        </table:table-row>
        <table:table-row table:style-name="TableRow933">
          <table:table-cell table:style-name="TableCell934" table:number-columns-spanned="2">
            <text:p text:style-name="P935">Number of hours spent on project since last meeting:<text:s/></text:p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 table:number-columns-spanned="2">
            <text:p text:style-name="P938">Questions/items to discuss at meeting (agenda):</text:p>
          </table:table-cell>
          <table:covered-table-cell/>
          <table:table-cell>
            <text:p text:style-name="P938"/>
          </table:table-cell>
        </table:table-row>
        <text:soft-page-break/>
        <table:table-row table:style-name="TableRow939">
          <table:table-cell table:style-name="TableCell940">
            <text:p text:style-name="P941">Agreed tasks for next meeting:</text:p>
          </table:table-cell>
          <table:table-cell table:style-name="TableCell942">
            <text:p text:style-name="P943"/>
          </table:table-cell>
          <table:table-cell>
            <text:p text:style-name="P943"/>
          </table:table-cell>
        </table:table-row>
        <table:table-row table:style-name="TableRow944">
          <table:table-cell table:style-name="TableCell945">
            <text:p text:style-name="P946">Documents discussed /any other issues:</text:p>
          </table:table-cell>
          <table:table-cell table:style-name="TableCell947">
            <text:p text:style-name="P948"/>
          </table:table-cell>
          <table:table-cell>
            <text:p text:style-name="P948"/>
          </table:table-cell>
        </table:table-row>
        <table:table-row table:style-name="TableRow949">
          <table:table-cell table:style-name="TableCell950" table:number-columns-spanned="2">
            <text:p text:style-name="P951">Date and time of next session:</text:p>
          </table:table-cell>
          <table:covered-table-cell/>
          <table:table-cell>
            <text:p text:style-name="P951"/>
          </table:table-cell>
        </table:table-row>
      </table:table>
      <text:p text:style-name="P952"/>
      <text:h text:style-name="P953" text:outline-level="1"><text:bookmark-start text:name="_Toc492936963"/>Semester<text:s/>2<text:s/>Week<text:s/>7:<text:bookmark-end text:name="_Toc492936963"/><text:s/></text:h>
      <table:table table:style-name="Table954">
        <table:table-columns>
          <table:table-column table:style-name="TableColumn955"/>
          <table:table-column table:style-name="TableColumn956"/>
          <table:table-column table:style-name="TableColumn957"/>
        </table:table-columns>
        <table:table-row table:style-name="TableRow958">
          <table:table-cell table:style-name="TableCell959">
            <text:p text:style-name="P960">Date and<text:s/>time of<text:s/>session:</text:p>
          </table:table-cell>
          <table:table-cell table:style-name="TableCell961" table:number-columns-spanned="2">
            <text:p text:style-name="P962"><text:span text:style-name="T963">As scheduled</text:span><text:span text:style-name="T964">: <text:s/></text:span><text:span text:style-name="T965">Y</text:span><text:span text:style-name="T966">es</text:span><text:span text:style-name="T967">/N</text:span><text:span text:style-name="T968">o</text:span></text:p>
          </table:table-cell>
          <table:covered-table-cell/>
        </table:table-row>
        <table:table-row table:style-name="TableRow969">
          <table:table-cell table:style-name="TableCell970" table:number-columns-spanned="3">
            <text:p text:style-name="P971">Brief description of work done since last meeting:<text:s/></text:p>
          </table:table-cell>
          <table:covered-table-cell/>
          <table:covered-table-cell/>
        </table:table-row>
        <table:table-row table:style-name="TableRow972">
          <table:table-cell table:style-name="TableCell973" table:number-columns-spanned="2">
            <text:p text:style-name="P974">Number of hours spent on project since last meeting:<text:s/></text:p>
          </table:table-cell>
          <table:covered-table-cell/>
          <table:table-cell>
            <text:p text:style-name="P974"/>
          </table:table-cell>
        </table:table-row>
        <table:table-row table:style-name="TableRow975">
          <table:table-cell table:style-name="TableCell976" table:number-columns-spanned="2">
            <text:p text:style-name="P977">Questions/items to discuss at meeting (agenda):</text:p>
          </table:table-cell>
          <table:covered-table-cell/>
          <table:table-cell>
            <text:p text:style-name="P977"/>
          </table:table-cell>
        </table:table-row>
        <table:table-row table:style-name="TableRow978">
          <table:table-cell table:style-name="TableCell979">
            <text:p text:style-name="P980">Agreed tasks for next meeting:</text:p>
          </table:table-cell>
          <table:table-cell table:style-name="TableCell981">
            <text:p text:style-name="P982"/>
          </table:table-cell>
          <table:table-cell>
            <text:p text:style-name="P982"/>
          </table:table-cell>
        </table:table-row>
        <table:table-row table:style-name="TableRow983">
          <table:table-cell table:style-name="TableCell984">
            <text:p text:style-name="P985">Documents discussed /any other issues:</text:p>
          </table:table-cell>
          <table:table-cell table:style-name="TableCell986">
            <text:p text:style-name="P987"/>
          </table:table-cell>
          <table:table-cell>
            <text:p text:style-name="P987"/>
          </table:table-cell>
        </table:table-row>
        <table:table-row table:style-name="TableRow988">
          <table:table-cell table:style-name="TableCell989" table:number-columns-spanned="2">
            <text:p text:style-name="P990">Date and time of next session:</text:p>
          </table:table-cell>
          <table:covered-table-cell/>
          <table:table-cell>
            <text:p text:style-name="P990"/>
          </table:table-cell>
        </table:table-row>
      </table:table>
      <text:p text:style-name="P991"/>
      <text:h text:style-name="P992" text:outline-level="1"><text:bookmark-start text:name="_Toc492936964"/>Semester<text:s/>2<text:s/>Week<text:s/>8:<text:bookmark-end text:name="_Toc492936964"/><text:s/></text:h>
      <table:table table:style-name="Table993">
        <table:table-columns>
          <table:table-column table:style-name="TableColumn994"/>
          <table:table-column table:style-name="TableColumn995"/>
          <table:table-column table:style-name="TableColumn996"/>
        </table:table-columns>
        <table:table-row table:style-name="TableRow997">
          <table:table-cell table:style-name="TableCell998">
            <text:p text:style-name="P999">Date and<text:s/>time of<text:s/>session:</text:p>
          </table:table-cell>
          <table:table-cell table:style-name="TableCell1000" table:number-columns-spanned="2">
            <text:p text:style-name="P1001"><text:span text:style-name="T1002">As scheduled</text:span><text:span text:style-name="T1003">: <text:s/></text:span><text:span text:style-name="T1004">Y</text:span><text:span text:style-name="T1005">es</text:span><text:span text:style-name="T1006">/N</text:span><text:span text:style-name="T1007">o</text:span></text:p>
          </table:table-cell>
          <table:covered-table-cell/>
        </table:table-row>
        <table:table-row table:style-name="TableRow1008">
          <table:table-cell table:style-name="TableCell1009" table:number-columns-spanned="3">
            <text:p text:style-name="P1010">Brief description of work done since last meeting:<text:s/></text:p>
          </table:table-cell>
          <table:covered-table-cell/>
          <table:covered-table-cell/>
        </table:table-row>
        <table:table-row table:style-name="TableRow1011">
          <table:table-cell table:style-name="TableCell1012" table:number-columns-spanned="2">
            <text:p text:style-name="P1013">Number of hours spent on project since last meeting:<text:s/></text:p>
          </table:table-cell>
          <table:covered-table-cell/>
          <table:table-cell>
            <text:p text:style-name="P1013"/>
          </table:table-cell>
        </table:table-row>
        <table:table-row table:style-name="TableRow1014">
          <table:table-cell table:style-name="TableCell1015" table:number-columns-spanned="2">
            <text:p text:style-name="P1016">Questions/items to discuss at meeting (agenda):</text:p>
          </table:table-cell>
          <table:covered-table-cell/>
          <table:table-cell>
            <text:p text:style-name="P1016"/>
          </table:table-cell>
        </table:table-row>
        <table:table-row table:style-name="TableRow1017">
          <table:table-cell table:style-name="TableCell1018">
            <text:p text:style-name="P1019">Agreed tasks for next meeting:</text:p>
          </table:table-cell>
          <table:table-cell table:style-name="TableCell1020">
            <text:p text:style-name="P1021"/>
          </table:table-cell>
          <table:table-cell>
            <text:p text:style-name="P1021"/>
          </table:table-cell>
        </table:table-row>
        <table:table-row table:style-name="TableRow1022">
          <table:table-cell table:style-name="TableCell1023">
            <text:p text:style-name="P1024">Documents discussed /any other issues:</text:p>
          </table:table-cell>
          <table:table-cell table:style-name="TableCell1025">
            <text:p text:style-name="P1026"/>
          </table:table-cell>
          <table:table-cell>
            <text:p text:style-name="P1026"/>
          </table:table-cell>
        </table:table-row>
        <table:table-row table:style-name="TableRow1027">
          <table:table-cell table:style-name="TableCell1028" table:number-columns-spanned="2">
            <text:p text:style-name="P1029">Date and time of next session:</text:p>
          </table:table-cell>
          <table:covered-table-cell/>
          <table:table-cell>
            <text:p text:style-name="P1029"/>
          </table:table-cell>
        </table:table-row>
      </table:table>
      <text:p text:style-name="P1030"/>
      <text:h text:style-name="P1031" text:outline-level="1"><text:bookmark-start text:name="_Toc492936965"/>Semester<text:s/>2<text:s/>Week<text:s/>9:<text:bookmark-end text:name="_Toc492936965"/><text:s/></text:h>
      <table:table table:style-name="Table1032">
        <table:table-columns>
          <table:table-column table:style-name="TableColumn1033"/>
          <table:table-column table:style-name="TableColumn1034"/>
          <table:table-column table:style-name="TableColumn1035"/>
        </table:table-columns>
        <table:table-row table:style-name="TableRow1036">
          <table:table-cell table:style-name="TableCell1037">
            <text:p text:style-name="P1038">Date and<text:s/>time of<text:s/>session:</text:p>
          </table:table-cell>
          <table:table-cell table:style-name="TableCell1039" table:number-columns-spanned="2">
            <text:p text:style-name="P1040"><text:span text:style-name="T1041">As scheduled</text:span><text:span text:style-name="T1042">: <text:s/></text:span><text:span text:style-name="T1043">Y</text:span><text:span text:style-name="T1044">es</text:span><text:span text:style-name="T1045">/N</text:span><text:span text:style-name="T1046">o</text:span></text:p>
          </table:table-cell>
          <table:covered-table-cell/>
        </table:table-row>
        <table:table-row table:style-name="TableRow1047">
          <table:table-cell table:style-name="TableCell1048" table:number-columns-spanned="3">
            <text:p text:style-name="P1049">Brief description of work done since last meeting:<text:s/></text:p>
          </table:table-cell>
          <table:covered-table-cell/>
          <table:covered-table-cell/>
        </table:table-row>
        <table:table-row table:style-name="TableRow1050">
          <table:table-cell table:style-name="TableCell1051" table:number-columns-spanned="2">
            <text:p text:style-name="P1052">Number of hours spent on project since last meeting:<text:s/></text:p>
          </table:table-cell>
          <table:covered-table-cell/>
          <table:table-cell>
            <text:p text:style-name="P1052"/>
          </table:table-cell>
        </table:table-row>
        <table:table-row table:style-name="TableRow1053">
          <table:table-cell table:style-name="TableCell1054" table:number-columns-spanned="2">
            <text:p text:style-name="P1055">Questions/items to discuss at meeting (agenda):</text:p>
          </table:table-cell>
          <table:covered-table-cell/>
          <table:table-cell>
            <text:p text:style-name="P1055"/>
          </table:table-cell>
        </table:table-row>
        <table:table-row table:style-name="TableRow1056">
          <table:table-cell table:style-name="TableCell1057">
            <text:p text:style-name="P1058">Agreed tasks for next meeting:</text:p>
          </table:table-cell>
          <table:table-cell table:style-name="TableCell1059">
            <text:p text:style-name="P1060"/>
          </table:table-cell>
          <table:table-cell>
            <text:p text:style-name="P1060"/>
          </table:table-cell>
        </table:table-row>
        <table:table-row table:style-name="TableRow1061">
          <table:table-cell table:style-name="TableCell1062">
            <text:p text:style-name="P1063">Documents discussed /any other issues:</text:p>
          </table:table-cell>
          <table:table-cell table:style-name="TableCell1064">
            <text:p text:style-name="P1065"/>
          </table:table-cell>
          <table:table-cell>
            <text:p text:style-name="P1065"/>
          </table:table-cell>
        </table:table-row>
        <table:table-row table:style-name="TableRow1066">
          <table:table-cell table:style-name="TableCell1067" table:number-columns-spanned="2">
            <text:p text:style-name="P1068">Date and time of next session:</text:p>
          </table:table-cell>
          <table:covered-table-cell/>
          <table:table-cell>
            <text:p text:style-name="P1068"/>
          </table:table-cell>
        </table:table-row>
      </table:table>
      <text:p text:style-name="P1069"/>
      <text:h text:style-name="P1070" text:outline-level="1"><text:bookmark-start text:name="_Toc492936966"/>Semester<text:s/>2<text:s/>Week<text:s/>10:<text:bookmark-end text:name="_Toc492936966"/><text:s/></text:h>
      <table:table table:style-name="Table1071">
        <table:table-columns>
          <table:table-column table:style-name="TableColumn1072"/>
          <table:table-column table:style-name="TableColumn1073"/>
          <table:table-column table:style-name="TableColumn1074"/>
        </table:table-columns>
        <table:table-row table:style-name="TableRow1075">
          <table:table-cell table:style-name="TableCell1076">
            <text:p text:style-name="P1077">Date and<text:s/>time of<text:s/>session:</text:p>
          </table:table-cell>
          <table:table-cell table:style-name="TableCell1078" table:number-columns-spanned="2">
            <text:p text:style-name="P1079"><text:span text:style-name="T1080">As scheduled</text:span><text:span text:style-name="T1081">: <text:s/></text:span><text:span text:style-name="T1082">Y</text:span><text:span text:style-name="T1083">es</text:span><text:span text:style-name="T1084">/N</text:span><text:span text:style-name="T1085">o</text:span></text:p>
          </table:table-cell>
          <table:covered-table-cell/>
        </table:table-row>
        <text:soft-page-break/>
        <table:table-row table:style-name="TableRow1086">
          <table:table-cell table:style-name="TableCell1087" table:number-columns-spanned="3">
            <text:p text:style-name="P1088">Brief description of work done since last meeting:<text:s/></text:p>
          </table:table-cell>
          <table:covered-table-cell/>
          <table:covered-table-cell/>
        </table:table-row>
        <table:table-row table:style-name="TableRow1089">
          <table:table-cell table:style-name="TableCell1090" table:number-columns-spanned="2">
            <text:p text:style-name="P1091">Number of hours spent on project since last meeting:<text:s/></text:p>
          </table:table-cell>
          <table:covered-table-cell/>
          <table:table-cell>
            <text:p text:style-name="P1091"/>
          </table:table-cell>
        </table:table-row>
        <table:table-row table:style-name="TableRow1092">
          <table:table-cell table:style-name="TableCell1093" table:number-columns-spanned="2">
            <text:p text:style-name="P1094">Questions/items to discuss at meeting (agenda):</text:p>
          </table:table-cell>
          <table:covered-table-cell/>
          <table:table-cell>
            <text:p text:style-name="P1094"/>
          </table:table-cell>
        </table:table-row>
        <table:table-row table:style-name="TableRow1095">
          <table:table-cell table:style-name="TableCell1096">
            <text:p text:style-name="P1097">Agreed tasks for next meeting:</text:p>
          </table:table-cell>
          <table:table-cell table:style-name="TableCell1098">
            <text:p text:style-name="P1099"/>
          </table:table-cell>
          <table:table-cell>
            <text:p text:style-name="P1099"/>
          </table:table-cell>
        </table:table-row>
        <table:table-row table:style-name="TableRow1100">
          <table:table-cell table:style-name="TableCell1101">
            <text:p text:style-name="P1102">Documents discussed /any other issues:</text:p>
          </table:table-cell>
          <table:table-cell table:style-name="TableCell1103">
            <text:p text:style-name="P1104"/>
          </table:table-cell>
          <table:table-cell>
            <text:p text:style-name="P1104"/>
          </table:table-cell>
        </table:table-row>
        <table:table-row table:style-name="TableRow1105">
          <table:table-cell table:style-name="TableCell1106" table:number-columns-spanned="2">
            <text:p text:style-name="P1107">Date and time of next session:</text:p>
          </table:table-cell>
          <table:covered-table-cell/>
          <table:table-cell>
            <text:p text:style-name="P1107"/>
          </table:table-cell>
        </table:table-row>
      </table:table>
      <text:p text:style-name="P1108"/>
      <text:h text:style-name="P1109" text:outline-level="1"><text:bookmark-start text:name="_Toc492936967"/>Semester<text:s/>2<text:s/>Week<text:s/>11:<text:bookmark-end text:name="_Toc492936967"/><text:s/></text:h>
      <table:table table:style-name="Table1110">
        <table:table-columns>
          <table:table-column table:style-name="TableColumn1111"/>
          <table:table-column table:style-name="TableColumn1112"/>
          <table:table-column table:style-name="TableColumn1113"/>
        </table:table-columns>
        <table:table-row table:style-name="TableRow1114">
          <table:table-cell table:style-name="TableCell1115">
            <text:p text:style-name="P1116">Date and<text:s/>time of<text:s/>session:</text:p>
          </table:table-cell>
          <table:table-cell table:style-name="TableCell1117" table:number-columns-spanned="2">
            <text:p text:style-name="P1118"><text:span text:style-name="T1119">As scheduled</text:span><text:span text:style-name="T1120">: <text:s/></text:span><text:span text:style-name="T1121">Y</text:span><text:span text:style-name="T1122">es</text:span><text:span text:style-name="T1123">/N</text:span><text:span text:style-name="T1124">o</text:span></text:p>
          </table:table-cell>
          <table:covered-table-cell/>
        </table:table-row>
        <table:table-row table:style-name="TableRow1125">
          <table:table-cell table:style-name="TableCell1126" table:number-columns-spanned="3">
            <text:p text:style-name="P1127">Brief description of work done since last meeting:<text:s/></text:p>
          </table:table-cell>
          <table:covered-table-cell/>
          <table:covered-table-cell/>
        </table:table-row>
        <table:table-row table:style-name="TableRow1128">
          <table:table-cell table:style-name="TableCell1129" table:number-columns-spanned="2">
            <text:p text:style-name="P1130">Number of hours spent on project since last meeting:<text:s/></text:p>
          </table:table-cell>
          <table:covered-table-cell/>
          <table:table-cell>
            <text:p text:style-name="P1130"/>
          </table:table-cell>
        </table:table-row>
        <table:table-row table:style-name="TableRow1131">
          <table:table-cell table:style-name="TableCell1132" table:number-columns-spanned="2">
            <text:p text:style-name="P1133">Questions/items to discuss at meeting (agenda):</text:p>
          </table:table-cell>
          <table:covered-table-cell/>
          <table:table-cell>
            <text:p text:style-name="P1133"/>
          </table:table-cell>
        </table:table-row>
        <table:table-row table:style-name="TableRow1134">
          <table:table-cell table:style-name="TableCell1135">
            <text:p text:style-name="P1136">Agreed tasks for next meeting:</text:p>
          </table:table-cell>
          <table:table-cell table:style-name="TableCell1137">
            <text:p text:style-name="P1138"/>
          </table:table-cell>
          <table:table-cell>
            <text:p text:style-name="P1138"/>
          </table:table-cell>
        </table:table-row>
        <table:table-row table:style-name="TableRow1139">
          <table:table-cell table:style-name="TableCell1140">
            <text:p text:style-name="P1141">Documents discussed /any other issues:</text:p>
          </table:table-cell>
          <table:table-cell table:style-name="TableCell1142">
            <text:p text:style-name="P1143"/>
          </table:table-cell>
          <table:table-cell>
            <text:p text:style-name="P1143"/>
          </table:table-cell>
        </table:table-row>
        <table:table-row table:style-name="TableRow1144">
          <table:table-cell table:style-name="TableCell1145" table:number-columns-spanned="2">
            <text:p text:style-name="P1146">Date and time of next session:</text:p>
          </table:table-cell>
          <table:covered-table-cell/>
          <table:table-cell>
            <text:p text:style-name="P1146"/>
          </table:table-cell>
        </table:table-row>
      </table:table>
      <text:p text:style-name="P1147"/>
      <text:p text:style-name="P1148"/>
      <text:h text:style-name="P1149" text:outline-level="1"><text:bookmark-start text:name="_Toc492936968"/><text:soft-page-break/>Terms of Reference Review<text:s/>Form<text:bookmark-end text:name="_Toc492936968"/><text:s/></text:h>
      <text:p text:style-name="P1150">This form is to be completed at the TOR review meeting. <text:s/>After the TOR review, you should make any necessary changes to the TOR,<text:s/>online ethics<text:s/>and risk assessment<text:s/>forms<text:s/>(as required by your Supervisor and Second Marker), then submit the final approved TOR<text:s/>to Blackboard by the dates given in the module schedule<text:s/>whilst also completing the online<text:s/>ethics and risk<text:s/>assessment<text:s/>approval process. <text:s/></text:p>
      <text:p text:style-name="P1151"/>
      <table:table table:style-name="Table1152">
        <table:table-columns>
          <table:table-column table:style-name="TableColumn1153"/>
          <table:table-column table:style-name="TableColumn1154"/>
          <table:table-column table:style-name="TableColumn1155"/>
        </table:table-columns>
        <table:table-row table:style-name="TableRow1156">
          <table:table-cell table:style-name="TableCell1157" table:number-columns-spanned="3">
            <text:p text:style-name="P1158">Date of TOR Review:</text:p>
          </table:table-cell>
          <table:covered-table-cell/>
          <table:covered-table-cell/>
        </table:table-row>
        <table:table-row table:style-name="TableRow1159">
          <table:table-cell table:style-name="TableCell1160">
            <text:p text:style-name="P1161">Review Outcomes:</text:p>
          </table:table-cell>
          <table:table-cell table:style-name="TableCell1162" table:number-columns-spanned="2">
            <text:p text:style-name="P1163"/>
          </table:table-cell>
          <table:covered-table-cell/>
        </table:table-row>
        <table:table-row table:style-name="TableRow1164">
          <table:table-cell table:style-name="TableCell1165">
            <text:p text:style-name="P1166">The topic is appropriate to the student’s programme. <text:s text:c="59"/></text:p>
          </table:table-cell>
          <table:table-cell table:style-name="TableCell1167" table:number-columns-spanned="2">
            <text:p text:style-name="P1168">Yes / No</text:p>
          </table:table-cell>
          <table:covered-table-cell/>
        </table:table-row>
        <table:table-row table:style-name="TableRow1169">
          <table:table-cell table:style-name="TableCell1170">
            <text:p text:style-name="P1171">The project contains sufficient practical work using computing skills relevant to the programme. <text:s text:c="7"/></text:p>
          </table:table-cell>
          <table:table-cell table:style-name="TableCell1172" table:number-columns-spanned="2">
            <text:p text:style-name="P1173">Yes / No</text:p>
          </table:table-cell>
          <table:covered-table-cell/>
        </table:table-row>
        <table:table-row table:style-name="TableRow1174">
          <table:table-cell table:style-name="TableCell1175">
            <text:p text:style-name="P1176">An appropriate topic for the literature review has been identified.</text:p>
          </table:table-cell>
          <table:table-cell table:style-name="TableCell1177" table:number-columns-spanned="2">
            <text:p text:style-name="P1178">Yes / No</text:p>
          </table:table-cell>
          <table:covered-table-cell/>
        </table:table-row>
        <table:table-row table:style-name="TableRow1179">
          <table:table-cell table:style-name="TableCell1180">
            <text:p text:style-name="P1181">An explanation of the<text:s/>contribution of the analysis/literature review to the project work has been<text:s/>given.</text:p>
          </table:table-cell>
          <table:table-cell table:style-name="TableCell1182" table:number-columns-spanned="2">
            <text:p text:style-name="P1183">Yes / No</text:p>
          </table:table-cell>
          <table:covered-table-cell/>
        </table:table-row>
        <table:table-row table:style-name="TableRow1184">
          <table:table-cell table:style-name="TableCell1185">
            <text:p text:style-name="P1186">The TOR (select one):</text:p>
          </table:table-cell>
          <table:table-cell table:style-name="TableCell1187" table:number-columns-spanned="2">
            <text:p text:style-name="P1188"/>
          </table:table-cell>
          <table:covered-table-cell/>
        </table:table-row>
        <table:table-row table:style-name="TableRow1189">
          <table:table-cell table:style-name="TableCell1190">
            <text:list text:style-name="LFO20" text:continue-numbering="true">
              <text:list-item>
                <text:p text:style-name="P1191">Accepted without changes.</text:p>
              </text:list-item>
            </text:list>
          </table:table-cell>
          <table:table-cell table:style-name="TableCell1192">
            <text:p text:style-name="P1193"/>
          </table:table-cell>
          <table:table-cell table:style-name="TableCell1194">
            <text:p text:style-name="P1195"/>
          </table:table-cell>
        </table:table-row>
        <table:table-row table:style-name="TableRow1196">
          <table:table-cell table:style-name="TableCell1197">
            <text:list text:style-name="LFO20" text:continue-numbering="true">
              <text:list-item>
                <text:p text:style-name="P1198">Needs the changes listed below.</text:p>
              </text:list-item>
            </text:list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</table:table-row>
        <table:table-row table:style-name="TableRow1203">
          <table:table-cell table:style-name="TableCell1204">
            <text:list text:style-name="LFO20" text:continue-numbering="true">
              <text:list-item>
                <text:p text:style-name="P1205">Cannot be made satisfactory and a new topic is required.</text:p>
              </text:list-item>
            </text:list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</table:table-row>
        <table:table-row table:style-name="TableRow1210">
          <table:table-cell table:style-name="TableCell1211">
            <text:p text:style-name="P1212">Ethics<text:s/>Draft PDF<text:s/>(select one):</text:p>
          </table:table-cell>
          <table:table-cell table:style-name="TableCell1213" table:number-columns-spanned="2">
            <text:p text:style-name="P1214"/>
          </table:table-cell>
          <table:covered-table-cell/>
        </table:table-row>
        <table:table-row table:style-name="TableRow1215">
          <table:table-cell table:style-name="TableCell1216">
            <text:list text:style-name="LFO18" text:continue-numbering="true">
              <text:list-item>
                <text:p text:style-name="P1217">Has been reviewed and<text:s/>can<text:s/>be approved<text:s/>via the Ethics Online System.</text:p>
              </text:list-item>
            </text:list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</table:table-row>
        <table:table-row table:style-name="TableRow1222">
          <table:table-cell table:style-name="TableCell1223">
            <text:list text:style-name="LFO18" text:continue-numbering="true">
              <text:list-item>
                <text:p text:style-name="P1224">Requires revision<text:s/>before approval can be granted via the Ethics Online System.</text:p>
              </text:list-item>
            </text:list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</table:table-row>
        <table:table-row table:style-name="TableRow1229">
          <table:table-cell table:style-name="TableCell1230">
            <text:list text:style-name="LFO18" text:continue-numbering="true">
              <text:list-item>
                <text:p text:style-name="P1231">Has been reviewed; the project should be referred to the Faculty Research Ethics Committee (FREC)<text:s/>via the Ethics Online System.</text:p>
              </text:list-item>
            </text:list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</table:table-row>
        <table:table-row table:style-name="TableRow1236">
          <table:table-cell table:style-name="TableCell1237">
            <text:list text:style-name="LFO18" text:continue-numbering="true">
              <text:list-item>
                <text:p text:style-name="P1238">The project has already been referred to FREC<text:s/>via the Ethics Online System.<text:s/></text:p>
              </text:list-item>
            </text:list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</table:table-row>
        <table:table-row table:style-name="TableRow1243">
          <table:table-cell table:style-name="TableCell1244">
            <text:list text:style-name="LFO18" text:continue-numbering="true">
              <text:list-item>
                <text:p text:style-name="P1245">Has not yet been<text:s/>provided.</text:p>
              </text:list-item>
            </text:list>
          </table:table-cell>
          <table:table-cell table:style-name="TableCell1246">
            <text:p text:style-name="P1247"/>
          </table:table-cell>
          <table:table-cell table:style-name="TableCell1248">
            <text:p text:style-name="P1249"/>
          </table:table-cell>
        </table:table-row>
        <table:table-row table:style-name="TableRow1250">
          <table:table-cell table:style-name="TableCell1251">
            <text:list text:style-name="LFO18" text:continue-numbering="true">
              <text:list-item>
                <text:p text:style-name="P1252">Other (please<text:s/>explain).</text:p>
              </text:list-item>
            </text:list>
          </table:table-cell>
          <table:table-cell table:style-name="TableCell1253">
            <text:p text:style-name="P1254"/>
          </table:table-cell>
          <table:table-cell table:style-name="TableCell1255">
            <text:p text:style-name="P1256"/>
          </table:table-cell>
        </table:table-row>
        <table:table-row table:style-name="TableRow1257">
          <table:table-cell table:style-name="TableCell1258">
            <text:p text:style-name="P1259">Risk Assessment<text:s/>Draft PDF<text:s/>(select one):</text:p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</table:table-row>
        <table:table-row table:style-name="TableRow1264">
          <table:table-cell table:style-name="TableCell1265">
            <text:list text:style-name="LFO19" text:continue-numbering="true">
              <text:list-item>
                <text:p text:style-name="P1266">Has been reviewed and<text:s/>can be<text:s/>approved<text:s/>via the Ethics Online System..</text:p>
              </text:list-item>
            </text:list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</table:table-row>
        <table:table-row table:style-name="TableRow1271">
          <table:table-cell table:style-name="TableCell1272">
            <text:list text:style-name="LFO19" text:continue-numbering="true">
              <text:list-item>
                <text:p text:style-name="P1273">Requires revision.</text:p>
              </text:list-item>
            </text:list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</table:table-row>
        <table:table-row table:style-name="TableRow1278">
          <table:table-cell table:style-name="TableCell1279">
            <text:list text:style-name="LFO19" text:continue-numbering="true">
              <text:list-item>
                <text:p text:style-name="P1280">Is required but has not<text:s/>yet<text:s/>been provided.</text:p>
              </text:list-item>
            </text:list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</table:table-row>
        <table:table-row table:style-name="TableRow1285">
          <table:table-cell table:style-name="TableCell1286">
            <text:list text:style-name="LFO19" text:continue-numbering="true">
              <text:list-item>
                <text:p text:style-name="P1287">Not<text:s/>required.</text:p>
              </text:list-item>
            </text:list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</table:table-row>
        <table:table-row table:style-name="TableRow1292">
          <table:table-cell table:style-name="TableCell1293">
            <text:p text:style-name="P1294"/>
            <text:p text:style-name="P1295"/>
            <text:p text:style-name="P1296"/>
            <text:p text:style-name="P1297"/>
            <text:p text:style-name="P1298"/>
          </table:table-cell>
          <table:table-cell table:style-name="TableCell1299">
            <text:p text:style-name="P1300"/>
          </table:table-cell>
          <table:table-cell table:style-name="TableCell1301">
            <text:p text:style-name="P1302"/>
          </table:table-cell>
        </table:table-row>
      </table:table>
      <text:p text:style-name="P1303">Changes<text:s/>required/identified issues:</text:p>
      <table:table table:style-name="Table1304">
        <table:table-columns>
          <table:table-column table:style-name="TableColumn1305"/>
          <table:table-column table:style-name="TableColumn1306"/>
        </table:table-columns>
        <table:table-row table:style-name="TableRow1307">
          <table:table-cell table:style-name="TableCell1308" table:number-columns-spanned="2">
            <text:p text:style-name="P1309"><text:span text:style-name="T1310">Changes to proposed aim(s):</text:span></text:p>
          </table:table-cell>
          <table:covered-table-cell/>
        </table:table-row>
        <table:table-row table:style-name="TableRow1311">
          <table:table-cell table:style-name="TableCell1312" table:number-columns-spanned="2">
            <text:p text:style-name="P1313"><text:span text:style-name="T1314">Changes to proposed objectives:<text:s/></text:span></text:p>
          </table:table-cell>
          <table:covered-table-cell/>
        </table:table-row>
        <table:table-row table:style-name="TableRow1315">
          <table:table-cell table:style-name="TableCell1316" table:number-columns-spanned="2">
            <text:p text:style-name="P1317"><text:span text:style-name="T1318">Changes to deliverables:<text:s/></text:span></text:p>
          </table:table-cell>
          <table:covered-table-cell/>
        </table:table-row>
        <table:table-row table:style-name="TableRow1319">
          <table:table-cell table:style-name="TableCell1320" table:number-columns-spanned="2">
            <text:p text:style-name="P1321"><text:span text:style-name="T1322">Changes to structure and contents of project report:<text:s/></text:span></text:p>
          </table:table-cell>
          <table:covered-table-cell/>
        </table:table-row>
        <table:table-row table:style-name="TableRow1323">
          <table:table-cell table:style-name="TableCell1324" table:number-columns-spanned="2">
            <text:p text:style-name="P1325"><text:span text:style-name="T1326">Changes to project plan:<text:s/></text:span></text:p>
          </table:table-cell>
          <table:covered-table-cell/>
        </table:table-row>
        <table:table-row table:style-name="TableRow1327">
          <table:table-cell table:style-name="TableCell1328" table:number-columns-spanned="2">
            <text:p text:style-name="P1329"><text:span text:style-name="T1330">Resource issues:</text:span></text:p>
          </table:table-cell>
          <table:covered-table-cell/>
        </table:table-row>
        <table:table-row table:style-name="TableRow1331">
          <table:table-cell table:style-name="TableCell1332" table:number-columns-spanned="2">
            <text:p text:style-name="P1333"><text:span text:style-name="T1334">Other comments:<text:s/></text:span></text:p>
          </table:table-cell>
          <table:covered-table-cell/>
        </table:table-row>
        <table:table-row table:style-name="TableRow1335">
          <table:table-cell table:style-name="TableCell1336">
            <text:p text:style-name="P1337"><text:span text:style-name="T1338">Signatures:</text:span></text:p>
          </table:table-cell>
          <table:table-cell table:style-name="TableCell1339">
            <text:p text:style-name="P1340">Student</text:p>
          </table:table-cell>
        </table:table-row>
        <table:table-row table:style-name="TableRow1341">
          <table:table-cell table:style-name="TableCell1342">
            <text:p text:style-name="P1343"/>
          </table:table-cell>
          <table:table-cell table:style-name="TableCell1344">
            <text:p text:style-name="P1345">Supervisor</text:p>
          </table:table-cell>
        </table:table-row>
        <table:table-row table:style-name="TableRow1346">
          <table:table-cell table:style-name="TableCell1347">
            <text:p text:style-name="P1348"/>
          </table:table-cell>
          <table:table-cell table:style-name="TableCell1349">
            <text:p text:style-name="P1350">Second Marker</text:p>
          </table:table-cell>
        </table:table-row>
      </table:table>
      <text:p text:style-name="P1351"/>
      <text:p text:style-name="P1352"/>
      <text:h text:style-name="P1353" text:outline-level="1"><text:bookmark-start text:name="_Toc492936969"/><text:soft-page-break/>Changes to Project<text:s/>Aims/Objectives<text:s/>Form<text:bookmark-end text:name="_Toc492936969"/></text:h>
      <text:p text:style-name="P1354"><text:span text:style-name="T1355">Exceptionally</text:span><text:span text:style-name="T1356"><text:s/>it may be necessary, after changes made as a result of the terms of reference review, to<text:s/></text:span><text:span text:style-name="T1357">make further changes to the<text:s/></text:span><text:span text:style-name="T1358">aims/</text:span><text:span text:style-name="T1359">objectives</text:span><text:span text:style-name="T1360"><text:s/>set out in your terms of reference. <text:s/>In such a<text:s/></text:span><text:span text:style-name="T1361">case,</text:span><text:span text:style-name="T1362"><text:s/>the new<text:s/></text:span><text:span text:style-name="T1363">aims/</text:span><text:span text:style-name="T1364">objectives<text:s/></text:span><text:span text:style-name="T1365">must be agreed with your supervisor</text:span><text:span text:style-name="T1366"><text:s/>and accepted by your Second Marker</text:span><text:span text:style-name="T1367">.</text:span></text:p>
      <text:p text:style-name="P1368"/>
      <text:p text:style-name="P1369"><text:span text:style-name="T1370">If you wish to make c</text:span><text:span text:style-name="T1371">hanges to your project and planned work that have ethical<text:s/></text:span><text:span text:style-name="T1372">implications,</text:span><text:span text:style-name="T1373"><text:s/></text:span><text:span text:style-name="T1374">you MUST additionally complete a<text:s/></text:span><text:span text:style-name="T1375">NEW Ethics<text:s/></text:span><text:span text:style-name="T1376">approval request using the online system</text:span><text:span text:style-name="T1377"><text:s/></text:span><text:span text:style-name="T1378">(see<text:s/></text:span><text:span text:style-name="T1379">Blackboard</text:span><text:span text:style-name="T1380"><text:s/>for more information</text:span><text:span text:style-name="T1381"><text:s/>or ask your Supervisor</text:span><text:span text:style-name="T1382">).</text:span><text:span text:style-name="T1383"><text:s/>Similarly, if there are implications for risks, you must complete a NEW risk assessment<text:s/></text:span><text:span text:style-name="T1384">approval request online</text:span><text:span text:style-name="T1385"><text:s/>seek</text:span><text:span text:style-name="T1386">ing</text:span><text:span text:style-name="T1387"><text:s/>approval from the original approver(s).</text:span></text:p>
      <text:p text:style-name="P1388"/>
      <text:p text:style-name="P1389">The new<text:s/>aims/objectives must be recorded on the following form. A brief justification for the change must also be given. This form must be dated.</text:p>
      <text:p text:style-name="P1390"/>
      <text:p text:style-name="P1391"><text:span text:style-name="T1392">Please note:</text:span><text:span text:style-name="T1393"><text:s/>You must include in the Evaluation part of your project report a detailed explanation and justification for the changes to the<text:s/></text:span><text:span text:style-name="T1394">aims/</text:span><text:span text:style-name="T1395">objectives. Failure to do this may lead to loss of marks for that part of the report.</text:span></text:p>
      <text:p text:style-name="P1396"/>
      <text:p text:style-name="P1397">Changes to Project<text:s/>Aims/Objectives:</text:p>
      <table:table table:style-name="Table1398">
        <table:table-columns>
          <table:table-column table:style-name="TableColumn1399"/>
          <table:table-column table:style-name="TableColumn1400"/>
          <table:table-column table:style-name="TableColumn1401"/>
        </table:table-columns>
        <table:table-row table:style-name="TableRow1402">
          <table:table-cell table:style-name="TableCell1403" table:number-columns-spanned="2">
            <text:p text:style-name="P1404">Old Aims/Objective(s):<text:s/></text:p>
          </table:table-cell>
          <table:covered-table-cell/>
          <table:table-cell>
            <text:p text:style-name="P1404"/>
          </table:table-cell>
        </table:table-row>
        <table:table-row table:style-name="TableRow1405">
          <table:table-cell table:style-name="TableCell1406" table:number-columns-spanned="2">
            <text:p text:style-name="P1407">New Aims/Objective(s):<text:s/></text:p>
          </table:table-cell>
          <table:covered-table-cell/>
          <table:table-cell>
            <text:p text:style-name="P1407"/>
          </table:table-cell>
        </table:table-row>
        <table:table-row table:style-name="TableRow1408">
          <table:table-cell table:style-name="TableCell1409" table:number-columns-spanned="2">
            <text:p text:style-name="P1410">Justification:</text:p>
          </table:table-cell>
          <table:covered-table-cell/>
          <table:table-cell>
            <text:p text:style-name="P1410"/>
          </table:table-cell>
        </table:table-row>
        <table:table-row table:style-name="TableRow1411">
          <table:table-cell table:style-name="TableCell1412" table:number-columns-spanned="2">
            <text:p text:style-name="P1413">Impact on ethics and risk assessment status (indicate if re-approval is required)?<text:s/></text:p>
          </table:table-cell>
          <table:covered-table-cell/>
          <table:table-cell>
            <text:p text:style-name="P1413"/>
          </table:table-cell>
        </table:table-row>
        <table:table-row table:style-name="TableRow1414">
          <table:table-cell table:style-name="TableCell1415">
            <text:p text:style-name="P1416"><text:span text:style-name="T1417">Signatures:</text:span></text:p>
          </table:table-cell>
          <table:table-cell table:style-name="TableCell1418" table:number-columns-spanned="2">
            <text:p text:style-name="P1419">Student</text:p>
          </table:table-cell>
          <table:covered-table-cell/>
        </table:table-row>
        <table:table-row table:style-name="TableRow1420">
          <table:table-cell table:style-name="TableCell1421">
            <text:p text:style-name="P1422"/>
          </table:table-cell>
          <table:table-cell table:style-name="TableCell1423" table:number-columns-spanned="2">
            <text:p text:style-name="P1424">Supervisor</text:p>
          </table:table-cell>
          <table:covered-table-cell/>
        </table:table-row>
        <table:table-row table:style-name="TableRow1425">
          <table:table-cell table:style-name="TableCell1426">
            <text:p text:style-name="P1427"/>
          </table:table-cell>
          <table:table-cell table:style-name="TableCell1428" table:number-columns-spanned="2">
            <text:p text:style-name="P1429">Second Marker</text:p>
          </table:table-cell>
          <table:covered-table-cell/>
        </table:table-row>
      </table:table>
      <text:p text:style-name="Normal"/>
      <text:p text:style-name="P1430"/>
      <text:p text:style-name="P1431"/>
      <text:h text:style-name="P1432" text:outline-level="1"><text:bookmark-start text:name="_Toc492936970"/><text:soft-page-break/>Student Checklist<text:bookmark-end text:name="_Toc492936970"/></text:h>
      <text:p text:style-name="P1433"/>
      <table:table table:style-name="Table1434">
        <table:table-columns>
          <table:table-column table:style-name="TableColumn1435"/>
        </table:table-columns>
        <table:table-row table:style-name="TableRow1436">
          <table:table-cell table:style-name="TableCell1437">
            <table:table table:style-name="Table1438">
              <table:table-columns>
                <table:table-column table:style-name="TableColumn1439"/>
                <table:table-column table:style-name="TableColumn1440"/>
                <table:table-column table:style-name="TableColumn1441"/>
              </table:table-columns>
              <table:table-row table:style-name="TableRow1442">
                <table:table-cell table:style-name="TableCell1443">
                  <text:p text:style-name="P1444">Semester 1:<text:s/>Actions</text:p>
                </table:table-cell>
                <table:table-cell table:style-name="TableCell1445">
                  <text:p text:style-name="P1446">Due Date</text:p>
                </table:table-cell>
                <table:table-cell table:style-name="TableCell1447">
                  <text:p text:style-name="P1448">Date Completed</text:p>
                </table:table-cell>
              </table:table-row>
              <table:table-row table:style-name="TableRow1449">
                <table:table-cell table:style-name="TableCell1450">
                  <text:p text:style-name="P1451"><text:span text:style-name="T1452">PID<text:s/></text:span><text:span text:style-name="T1453">s</text:span><text:span text:style-name="T1454">ubmitted</text:span><text:span text:style-name="T1455"><text:s/>to Blackboard</text:span></text:p>
                </table:table-cell>
                <table:table-cell table:style-name="TableCell1456">
                  <text:p text:style-name="P1457"><text:span text:style-name="T1458">Week 3</text:span><text:span text:style-name="T1459">,<text:s/></text:span><text:span text:style-name="T1460">Mon</text:span><text:span text:style-name="T1461">day<text:s/></text:span><text:span text:style-name="T1462">2</text:span><text:span text:style-name="T1463">nd</text:span><text:span text:style-name="T1464"><text:s/></text:span><text:span text:style-name="T1465"><text:s/>October</text:span><text:span text:style-name="T1466"><text:s/>by 5pm</text:span></text:p>
                  <text:p text:style-name="P1467">OR<text:s/></text:p>
                  <text:p text:style-name="P1468"><text:span text:style-name="T1469">Week 4</text:span><text:span text:style-name="T1470">, Monday<text:s/></text:span><text:span text:style-name="T1471">9</text:span><text:span text:style-name="T1472">th</text:span><text:span text:style-name="T1473"><text:s/></text:span><text:span text:style-name="T1474"><text:s/>October by<text:s/></text:span><text:span text:style-name="T1475">5</text:span><text:span text:style-name="T1476">pm if supervisor has been allocated</text:span></text:p>
                </table:table-cell>
                <table:table-cell table:style-name="TableCell1477">
                  <text:p text:style-name="P1478"/>
                </table:table-cell>
              </table:table-row>
              <table:table-row table:style-name="TableRow1479">
                <table:table-cell table:style-name="TableCell1480">
                  <text:p text:style-name="P1481"><text:span text:style-name="T1482">Draft<text:s/></text:span><text:span text:style-name="T1483">TOR<text:s/></text:span><text:span text:style-name="T1484">and associated documents (draft ethics/risk assessment PDFs) submitted to Blackboard</text:span></text:p>
                </table:table-cell>
                <table:table-cell table:style-name="TableCell1485">
                  <text:p text:style-name="P1486"><text:span text:style-name="T1487">Week 5, Friday</text:span><text:span text:style-name="T1488"><text:s/></text:span><text:span text:style-name="T1489">20</text:span><text:span text:style-name="T1490">th</text:span><text:span text:style-name="T1491"><text:s/>October by 5pm</text:span><text:span text:style-name="T1492"><text:s/>(or earlier)</text:span></text:p>
                </table:table-cell>
                <table:table-cell table:style-name="TableCell1493">
                  <text:p text:style-name="P1494"/>
                </table:table-cell>
              </table:table-row>
              <table:table-row table:style-name="TableRow1495">
                <table:table-cell table:style-name="TableCell1496">
                  <text:p text:style-name="P1497"><text:span text:style-name="T1498">TOR Review<text:s/></text:span><text:span text:style-name="T1499">a</text:span><text:span text:style-name="T1500">rranged</text:span></text:p>
                </table:table-cell>
                <table:table-cell table:style-name="TableCell1501">
                  <text:p text:style-name="P1502">Up to weeks 5-6<text:s/></text:p>
                </table:table-cell>
                <table:table-cell table:style-name="TableCell1503">
                  <text:p text:style-name="P1504"/>
                </table:table-cell>
              </table:table-row>
              <table:table-row table:style-name="TableRow1505">
                <table:table-cell table:style-name="TableCell1506">
                  <text:p text:style-name="P1507"><text:span text:style-name="T1508">TOR Review<text:s/></text:span><text:span text:style-name="T1509">h</text:span><text:span text:style-name="T1510">eld</text:span></text:p>
                </table:table-cell>
                <table:table-cell table:style-name="TableCell1511">
                  <text:p text:style-name="P1512">Weeks 5-6 (or earlier)</text:p>
                </table:table-cell>
                <table:table-cell table:style-name="TableCell1513">
                  <text:p text:style-name="P1514"/>
                </table:table-cell>
              </table:table-row>
              <table:table-row table:style-name="TableRow1515">
                <table:table-cell table:style-name="TableCell1516">
                  <text:p text:style-name="P1517">Final<text:s/>TOR and associated documents (i.e.<text:s/>final ethics/risk assessment PDFs) submitted to Blackboard</text:p>
                </table:table-cell>
                <table:table-cell table:style-name="TableCell1518">
                  <text:p text:style-name="P1519"><text:span text:style-name="T1520">Week 8, Fri</text:span><text:span text:style-name="T1521">day<text:s/></text:span><text:span text:style-name="T1522">10</text:span><text:span text:style-name="T1523">th</text:span><text:span text:style-name="T1524"><text:s/>November (at the latest)</text:span></text:p>
                </table:table-cell>
                <table:table-cell table:style-name="TableCell1525">
                  <text:p text:style-name="P1526"/>
                </table:table-cell>
              </table:table-row>
              <table:table-row table:style-name="TableRow1527">
                <table:table-cell table:style-name="TableCell1528">
                  <text:p text:style-name="P1529">Online ethics and risk assessment completed<text:s/>and approved via Supervisor OR<text:s/><text:s/>ready for formal approval at Faculty level<text:s/></text:p>
                </table:table-cell>
                <table:table-cell table:style-name="TableCell1530">
                  <text:p text:style-name="P1531"><text:span text:style-name="T1532">Week 8, Fri</text:span><text:span text:style-name="T1533">day<text:s/></text:span><text:span text:style-name="T1534">10</text:span><text:span text:style-name="T1535">th</text:span><text:span text:style-name="T1536"><text:s/>November (at the latest)</text:span></text:p>
                </table:table-cell>
                <table:table-cell table:style-name="TableCell1537">
                  <text:p text:style-name="P1538"/>
                  <text:p text:style-name="P1539"/>
                </table:table-cell>
              </table:table-row>
              <table:table-row table:style-name="TableRow1540">
                <table:table-cell table:style-name="TableCell1541">
                  <text:p text:style-name="P1542">Draft chapters submitted to Supervisor</text:p>
                </table:table-cell>
                <table:table-cell table:style-name="TableCell1543">
                  <text:p text:style-name="P1544"><text:span text:style-name="T1545">Semester 1 Assessment Week 2, 8</text:span><text:span text:style-name="T1546">th</text:span><text:span text:style-name="T1547"><text:s/>January 2018 (or earlier)</text:span></text:p>
                </table:table-cell>
                <table:table-cell table:style-name="TableCell1548">
                  <text:p text:style-name="P1549"/>
                </table:table-cell>
              </table:table-row>
            </table:table>
            <text:p text:style-name="P1550"/>
          </table:table-cell>
        </table:table-row>
      </table:table>
      <text:p text:style-name="P1551"/>
      <table:table table:style-name="Table1552">
        <table:table-columns>
          <table:table-column table:style-name="TableColumn1553"/>
          <table:table-column table:style-name="TableColumn1554"/>
          <table:table-column table:style-name="TableColumn1555"/>
        </table:table-columns>
        <table:table-row table:style-name="TableRow1556">
          <table:table-cell table:style-name="TableCell1557">
            <text:p text:style-name="P1558">Semester 2: Actions</text:p>
          </table:table-cell>
          <table:table-cell table:style-name="TableCell1559">
            <text:p text:style-name="P1560">Due Date</text:p>
          </table:table-cell>
          <table:table-cell table:style-name="TableCell1561">
            <text:p text:style-name="P1562">Date Completed</text:p>
          </table:table-cell>
        </table:table-row>
        <table:table-row table:style-name="TableRow1563">
          <table:table-cell table:style-name="TableCell1564">
            <text:p text:style-name="P1565"/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</table:table-row>
        <table:table-row table:style-name="TableRow1570">
          <table:table-cell table:style-name="TableCell1571">
            <text:p text:style-name="P1572">Submission of TWO copies of the project report AND the CD/DVD/USB to Student Central, Library Building</text:p>
          </table:table-cell>
          <table:table-cell table:style-name="TableCell1573">
            <text:p text:style-name="P1574"><text:span text:style-name="T1575">Semester 2, Week 11, Thursday 19</text:span><text:span text:style-name="T1576">th</text:span><text:span text:style-name="T1577"><text:s/>April by 4pm</text:span></text:p>
          </table:table-cell>
          <table:table-cell table:style-name="TableCell1578">
            <text:p text:style-name="P1579"/>
          </table:table-cell>
        </table:table-row>
        <table:table-row table:style-name="TableRow1580">
          <table:table-cell table:style-name="TableCell1581">
            <text:p text:style-name="P1582">Submission of the project report to the<text:s/>Turnitin<text:s/>submission link<text:s/>in the Assessment area on Blackboard</text:p>
          </table:table-cell>
          <table:table-cell table:style-name="TableCell1583">
            <text:p text:style-name="P1584"><text:span text:style-name="T1585">Semester 2, Week 11, Thursday 19</text:span><text:span text:style-name="T1586">th</text:span><text:span text:style-name="T1587"><text:s/>April by 4pm</text:span></text:p>
          </table:table-cell>
          <table:table-cell table:style-name="TableCell1588">
            <text:p text:style-name="P1589"/>
          </table:table-cell>
        </table:table-row>
        <table:table-row table:style-name="TableRow1590">
          <table:table-cell table:style-name="TableCell1591">
            <text:p text:style-name="P1592"><text:span text:style-name="T1593">Viva arranged</text:span></text:p>
          </table:table-cell>
          <table:table-cell table:style-name="TableCell1594">
            <text:p text:style-name="P1595">Arranged<text:s/>around time of submission<text:s/>during<text:s/>week 11<text:s/>Semester 2</text:p>
          </table:table-cell>
          <table:table-cell table:style-name="TableCell1596">
            <text:p text:style-name="P1597"/>
          </table:table-cell>
        </table:table-row>
        <table:table-row table:style-name="TableRow1598">
          <table:table-cell table:style-name="TableCell1599">
            <text:p text:style-name="P1600"><text:span text:style-name="T1601">Viva held</text:span></text:p>
          </table:table-cell>
          <table:table-cell table:style-name="TableCell1602">
            <text:p text:style-name="P1603"><text:span text:style-name="T1604">During Semester 2, Weeks 13-15</text:span></text:p>
          </table:table-cell>
          <table:table-cell table:style-name="TableCell1605">
            <text:p text:style-name="P1606"/>
          </table:table-cell>
        </table:table-row>
        <table:table-row table:style-name="TableRow1607">
          <table:table-cell table:style-name="TableCell1608">
            <text:p text:style-name="P1609"><text:span text:style-name="T1610">Evidence file submitted</text:span></text:p>
          </table:table-cell>
          <table:table-cell table:style-name="TableCell1611">
            <text:p text:style-name="P1612">At<text:s/>the<text:s/>viva<text:s/>(Semester 2, Weeks 13-15)</text:p>
          </table:table-cell>
          <table:table-cell table:style-name="TableCell1613">
            <text:p text:style-name="P1614"/>
          </table:table-cell>
        </table:table-row>
      </table:table>
      <text:p text:style-name="P16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HeadingBase" style:next-style-name="BodyText" style:default-outline-level="1">
      <style:paragraph-properties fo:border-top="none" fo:border-left="none" fo:border-bottom="0.0104in solid #000000" fo:border-right="none" fo:padding-top="0in" fo:padding-left="0in" fo:padding-bottom="0.0416in" fo:padding-right="0in" style:shadow="none"/>
      <style:text-properties fo:text-transform="uppercase" fo:hyphenate="false"/>
    </style:style>
    <style:style style:name="Heading2" style:display-name="Heading 2" style:family="paragraph" style:parent-style-name="HeadingBase" style:next-style-name="BodyText" style:default-outline-level="2">
      <style:paragraph-properties fo:margin-top="0.1666in" fo:line-height="0.1944in"/>
      <style:text-properties fo:hyphenate="false"/>
    </style:style>
    <style:style style:name="Heading3" style:display-name="Heading 3" style:family="paragraph" style:parent-style-name="HeadingBase" style:next-style-name="BodyText" style:default-outline-level="3">
      <style:paragraph-properties fo:margin-top="0.1666in" fo:line-height="0.1944in"/>
      <style:text-properties fo:font-style="italic" style:font-style-asian="italic" fo:hyphenate="false"/>
    </style:style>
    <style:style style:name="Heading4" style:display-name="Heading 4" style:family="paragraph" style:parent-style-name="HeadingBase" style:next-style-name="BodyText" style:default-outline-level="4">
      <style:paragraph-properties fo:margin-top="0.1666in" fo:line-height="0.1944in"/>
      <style:text-properties fo:font-size="12pt" style:font-size-asian="12pt" fo:hyphenate="false"/>
    </style:style>
    <style:style style:name="Heading5" style:display-name="Heading 5" style:family="paragraph" style:parent-style-name="HeadingBase" style:next-style-name="BodyText" style:default-outline-level="5">
      <style:paragraph-properties fo:margin-top="0.1666in" fo:line-height="0.1944in"/>
      <style:text-properties fo:font-style="italic" style:font-style-asian="italic" fo:font-size="12pt" style:font-size-asian="12pt" fo:hyphenate="false"/>
    </style:style>
    <style:style style:name="Heading6" style:display-name="Heading 6" style:family="paragraph" style:parent-style-name="HeadingBase" style:next-style-name="BodyText" style:default-outline-level="6">
      <style:paragraph-properties fo:margin-top="0.1666in" fo:line-height="0.1944in"/>
      <style:text-properties fo:font-size="11pt" style:font-size-asian="11pt" fo:hyphenate="false"/>
    </style:style>
    <style:style style:name="Heading7" style:display-name="Heading 7" style:family="paragraph" style:parent-style-name="HeadingBase" style:next-style-name="BodyText" style:default-outline-level="7">
      <style:paragraph-properties fo:margin-top="0.1666in" fo:line-height="0.1944in"/>
      <style:text-properties fo:font-weight="normal" style:font-weight-asian="normal" fo:font-size="11pt" style:font-size-asian="11pt" fo:hyphenate="false"/>
    </style:style>
    <style:style style:name="Heading8" style:display-name="Heading 8" style:family="paragraph" style:parent-style-name="HeadingBase" style:next-style-name="BodyText" style:default-outline-level="8">
      <style:paragraph-properties fo:margin-top="0.1666in" fo:line-height="0.1944in"/>
      <style:text-properties fo:font-weight="normal" style:font-weight-asian="normal" fo:font-style="italic" style:font-style-asian="italic" fo:font-size="11pt" style:font-size-asian="11pt" fo:hyphenate="false"/>
    </style:style>
    <style:style style:name="Heading9" style:display-name="Heading 9" style:family="paragraph" style:parent-style-name="HeadingBase" style:next-style-name="BodyText" style:default-outline-level="9">
      <style:paragraph-properties fo:margin-top="0.1666in" fo:line-height="0.1944in"/>
      <style:text-properties fo:font-weight="normal" style:font-weight-asian="normal" fo:font-style="italic" style:font-style-asian="italic" fo:font-size="11pt" style:font-size-asian="11pt" fo:hyphenate="false"/>
    </style:style>
    <style:style style:name="Normal" style:display-name="Normal" style:family="paragraph">
      <style:paragraph-properties fo:margin-left="0.5in">
        <style:tab-stops/>
      </style:paragraph-properties>
      <style:text-properties style:font-name="Arial" fo:font-size="11pt" style:font-size-asian="11pt" style:language-asian="en" style:country-asian="US" fo:hyphenate="false"/>
    </style:style>
    <style:style style:name="DefaultParagraphFont" style:display-name="Default Paragraph Font" style:family="text"/>
    <style:style style:name="FootnoteBase" style:display-name="Footnote Base" style:family="paragraph" style:parent-style-name="Normal">
      <style:paragraph-properties fo:keep-together="always" fo:line-height="0.1527in" fo:margin-left="0.1298in" fo:text-indent="-0.1298in">
        <style:tab-stops>
          <style:tab-stop style:type="left" style:position="0in"/>
        </style:tab-stops>
      </style:paragraph-properties>
      <style:text-properties fo:font-size="9pt" style:font-size-asian="9pt" fo:hyphenate="false"/>
    </style:style>
    <style:style style:name="MessageHeader" style:display-name="Message Header" style:family="paragraph" style:parent-style-name="BodyText">
      <style:paragraph-properties fo:keep-together="always" fo:margin-left="0.75in" fo:margin-right="1.5in" fo:text-indent="-0.75in">
        <style:tab-stops>
          <style:tab-stop style:type="left" style:position="1.75in"/>
          <style:tab-stop style:type="left" style:position="2.5in"/>
        </style:tab-stops>
      </style:paragraph-properties>
      <style:text-properties fo:hyphenate="false"/>
    </style:style>
    <style:style style:name="BlockQuotation" style:display-name="Block Quotation" style:family="paragraph" style:parent-style-name="BodyText">
      <style:paragraph-properties fo:keep-together="always" fo:margin-left="0.75in" fo:margin-right="0.5in">
        <style:tab-stops/>
      </style:paragraph-properties>
      <style:text-properties fo:font-style="italic" style:font-style-asian="italic" fo:hyphenate="false"/>
    </style:style>
    <style:style style:name="BodyTextKeep" style:display-name="Body Text Keep" style:family="paragraph" style:parent-style-name="BodyText">
      <style:paragraph-properties fo:keep-with-next="always"/>
      <style:text-properties fo:hyphenate="false"/>
    </style:style>
    <style:style style:name="Caption" style:display-name="Caption" style:family="paragraph" style:parent-style-name="Picture" style:next-style-name="BodyText">
      <style:paragraph-properties fo:margin-bottom="0.1666in"/>
      <style:text-properties fo:font-style="italic" style:font-style-asian="italic" fo:font-size="10pt" style:font-size-asian="10pt" fo:hyphenate="false"/>
    </style:style>
    <style:style style:name="Picture" style:display-name="Picture" style:family="paragraph" style:parent-style-name="BodyText" style:next-style-name="Caption">
      <style:paragraph-properties fo:keep-with-next="always" fo:margin-top="0.0833in"/>
      <style:text-properties fo:hyphenate="false"/>
    </style:style>
    <style:style style:name="Date" style:display-name="Date" style:family="paragraph" style:parent-style-name="BodyText">
      <style:paragraph-properties fo:margin-top="0.3333in" fo:margin-bottom="0in"/>
      <style:text-properties fo:hyphenate="false"/>
    </style:style>
    <style:style style:name="DocumentLabel" style:display-name="Document Label" style:family="paragraph" style:parent-style-name="HeadingBase" style:next-style-name="BodyText">
      <style:paragraph-properties fo:margin-top="0.0833in" fo:margin-bottom="0.3333in" fo:line-height="100%"/>
      <style:text-properties fo:text-transform="uppercase" fo:letter-spacing="0.125in" fo:font-size="16pt" style:font-size-asian="16pt" fo:hyphenate="false"/>
    </style:style>
    <style:style style:name="EndnoteReference" style:display-name="Endnote Reference" style:family="text">
      <style:text-properties fo:font-weight="bold" style:font-weight-asian="bold" style:text-position="super 65%"/>
    </style:style>
    <style:style style:name="EndnoteText" style:display-name="Endnote Text" style:family="paragraph" style:parent-style-name="FootnoteBase">
      <style:text-properties fo:hyphenate="false"/>
    </style:style>
    <style:style style:name="Footer" style:display-name="Footer" style:family="paragraph" style:parent-style-name="HeaderBase">
      <style:paragraph-properties fo:border-top="0.0104in solid #000000" fo:border-left="none" fo:border-bottom="none" fo:border-right="none" fo:padding-top="0.0555in" fo:padding-left="0in" fo:padding-bottom="0in" fo:padding-right="0in" style:shadow="none">
        <style:tab-stops>
          <style:tab-stop style:type="center" style:position="2.75in"/>
          <style:tab-stop style:type="right" style:position="5.5in"/>
        </style:tab-stops>
      </style:paragraph-properties>
      <style:text-properties fo:hyphenate="false"/>
    </style:style>
    <style:style style:name="HeaderBase" style:display-name="Header Base" style:family="paragraph" style:parent-style-name="Normal">
      <style:paragraph-properties fo:keep-together="always" fo:border-top="none" fo:border-left="none" fo:border-bottom="0.0104in solid #000000" fo:border-right="none" fo:padding-top="0in" fo:padding-left="0in" fo:padding-bottom="0.0555in" fo:padding-right="0in" style:shadow="none">
        <style:tab-stops>
          <style:tab-stop style:type="center" style:position="2.5in"/>
          <style:tab-stop style:type="right" style:position="5.5in"/>
        </style:tab-stops>
      </style:paragraph-properties>
      <style:text-properties fo:font-weight="bold" style:font-weight-asian="bold" fo:text-transform="uppercase" fo:letter-spacing="0.0138in" fo:font-size="9pt" style:font-size-asian="9pt" fo:hyphenate="false"/>
    </style:style>
    <style:style style:name="FootnoteReference" style:display-name="Footnote Reference" style:family="text">
      <style:text-properties fo:font-weight="bold" style:font-weight-asian="bold" style:text-position="super 65%"/>
    </style:style>
    <style:style style:name="FootnoteText" style:display-name="Footnote Text" style:family="paragraph" style:parent-style-name="FootnoteBase">
      <style:text-properties fo:hyphenate="false"/>
    </style:style>
    <style:style style:name="Header" style:display-name="Header" style:family="paragraph" style:parent-style-name="HeaderBase">
      <style:paragraph-properties fo:margin-left="0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Index1" style:display-name="Index 1" style:family="paragraph" style:parent-style-name="IndexBase">
      <style:text-properties fo:hyphenate="false"/>
    </style:style>
    <style:style style:name="IndexBase" style:display-name="Index Base" style:family="paragraph" style:parent-style-name="Normal">
      <style:paragraph-properties fo:text-indent="-0.5in"/>
      <style:text-properties fo:hyphenate="false"/>
    </style:style>
    <style:style style:name="Index2" style:display-name="Index 2" style:family="paragraph" style:parent-style-name="IndexBase">
      <style:paragraph-properties fo:margin-left="0.75in">
        <style:tab-stops/>
      </style:paragraph-properties>
      <style:text-properties fo:hyphenate="false"/>
    </style:style>
    <style:style style:name="Index3" style:display-name="Index 3" style:family="paragraph" style:parent-style-name="IndexBase">
      <style:paragraph-properties fo:margin-left="1in">
        <style:tab-stops/>
      </style:paragraph-properties>
      <style:text-properties fo:hyphenate="false"/>
    </style:style>
    <style:style style:name="Index4" style:display-name="Index 4" style:family="paragraph" style:parent-style-name="IndexBase">
      <style:paragraph-properties fo:margin-left="1.25in">
        <style:tab-stops/>
      </style:paragraph-properties>
      <style:text-properties fo:hyphenate="false"/>
    </style:style>
    <style:style style:name="Index5" style:display-name="Index 5" style:family="paragraph" style:parent-style-name="IndexBase">
      <style:paragraph-properties fo:margin-left="1.5in">
        <style:tab-stops/>
      </style:paragraph-properties>
      <style:text-properties fo:hyphenate="false"/>
    </style:style>
    <style:style style:name="Index6" style:display-name="Index 6" style:family="paragraph" style:parent-style-name="IndexBase">
      <style:paragraph-properties fo:margin-left="1.75in">
        <style:tab-stops/>
      </style:paragraph-properties>
      <style:text-properties fo:hyphenate="false"/>
    </style:style>
    <style:style style:name="Index7" style:display-name="Index 7" style:family="paragraph" style:parent-style-name="IndexBase">
      <style:paragraph-properties fo:margin-left="2in">
        <style:tab-stops/>
      </style:paragraph-properties>
      <style:text-properties fo:hyphenate="false"/>
    </style:style>
    <style:style style:name="Index8" style:display-name="Index 8" style:family="paragraph" style:parent-style-name="IndexBase">
      <style:paragraph-properties fo:margin-left="2.25in">
        <style:tab-stops/>
      </style:paragraph-properties>
      <style:text-properties fo:hyphenate="false"/>
    </style:style>
    <style:style style:name="Index9" style:display-name="Index 9" style:family="paragraph" style:parent-style-name="IndexBase">
      <style:paragraph-properties fo:margin-left="2.5in">
        <style:tab-stops/>
      </style:paragraph-properties>
      <style:text-properties fo:hyphenate="false"/>
    </style:style>
    <style:style style:name="IndexHeading" style:display-name="Index Heading" style:family="paragraph" style:parent-style-name="SectionHeading" style:next-style-name="Index1">
      <style:text-properties fo:hyphenate="false"/>
    </style:style>
    <style:style style:name="SectionHeading" style:display-name="Section Heading" style:family="paragraph" style:parent-style-name="HeadingBase">
      <style:paragraph-properties fo:margin-top="0.1666in"/>
      <style:text-properties fo:hyphenate="false"/>
    </style:style>
    <style:style style:name="Lead-inEmphasis" style:display-name="Lead-in Emphasis" style:family="text">
      <style:text-properties fo:font-weight="bold" style:font-weight-asian="bold" fo:font-style="italic" style:font-style-asian="italic"/>
    </style:style>
    <style:style style:name="LineNumber" style:display-name="Line Number" style:family="text">
      <style:text-properties fo:font-size="9pt" style:font-size-asian="9pt"/>
    </style:style>
    <style:style style:name="List" style:display-name="List" style:family="paragraph" style:parent-style-name="BodyText">
      <style:paragraph-properties fo:margin-bottom="0.0416in" fo:margin-left="1in" fo:text-indent="-0.25in">
        <style:tab-stops>
          <style:tab-stop style:type="left" style:position="0in"/>
        </style:tab-stops>
      </style:paragraph-properties>
      <style:text-properties fo:hyphenate="false"/>
    </style:style>
    <style:style style:name="ListBullet" style:display-name="List Bullet" style:family="paragraph" style:parent-style-name="List">
      <style:paragraph-properties fo:margin-bottom="0.0833in">
        <style:tab-stops/>
      </style:paragraph-properties>
      <style:text-properties fo:hyphenate="false"/>
    </style:style>
    <style:style style:name="ListNumber" style:display-name="List Number" style:family="paragraph" style:parent-style-name="List">
      <style:paragraph-properties fo:margin-bottom="0.0833in">
        <style:tab-stops/>
      </style:paragraph-properties>
      <style:text-properties fo:hyphenate="false"/>
    </style:style>
    <style:style style:name="MacroText" style:display-name="Macro Text" style:family="paragraph" style:parent-style-name="BodyText">
      <style:paragraph-properties fo:margin-left="0in">
        <style:tab-stops/>
      </style:paragraph-properties>
      <style:text-properties style:font-name="Courier New" fo:font-size="10pt" style:font-size-asian="10pt" fo:hyphenate="false"/>
    </style:style>
    <style:style style:name="PageNumber" style:display-name="Page Number" style:family="text">
      <style:text-properties fo:font-weight="bold" style:font-weight-asian="bold"/>
    </style:style>
    <style:style style:name="SubtitleCover" style:display-name="Subtitle Cover" style:family="paragraph" style:parent-style-name="TitleCover" style:next-style-name="BodyText">
      <style:paragraph-properties fo:border="none" fo:padding="0in" style:shadow="none" fo:margin-top="0.0833in" fo:margin-bottom="0.3333in" fo:line-height="0.3333in"/>
      <style:text-properties fo:font-style="italic" style:font-style-asian="italic" fo:font-size="18pt" style:font-size-asian="18pt" fo:hyphenate="false"/>
    </style:style>
    <style:style style:name="Superscript" style:display-name="Superscript" style:family="text">
      <style:text-properties fo:font-weight="bold" style:font-weight-asian="bold" style:text-position="super 65%"/>
    </style:style>
    <style:style style:name="TableofAuthorities" style:display-name="Table of Authorities" style:family="paragraph" style:parent-style-name="TOCBase">
      <style:paragraph-properties fo:margin-left="0.25in" fo:margin-right="0in" fo:text-indent="-0.25in">
        <style:tab-stops>
          <style:tab-stop style:type="right" style:leader-style="dotted" style:leader-text="." style:position="5.75in"/>
        </style:tab-stops>
      </style:paragraph-properties>
      <style:text-properties fo:hyphenate="false"/>
    </style:style>
    <style:style style:name="TOCBase" style:display-name="TOC Base" style:family="paragraph" style:parent-style-name="Normal">
      <style:paragraph-properties fo:margin-top="0.0416in" fo:margin-bottom="0.0416in" fo:margin-left="0in" fo:margin-right="1in">
        <style:tab-stops>
          <style:tab-stop style:type="right" style:leader-style="dotted" style:leader-text="." style:position="6in"/>
        </style:tab-stops>
      </style:paragraph-properties>
      <style:text-properties fo:hyphenate="false"/>
    </style:style>
    <style:style style:name="TableofFigures" style:display-name="Table of Figures" style:family="paragraph" style:parent-style-name="TOCBase">
      <style:paragraph-properties fo:margin-left="0.5in" fo:margin-right="0in" fo:text-indent="-0.5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TOAHeading" style:display-name="TOA Heading" style:family="paragraph" style:parent-style-name="SectionHeading" style:next-style-name="TableofAuthorities">
      <style:text-properties fo:hyphenate="false"/>
    </style:style>
    <style:style style:name="TOC1" style:display-name="TOC 1" style:family="paragraph" style:parent-style-name="TOCBase">
      <style:paragraph-properties fo:margin-top="0.1666in" fo:margin-bottom="0.0833in" fo:line-height="0.1944in">
        <style:tab-stops>
          <style:tab-stop style:type="right" style:leader-style="solid" style:leader-text="_" style:position="6in"/>
        </style:tab-stops>
      </style:paragraph-properties>
      <style:text-properties fo:font-weight="bold" style:font-weight-asian="bold" fo:font-size="12pt" style:font-size-asian="12pt" fo:hyphenate="false"/>
    </style:style>
    <style:style style:name="TOC2" style:display-name="TOC 2" style:family="paragraph" style:parent-style-name="TOCBase">
      <style:paragraph-properties fo:margin-left="0.25in">
        <style:tab-stops>
          <style:tab-stop style:type="right" style:leader-style="dotted" style:leader-text="." style:position="5.75in"/>
        </style:tab-stops>
      </style:paragraph-properties>
      <style:text-properties fo:font-weight="bold" style:font-weight-asian="bold" fo:hyphenate="false"/>
    </style:style>
    <style:style style:name="TOC3" style:display-name="TOC 3" style:family="paragraph" style:parent-style-name="TOCBase">
      <style:paragraph-properties fo:margin-left="0.5in">
        <style:tab-stops>
          <style:tab-stop style:type="right" style:leader-style="dotted" style:leader-text="." style:position="5.5in"/>
        </style:tab-stops>
      </style:paragraph-properties>
      <style:text-properties fo:hyphenate="false"/>
    </style:style>
    <style:style style:name="TOC4" style:display-name="TOC 4" style:family="paragraph" style:parent-style-name="TOCBase">
      <style:paragraph-properties fo:margin-left="0.75in">
        <style:tab-stops>
          <style:tab-stop style:type="right" style:leader-style="dotted" style:leader-text="." style:position="5.25in"/>
        </style:tab-stops>
      </style:paragraph-properties>
      <style:text-properties fo:hyphenate="false"/>
    </style:style>
    <style:style style:name="TOC5" style:display-name="TOC 5" style:family="paragraph" style:parent-style-name="TOCBase">
      <style:paragraph-properties fo:margin-left="1in">
        <style:tab-stops>
          <style:tab-stop style:type="right" style:leader-style="dotted" style:leader-text="." style:position="5in"/>
        </style:tab-stops>
      </style:paragraph-properties>
      <style:text-properties fo:hyphenate="false"/>
    </style:style>
    <style:style style:name="TOC6" style:display-name="TOC 6" style:family="paragraph" style:parent-style-name="TOCBase">
      <style:paragraph-properties fo:margin-left="1.25in">
        <style:tab-stops>
          <style:tab-stop style:type="right" style:leader-style="dotted" style:leader-text="." style:position="4.75in"/>
        </style:tab-stops>
      </style:paragraph-properties>
      <style:text-properties fo:hyphenate="false"/>
    </style:style>
    <style:style style:name="TOC7" style:display-name="TOC 7" style:family="paragraph" style:parent-style-name="TOCBase">
      <style:paragraph-properties fo:margin-left="1.5in">
        <style:tab-stops>
          <style:tab-stop style:type="right" style:leader-style="dotted" style:leader-text="." style:position="4.5in"/>
        </style:tab-stops>
      </style:paragraph-properties>
      <style:text-properties fo:hyphenate="false"/>
    </style:style>
    <style:style style:name="TOC8" style:display-name="TOC 8" style:family="paragraph" style:parent-style-name="TOCBase">
      <style:paragraph-properties fo:margin-left="1.75in">
        <style:tab-stops>
          <style:tab-stop style:type="right" style:leader-style="dotted" style:leader-text="." style:position="4.25in"/>
        </style:tab-stops>
      </style:paragraph-properties>
      <style:text-properties fo:hyphenate="false"/>
    </style:style>
    <style:style style:name="TOC9" style:display-name="TOC 9" style:family="paragraph" style:parent-style-name="TOCBase">
      <style:paragraph-properties fo:margin-left="2in">
        <style:tab-stops>
          <style:tab-stop style:type="right" style:leader-style="dotted" style:leader-text="." style:position="4in"/>
        </style:tab-stops>
      </style:paragraph-properties>
      <style:text-properties fo:hyphenate="false"/>
    </style:style>
    <style:style style:name="AttentionLine" style:display-name="Attention Line" style:family="paragraph" style:parent-style-name="BodyText">
      <style:paragraph-properties fo:margin-top="0.0833in" fo:margin-bottom="0.0416in" fo:margin-left="0in">
        <style:tab-stops/>
      </style:paragraph-properties>
      <style:text-properties fo:font-style="italic" style:font-style-asian="italic" fo:hyphenate="false"/>
    </style:style>
    <style:style style:name="ListNumberLast" style:display-name="List Number Last" style:family="paragraph" style:parent-style-name="ListNumber" style:next-style-name="BodyText">
      <style:paragraph-properties fo:margin-bottom="0.1666in"/>
      <style:text-properties fo:hyphenate="false"/>
    </style:style>
    <style:style style:name="ListNumberFirst" style:display-name="List Number First" style:family="paragraph" style:parent-style-name="ListNumber" style:next-style-name="ListNumber">
      <style:paragraph-properties fo:margin-top="0.0416in"/>
      <style:text-properties fo:hyphenate="false"/>
    </style:style>
    <style:style style:name="SubjectLine" style:display-name="Subject Line" style:family="paragraph" style:parent-style-name="BodyText" style:next-style-name="BodyText">
      <style:paragraph-properties fo:margin-top="0.0833in"/>
      <style:text-properties fo:font-weight="bold" style:font-weight-asian="bold" fo:font-style="italic" style:font-style-asian="italic" fo:hyphenate="false"/>
    </style:style>
    <style:style style:name="SectionLabel" style:display-name="Section Label" style:family="paragraph" style:parent-style-name="HeadingBase" style:next-style-name="BodyText">
      <style:paragraph-properties fo:border-top="none" fo:border-left="none" fo:border-bottom="0.0208in solid #000000" fo:border-right="none" fo:padding-top="0in" fo:padding-left="0in" fo:padding-bottom="0.1111in" fo:padding-right="0in" style:shadow="none" fo:margin-bottom="0.1666in" fo:line-height="100%"/>
      <style:text-properties fo:text-transform="uppercase" fo:hyphenate="false"/>
    </style:style>
    <style:style style:name="PartLabel" style:display-name="Part Label" style:family="paragraph" style:parent-style-name="HeadingBase" style:next-style-name="PartTitle">
      <style:paragraph-properties fo:text-align="center" fo:margin-top="0.3333in" fo:margin-bottom="0in" fo:line-height="100%"/>
      <style:text-properties fo:text-transform="uppercase" fo:hyphenate="false"/>
    </style:style>
    <style:style style:name="PartTitle" style:display-name="Part Title" style:family="paragraph" style:parent-style-name="HeadingBase" style:next-style-name="PartSubtitle">
      <style:paragraph-properties fo:border-top="none" fo:border-left="none" fo:border-bottom="0.0104in solid #000000" fo:border-right="none" fo:padding-top="0in" fo:padding-left="0in" fo:padding-bottom="0.0833in" fo:padding-right="0in" style:shadow="none" fo:text-align="center" fo:margin-top="0.3333in" fo:line-height="0.3333in"/>
      <style:text-properties fo:text-transform="uppercase" fo:font-size="22pt" style:font-size-asian="22pt" fo:hyphenate="false"/>
    </style:style>
    <style:style style:name="PartSubtitle" style:display-name="Part Subtitle" style:family="paragraph" style:parent-style-name="PartTitle" style:next-style-name="BodyText">
      <style:paragraph-properties fo:border="none" fo:padding="0in" style:shadow="none" fo:margin-top="0in" fo:margin-bottom="0.3333in" fo:line-height="100%"/>
      <style:text-properties fo:font-style="italic" style:font-style-asian="italic" fo:text-transform="none" fo:font-size="16pt" style:font-size-asian="16pt" fo:hyphenate="false"/>
    </style:style>
    <style:style style:name="BlockQuotationFirst" style:display-name="Block Quotation First" style:family="paragraph" style:parent-style-name="BlockQuotation" style:next-style-name="BlockQuotation">
      <style:paragraph-properties fo:margin-top="0.0416in"/>
      <style:text-properties fo:hyphenate="false"/>
    </style:style>
    <style:style style:name="BlockQuotationLast" style:display-name="Block Quotation Last" style:family="paragraph" style:parent-style-name="BlockQuotation" style:next-style-name="BodyText">
      <style:paragraph-properties fo:margin-bottom="0.1666in"/>
      <style:text-properties fo:hyphenate="false"/>
    </style:style>
    <style:style style:name="FooterFirst" style:display-name="Footer First" style:family="paragraph" style:parent-style-name="Footer">
      <style:paragraph-properties fo:text-align="center">
        <style:tab-stops>
          <style:tab-stop style:type="center" style:position="2.75in"/>
        </style:tab-stops>
      </style:paragraph-properties>
      <style:text-properties fo:hyphenate="false"/>
    </style:style>
    <style:style style:name="FooterEven" style:display-name="Footer Even" style:family="paragraph" style:parent-style-name="Footer">
      <style:text-properties fo:hyphenate="false"/>
    </style:style>
    <style:style style:name="FooterOdd" style:display-name="Footer Odd" style:family="paragraph" style:parent-style-name="Footer">
      <style:paragraph-properties fo:text-align="end">
        <style:tab-stops>
          <style:tab-stop style:type="right" style:position="-0.5in"/>
          <style:tab-stop style:type="center" style:position="2.75in"/>
          <style:tab-stop style:type="right" style:position="5.5in"/>
        </style:tab-stops>
      </style:paragraph-properties>
      <style:text-properties fo:hyphenate="false"/>
    </style:style>
    <style:style style:name="HeaderFirst" style:display-name="Header First" style:family="paragraph" style:parent-style-name="Header">
      <style:paragraph-properties fo:text-align="center">
        <style:tab-stops>
          <style:tab-stop style:type="center" style:position="3in"/>
        </style:tab-stops>
      </style:paragraph-properties>
      <style:text-properties fo:hyphenate="false"/>
    </style:style>
    <style:style style:name="HeaderEven" style:display-name="Header Even" style:family="paragraph" style:parent-style-name="Header">
      <style:text-properties fo:hyphenate="false"/>
    </style:style>
    <style:style style:name="HeaderOdd" style:display-name="Header Odd" style:family="paragraph" style:parent-style-name="Header">
      <style:paragraph-properties fo:text-align="end">
        <style:tab-stops>
          <style:tab-stop style:type="right" style:position="0in"/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ListBulletFirst" style:display-name="List Bullet First" style:family="paragraph" style:parent-style-name="ListBullet" style:next-style-name="ListBullet">
      <style:paragraph-properties fo:margin-top="0.0416in"/>
      <style:text-properties fo:hyphenate="false"/>
    </style:style>
    <style:style style:name="ListBulletLast" style:display-name="List Bullet Last" style:family="paragraph" style:parent-style-name="ListBullet" style:next-style-name="BodyText">
      <style:paragraph-properties fo:margin-bottom="0.1666in"/>
      <style:text-properties fo:hyphenate="false"/>
    </style:style>
    <style:style style:name="ListFirst" style:display-name="List First" style:family="paragraph" style:parent-style-name="List" style:next-style-name="List">
      <style:paragraph-properties fo:margin-top="0.0416in"/>
      <style:text-properties fo:hyphenate="false"/>
    </style:style>
    <style:style style:name="ListLast" style:display-name="List Last" style:family="paragraph" style:parent-style-name="List" style:next-style-name="BodyText">
      <style:paragraph-properties fo:margin-bottom="0.1666in"/>
      <style:text-properties fo:hyphenate="false"/>
    </style:style>
    <style:style style:name="ChapterLabel" style:display-name="Chapter Label" style:family="paragraph" style:parent-style-name="HeadingBase" style:next-style-name="ChapterTitle">
      <style:paragraph-properties fo:text-align="center" fo:margin-top="0.3333in" fo:margin-bottom="0in" fo:line-height="0.3333in"/>
      <style:text-properties fo:hyphenate="false"/>
    </style:style>
    <style:style style:name="ChapterTitle" style:display-name="Chapter Title" style:family="paragraph" style:parent-style-name="HeadingBase" style:next-style-name="ChapterSubtitle">
      <style:paragraph-properties fo:text-align="center" fo:margin-top="0.3333in" fo:margin-bottom="0.1666in" fo:line-height="0.3333in"/>
      <style:text-properties fo:font-size="18pt" style:font-size-asian="18pt" fo:hyphenate="false"/>
    </style:style>
    <style:style style:name="ChapterSubtitle" style:display-name="Chapter Subtitle" style:family="paragraph" style:parent-style-name="ChapterTitle" style:next-style-name="BodyText">
      <style:paragraph-properties fo:margin-top="0in" fo:margin-bottom="0.3333in" fo:line-height="100%"/>
      <style:text-properties fo:font-style="italic" style:font-style-asian="italic" fo:font-size="12pt" style:font-size-asian="12pt" fo:hyphenate="false"/>
    </style:style>
    <style:style style:name="BodyTextIndent" style:display-name="Body Text Indent" style:family="paragraph" style:parent-style-name="BodyText">
      <style:paragraph-properties fo:margin-left="0.75in">
        <style:tab-stops/>
      </style:paragraph-properties>
      <style:text-properties fo:hyphenate="false"/>
    </style:style>
    <style:style style:name="Subtitle" style:display-name="Subtitle" style:family="paragraph" style:parent-style-name="Title" style:next-style-name="BodyText">
      <style:paragraph-properties fo:margin-top="0in" fo:line-height="100%"/>
      <style:text-properties fo:font-weight="normal" style:font-weight-asian="normal" fo:font-style="italic" style:font-style-asian="italic" fo:font-size="14pt" style:font-size-asian="14pt" fo:hyphenate="false"/>
    </style:style>
    <style:style style:name="ListNumber5" style:display-name="List Number 5" style:family="paragraph" style:parent-style-name="ListNumber">
      <style:paragraph-properties fo:margin-left="2in">
        <style:tab-stops/>
      </style:paragraph-properties>
      <style:text-properties fo:hyphenate="false"/>
    </style:style>
    <style:style style:name="ListNumber4" style:display-name="List Number 4" style:family="paragraph" style:parent-style-name="ListNumber">
      <style:paragraph-properties fo:margin-left="1.75in">
        <style:tab-stops/>
      </style:paragraph-properties>
      <style:text-properties fo:hyphenate="false"/>
    </style:style>
    <style:style style:name="ListNumber3" style:display-name="List Number 3" style:family="paragraph" style:parent-style-name="ListNumber">
      <style:paragraph-properties fo:margin-left="1.5in">
        <style:tab-stops/>
      </style:paragraph-properties>
      <style:text-properties fo:hyphenate="false"/>
    </style:style>
    <style:style style:name="ListBullet5" style:display-name="List Bullet 5" style:family="paragraph" style:parent-style-name="ListBullet">
      <style:paragraph-properties fo:margin-left="2in">
        <style:tab-stops/>
      </style:paragraph-properties>
      <style:text-properties fo:hyphenate="false"/>
    </style:style>
    <style:style style:name="ListBullet4" style:display-name="List Bullet 4" style:family="paragraph" style:parent-style-name="ListBullet">
      <style:paragraph-properties fo:margin-left="1.75in">
        <style:tab-stops/>
      </style:paragraph-properties>
      <style:text-properties fo:hyphenate="false"/>
    </style:style>
    <style:style style:name="ListBullet3" style:display-name="List Bullet 3" style:family="paragraph" style:parent-style-name="ListBullet">
      <style:paragraph-properties fo:margin-left="1.5in">
        <style:tab-stops/>
      </style:paragraph-properties>
      <style:text-properties fo:hyphenate="false"/>
    </style:style>
    <style:style style:name="ListBullet2" style:display-name="List Bullet 2" style:family="paragraph" style:parent-style-name="ListBullet">
      <style:paragraph-properties fo:margin-left="1.25in">
        <style:tab-stops/>
      </style:paragraph-properties>
      <style:text-properties fo:hyphenate="false"/>
    </style:style>
    <style:style style:name="List5" style:display-name="List 5" style:family="paragraph" style:parent-style-name="List">
      <style:paragraph-properties fo:margin-left="2in">
        <style:tab-stops>
          <style:tab-stop style:type="left" style:position="0in"/>
        </style:tab-stops>
      </style:paragraph-properties>
      <style:text-properties fo:hyphenate="false"/>
    </style:style>
    <style:style style:name="List4" style:display-name="List 4" style:family="paragraph" style:parent-style-name="List">
      <style:paragraph-properties fo:margin-left="1.75in">
        <style:tab-stops>
          <style:tab-stop style:type="left" style:position="0in"/>
        </style:tab-stops>
      </style:paragraph-properties>
      <style:text-properties fo:hyphenate="false"/>
    </style:style>
    <style:style style:name="List3" style:display-name="List 3" style:family="paragraph" style:parent-style-name="List">
      <style:paragraph-properties fo:margin-left="1.5in">
        <style:tab-stops>
          <style:tab-stop style:type="left" style:position="0in"/>
        </style:tab-stops>
      </style:paragraph-properties>
      <style:text-properties fo:hyphenate="false"/>
    </style:style>
    <style:style style:name="List2" style:display-name="List 2" style:family="paragraph" style:parent-style-name="List">
      <style:paragraph-properties fo:margin-left="1.25in">
        <style:tab-stops>
          <style:tab-stop style:type="left" style:position="0in"/>
        </style:tab-stops>
      </style:paragraph-properties>
      <style:text-properties fo:hyphenate="false"/>
    </style:style>
    <style:style style:name="Title" style:display-name="Title" style:family="paragraph" style:parent-style-name="HeadingBase" style:next-style-name="Subtitle">
      <style:paragraph-properties fo:text-align="center" fo:margin-bottom="0.1666in" fo:line-height="0.3888in"/>
      <style:text-properties fo:font-size="20pt" style:font-size-asian="20pt" fo:hyphenate="false"/>
    </style:style>
    <style:style style:name="HeadingBase" style:display-name="Heading Base" style:family="paragraph" style:parent-style-name="Normal" style:next-style-name="BodyText">
      <style:paragraph-properties fo:keep-with-next="always" fo:keep-together="always" fo:margin-top="0.25in" fo:margin-bottom="0.0833in" fo:line-height="0.25in" fo:margin-left="0in">
        <style:tab-stops/>
      </style:paragraph-properties>
      <style:text-properties fo:font-weight="bold" style:font-weight-asian="bold" style:letter-kerning="true" fo:font-size="14pt" style:font-size-asian="14pt" fo:hyphenate="false"/>
    </style:style>
    <style:style style:name="BodyText" style:display-name="Body Text" style:family="paragraph" style:parent-style-name="Normal">
      <style:paragraph-properties fo:text-align="justify" fo:margin-bottom="0.0833in"/>
      <style:text-properties fo:hyphenate="false"/>
    </style:style>
    <style:style style:name="Emphasis" style:display-name="Emphasis" style:family="text">
      <style:text-properties fo:font-style="italic" style:font-style-asian="italic"/>
    </style:style>
    <style:style style:name="CommentReference" style:display-name="Comment Reference" style:family="text">
      <style:text-properties fo:font-size="8pt" style:font-size-asian="8pt"/>
    </style:style>
    <style:style style:name="CommentText" style:display-name="Comment Text" style:family="paragraph" style:parent-style-name="FootnoteBase">
      <style:paragraph-properties fo:margin-bottom="0.0833in"/>
      <style:text-properties fo:hyphenate="false"/>
    </style:style>
    <style:style style:name="ListNumber2" style:display-name="List Number 2" style:family="paragraph" style:parent-style-name="ListNumber">
      <style:paragraph-properties fo:margin-left="1.25in">
        <style:tab-stops/>
      </style:paragraph-properties>
      <style:text-properties fo:hyphenate="false"/>
    </style:style>
    <style:style style:name="ListContinue" style:display-name="List Continue" style:family="paragraph" style:parent-style-name="List">
      <style:paragraph-properties fo:margin-bottom="0.0833in" fo:text-indent="0in">
        <style:tab-stops/>
      </style:paragraph-properties>
      <style:text-properties fo:hyphenate="false"/>
    </style:style>
    <style:style style:name="ListContinue2" style:display-name="List Continue 2" style:family="paragraph" style:parent-style-name="ListContinue">
      <style:paragraph-properties fo:margin-left="1.25in">
        <style:tab-stops/>
      </style:paragraph-properties>
      <style:text-properties fo:hyphenate="false"/>
    </style:style>
    <style:style style:name="TitleCover" style:display-name="Title Cover" style:family="paragraph" style:parent-style-name="HeadingBase" style:next-style-name="SubtitleCover">
      <style:paragraph-properties fo:border-top="none" fo:border-left="none" fo:border-bottom="0.0312in solid #000000" fo:border-right="none" fo:padding-top="0in" fo:padding-left="0in" fo:padding-bottom="0.2777in" fo:padding-right="0in" style:shadow="none" fo:text-align="center" fo:margin-top="0.3333in" fo:margin-bottom="0.1666in" fo:line-height="0.3888in"/>
      <style:text-properties fo:font-size="28pt" style:font-size-asian="28pt" fo:hyphenate="false"/>
    </style:style>
    <style:style style:name="ListContinue3" style:display-name="List Continue 3" style:family="paragraph" style:parent-style-name="ListContinue">
      <style:paragraph-properties fo:margin-left="1.5in">
        <style:tab-stops/>
      </style:paragraph-properties>
      <style:text-properties fo:hyphenate="false"/>
    </style:style>
    <style:style style:name="ListContinue4" style:display-name="List Continue 4" style:family="paragraph" style:parent-style-name="ListContinue">
      <style:paragraph-properties fo:margin-left="1.75in">
        <style:tab-stops/>
      </style:paragraph-properties>
      <style:text-properties fo:hyphenate="false"/>
    </style:style>
    <style:style style:name="ListContinue5" style:display-name="List Continue 5" style:family="paragraph" style:parent-style-name="ListContinue">
      <style:paragraph-properties fo:margin-left="2in">
        <style:tab-stops/>
      </style:paragraph-properties>
      <style:text-properties fo:hyphenate="false"/>
    </style:style>
    <style:style style:name="NormalIndent" style:display-name="Normal Indent" style:family="paragraph" style:parent-style-name="Normal">
      <style:paragraph-properties fo:margin-left="0.75in">
        <style:tab-stops/>
      </style:paragraph-properties>
      <style:text-properties fo:hyphenate="false"/>
    </style:style>
    <style:style style:name="CommentSubject" style:display-name="Comment Subject" style:family="paragraph" style:parent-style-name="CommentText" style:next-style-name="CommentText">
      <style:paragraph-properties fo:keep-together="auto" fo:margin-bottom="0in" fo:line-height="100%" fo:margin-left="0.5in" fo:text-indent="0in">
        <style:tab-stops/>
      </style:paragraph-properties>
      <style:text-properties fo:font-weight="bold" style:font-weight-asian="bold" style:font-weight-complex="bold" fo:font-size="10pt" style:font-size-asian="10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Default" style:display-name="Default" style:family="paragraph">
      <style:paragraph-properties fo:widows="0" fo:orphans="0" style:text-autospace="none"/>
      <style:text-properties style:font-name="Arial" style:font-name-complex="Arial" fo:color="#000000" fo:font-size="12pt" style:font-size-asian="12pt" style:font-size-complex="12pt" fo:hyphenate="false"/>
    </style:style>
    <style:style style:name="FooterChar" style:display-name="Footer Char" style:family="text" style:parent-style-name="DefaultParagraphFont">
      <style:text-properties style:font-name="Arial" fo:font-weight="bold" style:font-weight-asian="bold" fo:text-transform="uppercase" fo:letter-spacing="0.0138in" fo:font-size="9pt" style:font-size-asian="9pt" style:language-asian="en" style:country-asian="US"/>
    </style:style>
    <style:style style:name="TOCHeading" style:display-name="TOC Heading" style:family="paragraph" style:parent-style-name="Heading1" style:next-style-name="Normal">
      <style:paragraph-properties fo:border="none" fo:padding="0in" style:shadow="none" fo:margin-top="0.1666in" fo:margin-bottom="0in" fo:line-height="107%"/>
      <style:text-properties style:font-name="Cambria" style:font-name-asian="SimSun" style:font-name-complex="Times New Roman" fo:font-weight="normal" style:font-weight-asian="normal" fo:text-transform="none" fo:color="#365F91" style:letter-kerning="false" fo:font-size="16pt" style:font-size-asian="16pt" style:font-size-complex="16pt" fo:language="en" fo:country="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Calibri" style:font-name-asian="Times New Roman" style:font-name-complex="Times New Roman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bullet-char="">
        <style:list-level-properties text:space-before="1in" text:min-label-width="0.1965in" text:list-level-position-and-space-mode="label-alignment">
          <style:list-level-label-alignment text:label-followed-by="listtab" fo:margin-left="1.1965in" fo:text-indent="-0.196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5in" text:min-label-width="0.1965in" text:list-level-position-and-space-mode="label-alignment">
          <style:list-level-label-alignment text:label-followed-by="listtab" fo:margin-left="0.6965in" fo:text-indent="-0.196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0312in" text:min-label-width="0.25in" text:list-level-position-and-space-mode="label-alignment">
          <style:list-level-label-alignment text:label-followed-by="listtab" fo:margin-left="0.2812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0.5312in" text:min-label-width="0.25in" text:list-level-position-and-space-mode="label-alignment">
          <style:list-level-label-alignment text:label-followed-by="listtab" fo:margin-left="0.781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0312in" text:min-label-width="0.25in" text:list-level-position-and-space-mode="label-alignment">
          <style:list-level-label-alignment text:label-followed-by="listtab" fo:margin-left="1.281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312in" text:min-label-width="0.25in" text:list-level-position-and-space-mode="label-alignment">
          <style:list-level-label-alignment text:label-followed-by="listtab" fo:margin-left="1.781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0312in" text:min-label-width="0.25in" text:list-level-position-and-space-mode="label-alignment">
          <style:list-level-label-alignment text:label-followed-by="listtab" fo:margin-left="2.2812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312in" text:min-label-width="0.25in" text:list-level-position-and-space-mode="label-alignment">
          <style:list-level-label-alignment text:label-followed-by="listtab" fo:margin-left="2.7812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0312in" text:min-label-width="0.25in" text:list-level-position-and-space-mode="label-alignment">
          <style:list-level-label-alignment text:label-followed-by="listtab" fo:margin-left="3.2812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312in" text:min-label-width="0.25in" text:list-level-position-and-space-mode="label-alignment">
          <style:list-level-label-alignment text:label-followed-by="listtab" fo:margin-left="3.7812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0312in" text:min-label-width="0.25in" text:list-level-position-and-space-mode="label-alignment">
          <style:list-level-label-alignment text:label-followed-by="listtab" fo:margin-left="4.28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479in" fo:margin-bottom="0.5in" fo:margin-right="1.24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451in"/>
      </style:header-style>
      <style:footer-style>
        <style:header-footer-properties style:dynamic-spacing="true" fo:min-height="0.327in"/>
      </style:footer-style>
    </style:page-layout>
    <style:style style:name="P2" style:parent-style-name="Header" style:family="paragraph">
      <style:paragraph-properties fo:border="none" fo:padding="0in" style:shadow="none"/>
    </style:style>
    <style:style style:name="P3" style:parent-style-name="Footer" style:family="paragraph">
      <style:paragraph-properties fo:border="none" fo:padding="0in" style:shadow="none" fo:text-align="center"/>
    </style:style>
    <style:style style:name="P4" style:parent-style-name="Normal" style:family="paragraph">
      <style:paragraph-properties fo:text-align="center" fo:margin-left="0in">
        <style:tab-stops/>
      </style:paragraph-properties>
    </style:style>
    <style:style style:name="T5" style:parent-style-name="DefaultParagraphFont" style:family="text">
      <style:text-properties style:font-name="Calibri" fo:font-weight="bold" style:font-weight-asian="bold" fo:font-size="16pt" style:font-size-asian="16pt" style:font-size-complex="16pt" fo:language="en" fo:country="US"/>
    </style:style>
    <style:style style:name="T6" style:parent-style-name="DefaultParagraphFont" style:family="text">
      <style:text-properties style:font-name="Calibri" fo:font-weight="bold" style:font-weight-asian="bold" fo:font-size="16pt" style:font-size-asian="16pt" style:font-size-complex="16pt"/>
    </style:style>
    <style:style style:name="T7" style:parent-style-name="DefaultParagraphFont" style:family="text">
      <style:text-properties style:font-name="Calibri" fo:font-weight="bold" style:font-weight-asian="bold" fo:font-size="16pt" style:font-size-asian="16pt" style:font-size-complex="16pt"/>
    </style:style>
    <style:style style:name="T8" style:parent-style-name="DefaultParagraphFont" style:family="text">
      <style:text-properties style:font-name="Calibri" fo:font-weight="bold" style:font-weight-asian="bold" fo:font-size="16pt" style:font-size-asian="16pt" style:font-size-complex="16pt"/>
    </style:style>
    <style:style style:name="T9" style:parent-style-name="DefaultParagraphFont" style:family="text">
      <style:text-properties style:font-name="Calibri" fo:font-weight="bold" style:font-weight-asian="bold" fo:font-size="16pt" style:font-size-asian="16pt" style:font-size-complex="16pt"/>
    </style:style>
    <style:style style:name="P10" style:parent-style-name="Normal" style:family="paragraph">
      <style:paragraph-properties fo:text-align="center" fo:margin-left="0in">
        <style:tab-stops/>
      </style:paragraph-properties>
      <style:text-properties style:font-name="Calibri" fo:font-weight="bold" style:font-weight-asian="bold" fo:font-size="38pt" style:font-size-asian="38pt" style:font-size-complex="38pt"/>
    </style:style>
    <style:style style:family="text" style:name="a0">
      <style:text-properties fo:font-variant="normal" fo:text-transform="none" fo:color="#c0c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01389in" style:font-size-asian="0.01389in" style:font-size-complex="0.01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style:wrap="run-through" style:run-through="background" style:writing-mode="lr-tb" draw:fill="solid" draw:fill-color="#c0c0c0" draw:opacity="50%" draw:stroke="none" style:horizontal-rel="page-content" style:vertical-rel="page-content" style:horizontal-pos="center" style:vertical-pos="middle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page-number text:fixed="false">14</text:page-number></text:p>
      </style:footer>
    </style:master-page>
    <style:master-page style:next-style-name="MP0" style:name="MPF0" style:page-layout-name="PL0">
      <style:header>
        <text:p text:style-name="P4"><text:span text:style-name="T5"><draw:custom-shape svg:width="5.72778in" svg:height="3.43681in" draw:z-index="251657728" draw:id="id0" draw:style-name="a2" draw:transform="translate(-2.86389in -1.7184in) rotate(-5.49779) translate(2.86389in 1.7184in)" draw:name="PowerPlusWaterMarkObject357831064" text:anchor-type="paragraph"><svg:title/><svg:desc/><text:p text:style-name="a1" text:class-names="" text:cond-style-name=""><text:span text:style-name="a0" text:class-names="">DRAFT</text:span></text:p><draw:enhanced-geometry draw:type="non-primitive" svg:viewBox="0 0 21600 21600" draw:enhanced-path="M ?f20 ?f2 L ?f21 ?f2 N M ?f22 ?f3 L ?f23 ?f3 N" draw:text-areas="?f24 ?f26 ?f25 ?f27" draw:text-path-mode="shape" draw:modifiers="50000" draw:text-path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"/><draw:equation draw:name="f7" draw:formula="?f0 + ?f6"/><draw:equation draw:name="f8" draw:formula="?f5 / 21600"/><draw:equation draw:name="f9" draw:formula="?f4 / 21600"/><draw:equation draw:name="f10" draw:formula="$0"/><draw:equation draw:name="f11" draw:formula="?f10 * ?f5 / 100000"/><draw:equation draw:name="f12" draw:formula="?f11 - ?f7"/><draw:equation draw:name="f13" draw:formula="?f11 - ?f0"/><draw:equation draw:name="f14" draw:formula="?f1 - ?f11"/><draw:equation draw:name="f15" draw:formula="?f13 * 2"/><draw:equation draw:name="f16" draw:formula="?f14 * 2"/><draw:equation draw:name="f17" draw:formula="if(?f12, ?f16, ?f15)"/><draw:equation draw:name="f18" draw:formula="?f0 + ?f17"/><draw:equation draw:name="f19" draw:formula="?f1 - ?f17"/><draw:equation draw:name="f20" draw:formula="if(?f12, ?f0, ?f19)"/><draw:equation draw:name="f21" draw:formula="if(?f12, ?f18, ?f1)"/><draw:equation draw:name="f22" draw:formula="if(?f12, ?f19, ?f0)"/><draw:equation draw:name="f23" draw:formula="if(?f12, ?f1, ?f18)"/><draw:equation draw:name="f24" draw:formula="0 / ?f8"/><draw:equation draw:name="f25" draw:formula="21600 / ?f8"/><draw:equation draw:name="f26" draw:formula="0 / ?f9"/><draw:equation draw:name="f27" draw:formula="21600 / ?f9"/></draw:enhanced-geometry></draw:custom-shape></text:span><text:span text:style-name="T6">CM0645</text:span><text:span text:style-name="T7">: C</text:span><text:span text:style-name="T8">omputing</text:span><text:span text:style-name="T9"><text:s/>Project</text:span></text:p>
        <text:p text:style-name="P10">Student eLogbook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TRODUCTION</dc:title>
    <meta:initial-creator>Ian Bradley</meta:initial-creator>
    <dc:creator>ethan.carroll-1</dc:creator>
    <meta:creation-date>2017-10-09T10:24:00Z</meta:creation-date>
    <dc:date>2017-10-09T10:24:00Z</dc:date>
    <meta:print-date>2017-09-12T13:12:00Z</meta:print-date>
    <meta:template xlink:href="Normal.dotm" xlink:type="simple"/>
    <meta:editing-cycles>2</meta:editing-cycles>
    <meta:editing-duration>PT0S</meta:editing-duration>
    <meta:document-statistic meta:page-count="14" meta:paragraph-count="34" meta:word-count="2613" meta:character-count="17477" meta:row-count="124" meta:non-whitespace-character-count="14898"/>
  </office:meta>
</office:document-meta>
</file>